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4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Census (Cf)</text:p>
            <text:p>2000-08-01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f)</text:p>
            <text:p>2010-08-0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22-08-0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alculation (UE-E)</text:p>
            <text:p>2024-07-01</text:p>
          </table:table-cell>
        </table:table-row>
        <table:table-row table:style-name="ro2">
          <table:table-cell office:value-type="string" calcext:value-type="string">
            <text:p><text:a xlink:href="javascript:sym(8973)" xlink:type="simple">Abaetetuba</text:a></text:p>
          </table:table-cell>
          <table:table-cell office:value-type="string" calcext:value-type="string">
            <text:p>PA</text:p>
          </table:table-cell>
          <table:table-cell office:value-type="float" office:value="69317" calcext:value-type="float">
            <text:p>69317</text:p>
          </table:table-cell>
          <table:table-cell office:value-type="float" office:value="80804" calcext:value-type="float">
            <text:p>80804</text:p>
          </table:table-cell>
          <table:table-cell office:value-type="float" office:value="95424" calcext:value-type="float">
            <text:p>95424</text:p>
          </table:table-cell>
          <table:table-cell office:value-type="float" office:value="103150" calcext:value-type="float">
            <text:p>103150</text:p>
          </table:table-cell>
        </table:table-row>
        <table:table-row table:style-name="ro2">
          <table:table-cell office:value-type="string" calcext:value-type="string">
            <text:p><text:a xlink:href="javascript:sym(8940)" xlink:type="simple">Abreu e Lima</text:a></text:p>
          </table:table-cell>
          <table:table-cell office:value-type="string" calcext:value-type="string">
            <text:p>PE</text:p>
          </table:table-cell>
          <table:table-cell office:value-type="float" office:value="77696" calcext:value-type="float">
            <text:p>77696</text:p>
          </table:table-cell>
          <table:table-cell office:value-type="float" office:value="86625" calcext:value-type="float">
            <text:p>86625</text:p>
          </table:table-cell>
          <table:table-cell office:value-type="float" office:value="96296" calcext:value-type="float">
            <text:p>96296</text:p>
          </table:table-cell>
          <table:table-cell office:value-type="float" office:value="101660" calcext:value-type="float">
            <text:p>101660</text:p>
          </table:table-cell>
        </table:table-row>
        <table:table-row table:style-name="ro2">
          <table:table-cell office:value-type="string" calcext:value-type="string">
            <text:p><text:a xlink:href="javascript:sym(12294)" xlink:type="simple">Águas Lindas de Goiás</text:a></text:p>
          </table:table-cell>
          <table:table-cell office:value-type="string" calcext:value-type="string">
            <text:p>GO</text:p>
          </table:table-cell>
          <table:table-cell office:value-type="float" office:value="105583" calcext:value-type="float">
            <text:p>105583</text:p>
          </table:table-cell>
          <table:table-cell office:value-type="float" office:value="159138" calcext:value-type="float">
            <text:p>159138</text:p>
          </table:table-cell>
          <table:table-cell office:value-type="float" office:value="225174" calcext:value-type="float">
            <text:p>225174</text:p>
          </table:table-cell>
          <table:table-cell office:value-type="float" office:value="240060" calcext:value-type="float">
            <text:p>240060</text:p>
          </table:table-cell>
        </table:table-row>
        <table:table-row table:style-name="ro2">
          <table:table-cell office:value-type="string" calcext:value-type="string">
            <text:p><text:a xlink:href="javascript:sym(8857)" xlink:type="simple">Alagoinhas</text:a></text:p>
          </table:table-cell>
          <table:table-cell office:value-type="string" calcext:value-type="string">
            <text:p>BA</text:p>
          </table:table-cell>
          <table:table-cell office:value-type="float" office:value="110751" calcext:value-type="float">
            <text:p>110751</text:p>
          </table:table-cell>
          <table:table-cell office:value-type="float" office:value="122281" calcext:value-type="float">
            <text:p>122281</text:p>
          </table:table-cell>
          <table:table-cell office:value-type="float" office:value="129916" calcext:value-type="float">
            <text:p>129916</text:p>
          </table:table-cell>
          <table:table-cell office:value-type="float" office:value="138180" calcext:value-type="float">
            <text:p>138180</text:p>
          </table:table-cell>
        </table:table-row>
        <table:table-row table:style-name="ro2">
          <table:table-cell office:value-type="string" calcext:value-type="string">
            <text:p><text:a xlink:href="javascript:sym(8915)" xlink:type="simple">Almirante Tamandaré</text:a></text:p>
          </table:table-cell>
          <table:table-cell office:value-type="string" calcext:value-type="string">
            <text:p>PR</text:p>
          </table:table-cell>
          <table:table-cell office:value-type="float" office:value="84755" calcext:value-type="float">
            <text:p>84755</text:p>
          </table:table-cell>
          <table:table-cell office:value-type="float" office:value="98892" calcext:value-type="float">
            <text:p>98892</text:p>
          </table:table-cell>
          <table:table-cell office:value-type="float" office:value="114555" calcext:value-type="float">
            <text:p>114555</text:p>
          </table:table-cell>
          <table:table-cell office:value-type="float" office:value="119300" calcext:value-type="float">
            <text:p>119300</text:p>
          </table:table-cell>
        </table:table-row>
        <table:table-row table:style-name="ro2">
          <table:table-cell office:value-type="string" calcext:value-type="string">
            <text:p><text:a xlink:href="javascript:sym(9023)" xlink:type="simple">Altamira</text:a></text:p>
          </table:table-cell>
          <table:table-cell office:value-type="string" calcext:value-type="string">
            <text:p>PA</text:p>
          </table:table-cell>
          <table:table-cell office:value-type="float" office:value="62285" calcext:value-type="float">
            <text:p>62285</text:p>
          </table:table-cell>
          <table:table-cell office:value-type="float" office:value="77193" calcext:value-type="float">
            <text:p>77193</text:p>
          </table:table-cell>
          <table:table-cell office:value-type="float" office:value="93614" calcext:value-type="float">
            <text:p>93614</text:p>
          </table:table-cell>
          <table:table-cell office:value-type="float" office:value="101550" calcext:value-type="float">
            <text:p>101550</text:p>
          </table:table-cell>
        </table:table-row>
        <table:table-row table:style-name="ro2">
          <table:table-cell office:value-type="string" calcext:value-type="string">
            <text:p><text:a xlink:href="javascript:sym(2454)" xlink:type="simple">Alvorada</text:a></text:p>
          </table:table-cell>
          <table:table-cell office:value-type="string" calcext:value-type="string">
            <text:p>RS</text:p>
          </table:table-cell>
          <table:table-cell office:value-type="float" office:value="183365" calcext:value-type="float">
            <text:p>183365</text:p>
          </table:table-cell>
          <table:table-cell office:value-type="float" office:value="195673" calcext:value-type="float">
            <text:p>195673</text:p>
          </table:table-cell>
          <table:table-cell office:value-type="float" office:value="187315" calcext:value-type="float">
            <text:p>187315</text:p>
          </table:table-cell>
          <table:table-cell office:value-type="float" office:value="194116" calcext:value-type="float">
            <text:p>194116</text:p>
          </table:table-cell>
        </table:table-row>
        <table:table-row table:style-name="ro2">
          <table:table-cell office:value-type="string" calcext:value-type="string">
            <text:p><text:a xlink:href="javascript:sym(2455)" xlink:type="simple">Americana</text:a></text:p>
          </table:table-cell>
          <table:table-cell office:value-type="string" calcext:value-type="string">
            <text:p>SP</text:p>
          </table:table-cell>
          <table:table-cell office:value-type="float" office:value="182159" calcext:value-type="float">
            <text:p>182159</text:p>
          </table:table-cell>
          <table:table-cell office:value-type="float" office:value="209654" calcext:value-type="float">
            <text:p>209654</text:p>
          </table:table-cell>
          <table:table-cell office:value-type="float" office:value="236829" calcext:value-type="float">
            <text:p>236829</text:p>
          </table:table-cell>
          <table:table-cell office:value-type="float" office:value="246230" calcext:value-type="float">
            <text:p>246230</text:p>
          </table:table-cell>
        </table:table-row>
        <table:table-row table:style-name="ro2">
          <table:table-cell office:value-type="string" calcext:value-type="string">
            <text:p><text:a xlink:href="javascript:sym(8873)" xlink:type="simple">Ananindeua</text:a></text:p>
          </table:table-cell>
          <table:table-cell office:value-type="string" calcext:value-type="string">
            <text:p>PA</text:p>
          </table:table-cell>
          <table:table-cell office:value-type="float" office:value="392627" calcext:value-type="float">
            <text:p>392627</text:p>
          </table:table-cell>
          <table:table-cell office:value-type="float" office:value="470819" calcext:value-type="float">
            <text:p>470819</text:p>
          </table:table-cell>
          <table:table-cell office:value-type="float" office:value="477298" calcext:value-type="float">
            <text:p>477298</text:p>
          </table:table-cell>
          <table:table-cell office:value-type="float" office:value="506270" calcext:value-type="float">
            <text:p>506270</text:p>
          </table:table-cell>
        </table:table-row>
        <table:table-row table:style-name="ro2">
          <table:table-cell office:value-type="string" calcext:value-type="string">
            <text:p><text:a xlink:href="javascript:sym(2456)" xlink:type="simple">Anápolis</text:a></text:p>
          </table:table-cell>
          <table:table-cell office:value-type="string" calcext:value-type="string">
            <text:p>GO</text:p>
          </table:table-cell>
          <table:table-cell office:value-type="float" office:value="274642" calcext:value-type="float">
            <text:p>274642</text:p>
          </table:table-cell>
          <table:table-cell office:value-type="float" office:value="325583" calcext:value-type="float">
            <text:p>325583</text:p>
          </table:table-cell>
          <table:table-cell office:value-type="float" office:value="388195" calcext:value-type="float">
            <text:p>388195</text:p>
          </table:table-cell>
          <table:table-cell office:value-type="float" office:value="404720" calcext:value-type="float">
            <text:p>404720</text:p>
          </table:table-cell>
        </table:table-row>
        <table:table-row table:style-name="ro2">
          <table:table-cell office:value-type="string" calcext:value-type="string">
            <text:p><text:a xlink:href="javascript:sym(8893)" xlink:type="simple">Angra dos Reis</text:a></text:p>
          </table:table-cell>
          <table:table-cell office:value-type="string" calcext:value-type="string">
            <text:p>RJ</text:p>
          </table:table-cell>
          <table:table-cell office:value-type="float" office:value="109719" calcext:value-type="float">
            <text:p>109719</text:p>
          </table:table-cell>
          <table:table-cell office:value-type="float" office:value="158385" calcext:value-type="float">
            <text:p>158385</text:p>
          </table:table-cell>
          <table:table-cell office:value-type="float" office:value="158638" calcext:value-type="float">
            <text:p>158638</text:p>
          </table:table-cell>
          <table:table-cell office:value-type="float" office:value="169710" calcext:value-type="float">
            <text:p>169710</text:p>
          </table:table-cell>
        </table:table-row>
        <table:table-row table:style-name="ro2">
          <table:table-cell office:value-type="string" calcext:value-type="string">
            <text:p><text:a xlink:href="javascript:sym(8812)" xlink:type="simple">Aparecida de Goiânia</text:a></text:p>
          </table:table-cell>
          <table:table-cell office:value-type="string" calcext:value-type="string">
            <text:p>GO</text:p>
          </table:table-cell>
          <table:table-cell office:value-type="float" office:value="335547" calcext:value-type="float">
            <text:p>335547</text:p>
          </table:table-cell>
          <table:table-cell office:value-type="float" office:value="455193" calcext:value-type="float">
            <text:p>455193</text:p>
          </table:table-cell>
          <table:table-cell office:value-type="float" office:value="527178" calcext:value-type="float">
            <text:p>527178</text:p>
          </table:table-cell>
          <table:table-cell office:value-type="float" office:value="550280" calcext:value-type="float">
            <text:p>550280</text:p>
          </table:table-cell>
        </table:table-row>
        <table:table-row table:style-name="ro2">
          <table:table-cell office:value-type="string" calcext:value-type="string">
            <text:p><text:a xlink:href="javascript:sym(8876)" xlink:type="simple">Apucarana</text:a></text:p>
          </table:table-cell>
          <table:table-cell office:value-type="string" calcext:value-type="string">
            <text:p>PR</text:p>
          </table:table-cell>
          <table:table-cell office:value-type="float" office:value="90743" calcext:value-type="float">
            <text:p>90743</text:p>
          </table:table-cell>
          <table:table-cell office:value-type="float" office:value="108988" calcext:value-type="float">
            <text:p>108988</text:p>
          </table:table-cell>
          <table:table-cell office:value-type="float" office:value="118416" calcext:value-type="float">
            <text:p>118416</text:p>
          </table:table-cell>
          <table:table-cell office:value-type="float" office:value="122210" calcext:value-type="float">
            <text:p>122210</text:p>
          </table:table-cell>
        </table:table-row>
        <table:table-row table:style-name="ro2">
          <table:table-cell office:value-type="string" calcext:value-type="string">
            <text:p><text:a xlink:href="javascript:sym(2457)" xlink:type="simple">Aracaju</text:a></text:p>
          </table:table-cell>
          <table:table-cell office:value-type="string" calcext:value-type="string">
            <text:p>SE</text:p>
          </table:table-cell>
          <table:table-cell office:value-type="float" office:value="461534" calcext:value-type="float">
            <text:p>461534</text:p>
          </table:table-cell>
          <table:table-cell office:value-type="float" office:value="571149" calcext:value-type="float">
            <text:p>571149</text:p>
          </table:table-cell>
          <table:table-cell office:value-type="float" office:value="602743" calcext:value-type="float">
            <text:p>602743</text:p>
          </table:table-cell>
          <table:table-cell office:value-type="float" office:value="628830" calcext:value-type="float">
            <text:p>628830</text:p>
          </table:table-cell>
        </table:table-row>
        <table:table-row table:style-name="ro2">
          <table:table-cell office:value-type="string" calcext:value-type="string">
            <text:p><text:a xlink:href="javascript:sym(2458)" xlink:type="simple">Araçatuba</text:a></text:p>
          </table:table-cell>
          <table:table-cell office:value-type="string" calcext:value-type="string">
            <text:p>SP</text:p>
          </table:table-cell>
          <table:table-cell office:value-type="float" office:value="164449" calcext:value-type="float">
            <text:p>164449</text:p>
          </table:table-cell>
          <table:table-cell office:value-type="float" office:value="178077" calcext:value-type="float">
            <text:p>178077</text:p>
          </table:table-cell>
          <table:table-cell office:value-type="float" office:value="196751" calcext:value-type="float">
            <text:p>196751</text:p>
          </table:table-cell>
          <table:table-cell office:value-type="float" office:value="204270" calcext:value-type="float">
            <text:p>204270</text:p>
          </table:table-cell>
        </table:table-row>
        <table:table-row table:style-name="ro2">
          <table:table-cell office:value-type="string" calcext:value-type="string">
            <text:p><text:a xlink:href="javascript:sym(8865)" xlink:type="simple">Araguaína</text:a></text:p>
          </table:table-cell>
          <table:table-cell office:value-type="string" calcext:value-type="string">
            <text:p>TO</text:p>
          </table:table-cell>
          <table:table-cell office:value-type="float" office:value="105874" calcext:value-type="float">
            <text:p>105874</text:p>
          </table:table-cell>
          <table:table-cell office:value-type="float" office:value="142925" calcext:value-type="float">
            <text:p>142925</text:p>
          </table:table-cell>
          <table:table-cell office:value-type="float" office:value="166572" calcext:value-type="float">
            <text:p>166572</text:p>
          </table:table-cell>
          <table:table-cell office:value-type="float" office:value="176480" calcext:value-type="float">
            <text:p>176480</text:p>
          </table:table-cell>
        </table:table-row>
        <table:table-row table:style-name="ro2">
          <table:table-cell office:value-type="string" calcext:value-type="string">
            <text:p><text:a xlink:href="javascript:sym(8886)" xlink:type="simple">Araguari</text:a></text:p>
          </table:table-cell>
          <table:table-cell office:value-type="string" calcext:value-type="string">
            <text:p>MG</text:p>
          </table:table-cell>
          <table:table-cell office:value-type="float" office:value="90877" calcext:value-type="float">
            <text:p>90877</text:p>
          </table:table-cell>
          <table:table-cell office:value-type="float" office:value="100592" calcext:value-type="float">
            <text:p>100592</text:p>
          </table:table-cell>
          <table:table-cell office:value-type="float" office:value="109397" calcext:value-type="float">
            <text:p>109397</text:p>
          </table:table-cell>
          <table:table-cell office:value-type="float" office:value="114100" calcext:value-type="float">
            <text:p>114100</text:p>
          </table:table-cell>
        </table:table-row>
        <table:table-row table:style-name="ro2">
          <table:table-cell office:value-type="string" calcext:value-type="string">
            <text:p><text:a xlink:href="javascript:sym(2459)" xlink:type="simple">Arapiraca</text:a></text:p>
          </table:table-cell>
          <table:table-cell office:value-type="string" calcext:value-type="string">
            <text:p>AL</text:p>
          </table:table-cell>
          <table:table-cell office:value-type="float" office:value="152354" calcext:value-type="float">
            <text:p>152354</text:p>
          </table:table-cell>
          <table:table-cell office:value-type="float" office:value="181481" calcext:value-type="float">
            <text:p>181481</text:p>
          </table:table-cell>
          <table:table-cell office:value-type="float" office:value="216413" calcext:value-type="float">
            <text:p>216413</text:p>
          </table:table-cell>
          <table:table-cell office:value-type="float" office:value="224680" calcext:value-type="float">
            <text:p>224680</text:p>
          </table:table-cell>
        </table:table-row>
        <table:table-row table:style-name="ro2">
          <table:table-cell office:value-type="string" calcext:value-type="string">
            <text:p><text:a xlink:href="javascript:sym(8949)" xlink:type="simple">Arapongas</text:a></text:p>
          </table:table-cell>
          <table:table-cell office:value-type="string" calcext:value-type="string">
            <text:p>PR</text:p>
          </table:table-cell>
          <table:table-cell office:value-type="float" office:value="81790" calcext:value-type="float">
            <text:p>81790</text:p>
          </table:table-cell>
          <table:table-cell office:value-type="float" office:value="101851" calcext:value-type="float">
            <text:p>101851</text:p>
          </table:table-cell>
          <table:table-cell office:value-type="float" office:value="116879" calcext:value-type="float">
            <text:p>116879</text:p>
          </table:table-cell>
          <table:table-cell office:value-type="float" office:value="121510" calcext:value-type="float">
            <text:p>121510</text:p>
          </table:table-cell>
        </table:table-row>
        <table:table-row table:style-name="ro2">
          <table:table-cell office:value-type="string" calcext:value-type="string">
            <text:p><text:a xlink:href="javascript:sym(2460)" xlink:type="simple">Araraquara</text:a></text:p>
          </table:table-cell>
          <table:table-cell office:value-type="string" calcext:value-type="string">
            <text:p>SP</text:p>
          </table:table-cell>
          <table:table-cell office:value-type="float" office:value="173308" calcext:value-type="float">
            <text:p>173308</text:p>
          </table:table-cell>
          <table:table-cell office:value-type="float" office:value="202488" calcext:value-type="float">
            <text:p>202488</text:p>
          </table:table-cell>
          <table:table-cell office:value-type="float" office:value="238418" calcext:value-type="float">
            <text:p>238418</text:p>
          </table:table-cell>
          <table:table-cell office:value-type="float" office:value="248350" calcext:value-type="float">
            <text:p>248350</text:p>
          </table:table-cell>
        </table:table-row>
        <table:table-row table:style-name="ro2">
          <table:table-cell office:value-type="string" calcext:value-type="string">
            <text:p><text:a xlink:href="javascript:sym(8885)" xlink:type="simple">Araras</text:a></text:p>
          </table:table-cell>
          <table:table-cell office:value-type="string" calcext:value-type="string">
            <text:p>SP</text:p>
          </table:table-cell>
          <table:table-cell office:value-type="float" office:value="97860" calcext:value-type="float">
            <text:p>97860</text:p>
          </table:table-cell>
          <table:table-cell office:value-type="float" office:value="112444" calcext:value-type="float">
            <text:p>112444</text:p>
          </table:table-cell>
          <table:table-cell office:value-type="float" office:value="126982" calcext:value-type="float">
            <text:p>126982</text:p>
          </table:table-cell>
          <table:table-cell office:value-type="float" office:value="131310" calcext:value-type="float">
            <text:p>131310</text:p>
          </table:table-cell>
        </table:table-row>
        <table:table-row table:style-name="ro2">
          <table:table-cell office:value-type="string" calcext:value-type="string">
            <text:p><text:a xlink:href="javascript:sym(9041)" xlink:type="simple">Araruama</text:a></text:p>
          </table:table-cell>
          <table:table-cell office:value-type="string" calcext:value-type="string">
            <text:p>RJ</text:p>
          </table:table-cell>
          <table:table-cell office:value-type="float" office:value="66360" calcext:value-type="float">
            <text:p>66360</text:p>
          </table:table-cell>
          <table:table-cell office:value-type="float" office:value="92698" calcext:value-type="float">
            <text:p>92698</text:p>
          </table:table-cell>
          <table:table-cell office:value-type="float" office:value="108707" calcext:value-type="float">
            <text:p>108707</text:p>
          </table:table-cell>
          <table:table-cell office:value-type="float" office:value="115500" calcext:value-type="float">
            <text:p>115500</text:p>
          </table:table-cell>
        </table:table-row>
        <table:table-row table:style-name="ro2">
          <table:table-cell office:value-type="string" calcext:value-type="string">
            <text:p><text:a xlink:href="javascript:sym(8954)" xlink:type="simple">Araucária</text:a></text:p>
          </table:table-cell>
          <table:table-cell office:value-type="string" calcext:value-type="string">
            <text:p>PR</text:p>
          </table:table-cell>
          <table:table-cell office:value-type="float" office:value="85562" calcext:value-type="float">
            <text:p>85562</text:p>
          </table:table-cell>
          <table:table-cell office:value-type="float" office:value="109547" calcext:value-type="float">
            <text:p>109547</text:p>
          </table:table-cell>
          <table:table-cell office:value-type="float" office:value="139003" calcext:value-type="float">
            <text:p>139003</text:p>
          </table:table-cell>
          <table:table-cell office:value-type="float" office:value="146680" calcext:value-type="float">
            <text:p>146680</text:p>
          </table:table-cell>
        </table:table-row>
        <table:table-row table:style-name="ro2">
          <table:table-cell office:value-type="string" calcext:value-type="string">
            <text:p><text:a xlink:href="javascript:sym(8939)" xlink:type="simple">Araxá</text:a></text:p>
          </table:table-cell>
          <table:table-cell office:value-type="string" calcext:value-type="string">
            <text:p>MG</text:p>
          </table:table-cell>
          <table:table-cell office:value-type="float" office:value="77743" calcext:value-type="float">
            <text:p>77743</text:p>
          </table:table-cell>
          <table:table-cell office:value-type="float" office:value="92230" calcext:value-type="float">
            <text:p>92230</text:p>
          </table:table-cell>
          <table:table-cell office:value-type="float" office:value="109746" calcext:value-type="float">
            <text:p>109746</text:p>
          </table:table-cell>
          <table:table-cell office:value-type="float" office:value="115630" calcext:value-type="float">
            <text:p>115630</text:p>
          </table:table-cell>
        </table:table-row>
        <table:table-row table:style-name="ro2">
          <table:table-cell office:value-type="string" calcext:value-type="string">
            <text:p><text:a xlink:href="javascript:sym(8917)" xlink:type="simple">Assis</text:a></text:p>
          </table:table-cell>
          <table:table-cell office:value-type="string" calcext:value-type="string">
            <text:p>SP</text:p>
          </table:table-cell>
          <table:table-cell office:value-type="float" office:value="83388" calcext:value-type="float">
            <text:p>83388</text:p>
          </table:table-cell>
          <table:table-cell office:value-type="float" office:value="90991" calcext:value-type="float">
            <text:p>90991</text:p>
          </table:table-cell>
          <table:table-cell office:value-type="float" office:value="97630" calcext:value-type="float">
            <text:p>97630</text:p>
          </table:table-cell>
          <table:table-cell office:value-type="float" office:value="100740" calcext:value-type="float">
            <text:p>100740</text:p>
          </table:table-cell>
        </table:table-row>
        <table:table-row table:style-name="ro2">
          <table:table-cell office:value-type="string" calcext:value-type="string">
            <text:p><text:a xlink:href="javascript:sym(8894)" xlink:type="simple">Atibaia</text:a></text:p>
          </table:table-cell>
          <table:table-cell office:value-type="string" calcext:value-type="string">
            <text:p>SP</text:p>
          </table:table-cell>
          <table:table-cell office:value-type="float" office:value="96874" calcext:value-type="float">
            <text:p>96874</text:p>
          </table:table-cell>
          <table:table-cell office:value-type="float" office:value="115229" calcext:value-type="float">
            <text:p>115229</text:p>
          </table:table-cell>
          <table:table-cell office:value-type="float" office:value="142259" calcext:value-type="float">
            <text:p>142259</text:p>
          </table:table-cell>
          <table:table-cell office:value-type="float" office:value="148890" calcext:value-type="float">
            <text:p>148890</text:p>
          </table:table-cell>
        </table:table-row>
        <table:table-row table:style-name="ro2">
          <table:table-cell office:value-type="string" calcext:value-type="string">
            <text:p><text:a xlink:href="javascript:sym(8875)" xlink:type="simple">Bagé</text:a></text:p>
          </table:table-cell>
          <table:table-cell office:value-type="string" calcext:value-type="string">
            <text:p>RS</text:p>
          </table:table-cell>
          <table:table-cell office:value-type="float" office:value="96392" calcext:value-type="float">
            <text:p>96392</text:p>
          </table:table-cell>
          <table:table-cell office:value-type="float" office:value="97762" calcext:value-type="float">
            <text:p>97762</text:p>
          </table:table-cell>
          <table:table-cell office:value-type="float" office:value="113727" calcext:value-type="float">
            <text:p>113727</text:p>
          </table:table-cell>
          <table:table-cell office:value-type="float" office:value="117550" calcext:value-type="float">
            <text:p>117550</text:p>
          </table:table-cell>
        </table:table-row>
        <table:table-row table:style-name="ro2">
          <table:table-cell office:value-type="string" calcext:value-type="string">
            <text:p><text:a xlink:href="javascript:sym(9004)" xlink:type="simple">Balneário Camboriú</text:a></text:p>
          </table:table-cell>
          <table:table-cell office:value-type="string" calcext:value-type="string">
            <text:p>SC</text:p>
          </table:table-cell>
          <table:table-cell office:value-type="float" office:value="73455" calcext:value-type="float">
            <text:p>73455</text:p>
          </table:table-cell>
          <table:table-cell office:value-type="float" office:value="108089" calcext:value-type="float">
            <text:p>108089</text:p>
          </table:table-cell>
          <table:table-cell office:value-type="float" office:value="139155" calcext:value-type="float">
            <text:p>139155</text:p>
          </table:table-cell>
          <table:table-cell office:value-type="float" office:value="148758" calcext:value-type="float">
            <text:p>148758</text:p>
          </table:table-cell>
        </table:table-row>
        <table:table-row table:style-name="ro2">
          <table:table-cell office:value-type="string" calcext:value-type="string">
            <text:p><text:a xlink:href="javascript:sym(8887)" xlink:type="simple">Barbacena</text:a></text:p>
          </table:table-cell>
          <table:table-cell office:value-type="string" calcext:value-type="string">
            <text:p>MG</text:p>
          </table:table-cell>
          <table:table-cell office:value-type="float" office:value="99188" calcext:value-type="float">
            <text:p>99188</text:p>
          </table:table-cell>
          <table:table-cell office:value-type="float" office:value="110685" calcext:value-type="float">
            <text:p>110685</text:p>
          </table:table-cell>
          <table:table-cell office:value-type="float" office:value="110675" calcext:value-type="float">
            <text:p>110675</text:p>
          </table:table-cell>
          <table:table-cell office:value-type="float" office:value="114480" calcext:value-type="float">
            <text:p>114480</text:p>
          </table:table-cell>
        </table:table-row>
        <table:table-row table:style-name="ro2">
          <table:table-cell office:value-type="string" calcext:value-type="string">
            <text:p><text:a xlink:href="javascript:sym(17513)" xlink:type="simple">Barcarena</text:a></text:p>
          </table:table-cell>
          <table:table-cell office:value-type="string" calcext:value-type="string">
            <text:p>PA</text:p>
          </table:table-cell>
          <table:table-cell office:value-type="float" office:value="27767" calcext:value-type="float">
            <text:p>27767</text:p>
          </table:table-cell>
          <table:table-cell office:value-type="float" office:value="36297" calcext:value-type="float">
            <text:p>36297</text:p>
          </table:table-cell>
          <table:table-cell office:value-type="float" office:value="104487" calcext:value-type="float">
            <text:p>104487</text:p>
          </table:table-cell>
          <table:table-cell office:value-type="float" office:value="113300" calcext:value-type="float">
            <text:p>113300</text:p>
          </table:table-cell>
        </table:table-row>
        <table:table-row table:style-name="ro2">
          <table:table-cell office:value-type="string" calcext:value-type="string">
            <text:p><text:a xlink:href="javascript:sym(2462)" xlink:type="simple">Barra Mansa</text:a></text:p>
          </table:table-cell>
          <table:table-cell office:value-type="string" calcext:value-type="string">
            <text:p>RJ</text:p>
          </table:table-cell>
          <table:table-cell office:value-type="float" office:value="162797" calcext:value-type="float">
            <text:p>162797</text:p>
          </table:table-cell>
          <table:table-cell office:value-type="float" office:value="171405" calcext:value-type="float">
            <text:p>171405</text:p>
          </table:table-cell>
          <table:table-cell office:value-type="float" office:value="163508" calcext:value-type="float">
            <text:p>163508</text:p>
          </table:table-cell>
          <table:table-cell office:value-type="float" office:value="174860" calcext:value-type="float">
            <text:p>174860</text:p>
          </table:table-cell>
        </table:table-row>
        <table:table-row table:style-name="ro2">
          <table:table-cell office:value-type="string" calcext:value-type="string">
            <text:p><text:a xlink:href="javascript:sym(8889)" xlink:type="simple">Barreiras</text:a></text:p>
          </table:table-cell>
          <table:table-cell office:value-type="string" calcext:value-type="string">
            <text:p>BA</text:p>
          </table:table-cell>
          <table:table-cell office:value-type="float" office:value="100085" calcext:value-type="float">
            <text:p>100085</text:p>
          </table:table-cell>
          <table:table-cell office:value-type="float" office:value="123741" calcext:value-type="float">
            <text:p>123741</text:p>
          </table:table-cell>
          <table:table-cell office:value-type="float" office:value="143943" calcext:value-type="float">
            <text:p>143943</text:p>
          </table:table-cell>
          <table:table-cell office:value-type="float" office:value="153800" calcext:value-type="float">
            <text:p>153800</text:p>
          </table:table-cell>
        </table:table-row>
        <table:table-row table:style-name="ro2">
          <table:table-cell office:value-type="string" calcext:value-type="string">
            <text:p><text:a xlink:href="javascript:sym(8872)" xlink:type="simple">Barretos</text:a></text:p>
          </table:table-cell>
          <table:table-cell office:value-type="string" calcext:value-type="string">
            <text:p>SP</text:p>
          </table:table-cell>
          <table:table-cell office:value-type="float" office:value="98225" calcext:value-type="float">
            <text:p>98225</text:p>
          </table:table-cell>
          <table:table-cell office:value-type="float" office:value="108174" calcext:value-type="float">
            <text:p>108174</text:p>
          </table:table-cell>
          <table:table-cell office:value-type="float" office:value="118315" calcext:value-type="float">
            <text:p>118315</text:p>
          </table:table-cell>
          <table:table-cell office:value-type="float" office:value="122290" calcext:value-type="float">
            <text:p>122290</text:p>
          </table:table-cell>
        </table:table-row>
        <table:table-row table:style-name="ro2">
          <table:table-cell office:value-type="string" calcext:value-type="string">
            <text:p><text:a xlink:href="javascript:sym(8821)" xlink:type="simple">Barueri</text:a></text:p>
          </table:table-cell>
          <table:table-cell office:value-type="string" calcext:value-type="string">
            <text:p>SP</text:p>
          </table:table-cell>
          <table:table-cell office:value-type="float" office:value="208281" calcext:value-type="float">
            <text:p>208281</text:p>
          </table:table-cell>
          <table:table-cell office:value-type="float" office:value="240749" calcext:value-type="float">
            <text:p>240749</text:p>
          </table:table-cell>
          <table:table-cell office:value-type="float" office:value="316358" calcext:value-type="float">
            <text:p>316358</text:p>
          </table:table-cell>
          <table:table-cell office:value-type="float" office:value="330220" calcext:value-type="float">
            <text:p>330220</text:p>
          </table:table-cell>
        </table:table-row>
        <table:table-row table:style-name="ro2">
          <table:table-cell office:value-type="string" calcext:value-type="string">
            <text:p><text:a xlink:href="javascript:sym(2463)" xlink:type="simple">Bauru</text:a></text:p>
          </table:table-cell>
          <table:table-cell office:value-type="string" calcext:value-type="string">
            <text:p>SP</text:p>
          </table:table-cell>
          <table:table-cell office:value-type="float" office:value="309503" calcext:value-type="float">
            <text:p>309503</text:p>
          </table:table-cell>
          <table:table-cell office:value-type="float" office:value="337180" calcext:value-type="float">
            <text:p>337180</text:p>
          </table:table-cell>
          <table:table-cell office:value-type="float" office:value="368721" calcext:value-type="float">
            <text:p>368721</text:p>
          </table:table-cell>
          <table:table-cell office:value-type="float" office:value="380970" calcext:value-type="float">
            <text:p>380970</text:p>
          </table:table-cell>
        </table:table-row>
        <table:table-row table:style-name="ro2">
          <table:table-cell office:value-type="string" calcext:value-type="string">
            <text:p><text:a xlink:href="javascript:sym(2464)" xlink:type="simple">Belém</text:a></text:p>
          </table:table-cell>
          <table:table-cell office:value-type="string" calcext:value-type="string">
            <text:p>PA</text:p>
          </table:table-cell>
          <table:table-cell office:value-type="float" office:value="1272354" calcext:value-type="float">
            <text:p>1272354</text:p>
          </table:table-cell>
          <table:table-cell office:value-type="float" office:value="1381475" calcext:value-type="float">
            <text:p>1381475</text:p>
          </table:table-cell>
          <table:table-cell office:value-type="float" office:value="1296633" calcext:value-type="float">
            <text:p>1296633</text:p>
          </table:table-cell>
          <table:table-cell office:value-type="float" office:value="1391270" calcext:value-type="float">
            <text:p>1391270</text:p>
          </table:table-cell>
        </table:table-row>
        <table:table-row table:style-name="ro2">
          <table:table-cell office:value-type="string" calcext:value-type="string">
            <text:p><text:a xlink:href="javascript:sym(2465)" xlink:type="simple">Belford Roxo</text:a></text:p>
          </table:table-cell>
          <table:table-cell office:value-type="string" calcext:value-type="string">
            <text:p>RJ</text:p>
          </table:table-cell>
          <table:table-cell office:value-type="float" office:value="434474" calcext:value-type="float">
            <text:p>434474</text:p>
          </table:table-cell>
          <table:table-cell office:value-type="float" office:value="469332" calcext:value-type="float">
            <text:p>469332</text:p>
          </table:table-cell>
          <table:table-cell office:value-type="float" office:value="483087" calcext:value-type="float">
            <text:p>483087</text:p>
          </table:table-cell>
          <table:table-cell office:value-type="float" office:value="518263" calcext:value-type="float">
            <text:p>518263</text:p>
          </table:table-cell>
        </table:table-row>
        <table:table-row table:style-name="ro2">
          <table:table-cell office:value-type="string" calcext:value-type="string">
            <text:p><text:a xlink:href="javascript:sym(2466)" xlink:type="simple">Belo Horizonte</text:a></text:p>
          </table:table-cell>
          <table:table-cell office:value-type="string" calcext:value-type="string">
            <text:p>MG</text:p>
          </table:table-cell>
          <table:table-cell office:value-type="float" office:value="2238526" calcext:value-type="float">
            <text:p>2238526</text:p>
          </table:table-cell>
          <table:table-cell office:value-type="float" office:value="2375151" calcext:value-type="float">
            <text:p>2375151</text:p>
          </table:table-cell>
          <table:table-cell office:value-type="float" office:value="2315560" calcext:value-type="float">
            <text:p>2315560</text:p>
          </table:table-cell>
          <table:table-cell office:value-type="float" office:value="2416339" calcext:value-type="float">
            <text:p>2416339</text:p>
          </table:table-cell>
        </table:table-row>
        <table:table-row table:style-name="ro2">
          <table:table-cell office:value-type="string" calcext:value-type="string">
            <text:p><text:a xlink:href="javascript:sym(8933)" xlink:type="simple">Bento Gonçalves</text:a></text:p>
          </table:table-cell>
          <table:table-cell office:value-type="string" calcext:value-type="string">
            <text:p>RS</text:p>
          </table:table-cell>
          <table:table-cell office:value-type="float" office:value="80648" calcext:value-type="float">
            <text:p>80648</text:p>
          </table:table-cell>
          <table:table-cell office:value-type="float" office:value="97716" calcext:value-type="float">
            <text:p>97716</text:p>
          </table:table-cell>
          <table:table-cell office:value-type="float" office:value="117146" calcext:value-type="float">
            <text:p>117146</text:p>
          </table:table-cell>
          <table:table-cell office:value-type="float" office:value="121540" calcext:value-type="float">
            <text:p>121540</text:p>
          </table:table-cell>
        </table:table-row>
        <table:table-row table:style-name="ro2">
          <table:table-cell office:value-type="string" calcext:value-type="string">
            <text:p><text:a xlink:href="javascript:sym(2467)" xlink:type="simple">Betim</text:a></text:p>
          </table:table-cell>
          <table:table-cell office:value-type="string" calcext:value-type="string">
            <text:p>MG</text:p>
          </table:table-cell>
          <table:table-cell office:value-type="float" office:value="298258" calcext:value-type="float">
            <text:p>298258</text:p>
          </table:table-cell>
          <table:table-cell office:value-type="float" office:value="375331" calcext:value-type="float">
            <text:p>375331</text:p>
          </table:table-cell>
          <table:table-cell office:value-type="float" office:value="409949" calcext:value-type="float">
            <text:p>409949</text:p>
          </table:table-cell>
          <table:table-cell office:value-type="float" office:value="427260" calcext:value-type="float">
            <text:p>427260</text:p>
          </table:table-cell>
        </table:table-row>
        <table:table-row table:style-name="ro2">
          <table:table-cell office:value-type="string" calcext:value-type="string">
            <text:p><text:a xlink:href="javascript:sym(8907)" xlink:type="simple">Birigui</text:a></text:p>
          </table:table-cell>
          <table:table-cell office:value-type="string" calcext:value-type="string">
            <text:p>SP</text:p>
          </table:table-cell>
          <table:table-cell office:value-type="float" office:value="91018" calcext:value-type="float">
            <text:p>91018</text:p>
          </table:table-cell>
          <table:table-cell office:value-type="float" office:value="105487" calcext:value-type="float">
            <text:p>105487</text:p>
          </table:table-cell>
          <table:table-cell office:value-type="float" office:value="116413" calcext:value-type="float">
            <text:p>116413</text:p>
          </table:table-cell>
          <table:table-cell office:value-type="float" office:value="120340" calcext:value-type="float">
            <text:p>120340</text:p>
          </table:table-cell>
        </table:table-row>
        <table:table-row table:style-name="ro2">
          <table:table-cell office:value-type="string" calcext:value-type="string">
            <text:p><text:a xlink:href="javascript:sym(2468)" xlink:type="simple">Blumenau</text:a></text:p>
          </table:table-cell>
          <table:table-cell office:value-type="string" calcext:value-type="string">
            <text:p>SC</text:p>
          </table:table-cell>
          <table:table-cell office:value-type="float" office:value="241943" calcext:value-type="float">
            <text:p>241943</text:p>
          </table:table-cell>
          <table:table-cell office:value-type="float" office:value="294773" calcext:value-type="float">
            <text:p>294773</text:p>
          </table:table-cell>
          <table:table-cell office:value-type="float" office:value="351597" calcext:value-type="float">
            <text:p>351597</text:p>
          </table:table-cell>
          <table:table-cell office:value-type="float" office:value="370420" calcext:value-type="float">
            <text:p>370420</text:p>
          </table:table-cell>
        </table:table-row>
        <table:table-row table:style-name="ro2">
          <table:table-cell office:value-type="string" calcext:value-type="string">
            <text:p><text:a xlink:href="javascript:sym(2469)" xlink:type="simple">Boa Vista</text:a></text:p>
          </table:table-cell>
          <table:table-cell office:value-type="string" calcext:value-type="string">
            <text:p>RR</text:p>
          </table:table-cell>
          <table:table-cell office:value-type="float" office:value="197098" calcext:value-type="float">
            <text:p>197098</text:p>
          </table:table-cell>
          <table:table-cell office:value-type="float" office:value="277799" calcext:value-type="float">
            <text:p>277799</text:p>
          </table:table-cell>
          <table:table-cell office:value-type="float" office:value="402169" calcext:value-type="float">
            <text:p>402169</text:p>
          </table:table-cell>
          <table:table-cell office:value-type="float" office:value="457300" calcext:value-type="float">
            <text:p>457300</text:p>
          </table:table-cell>
        </table:table-row>
        <table:table-row table:style-name="ro2">
          <table:table-cell office:value-type="string" calcext:value-type="string">
            <text:p><text:a xlink:href="javascript:sym(8874)" xlink:type="simple">Botucatu</text:a></text:p>
          </table:table-cell>
          <table:table-cell office:value-type="string" calcext:value-type="string">
            <text:p>SP</text:p>
          </table:table-cell>
          <table:table-cell office:value-type="float" office:value="102062" calcext:value-type="float">
            <text:p>102062</text:p>
          </table:table-cell>
          <table:table-cell office:value-type="float" office:value="119834" calcext:value-type="float">
            <text:p>119834</text:p>
          </table:table-cell>
          <table:table-cell office:value-type="float" office:value="138211" calcext:value-type="float">
            <text:p>138211</text:p>
          </table:table-cell>
          <table:table-cell office:value-type="float" office:value="143240" calcext:value-type="float">
            <text:p>143240</text:p>
          </table:table-cell>
        </table:table-row>
        <table:table-row table:style-name="ro2">
          <table:table-cell office:value-type="string" calcext:value-type="string">
            <text:p><text:a xlink:href="javascript:sym(8864)" xlink:type="simple">Bragança Paulista</text:a></text:p>
          </table:table-cell>
          <table:table-cell office:value-type="string" calcext:value-type="string">
            <text:p>SP</text:p>
          </table:table-cell>
          <table:table-cell office:value-type="float" office:value="111091" calcext:value-type="float">
            <text:p>111091</text:p>
          </table:table-cell>
          <table:table-cell office:value-type="float" office:value="142255" calcext:value-type="float">
            <text:p>142255</text:p>
          </table:table-cell>
          <table:table-cell office:value-type="float" office:value="164358" calcext:value-type="float">
            <text:p>164358</text:p>
          </table:table-cell>
          <table:table-cell office:value-type="float" office:value="171630" calcext:value-type="float">
            <text:p>171630</text:p>
          </table:table-cell>
        </table:table-row>
        <table:table-row table:style-name="ro2">
          <table:table-cell office:value-type="string" calcext:value-type="string">
            <text:p><text:a xlink:href="javascript:sym(2470)" xlink:type="simple">Brasília</text:a></text:p>
          </table:table-cell>
          <table:table-cell office:value-type="string" calcext:value-type="string">
            <text:p>DF</text:p>
          </table:table-cell>
          <table:table-cell office:value-type="float" office:value="1961499" calcext:value-type="float">
            <text:p>1961499</text:p>
          </table:table-cell>
          <table:table-cell office:value-type="float" office:value="2482210" calcext:value-type="float">
            <text:p>2482210</text:p>
          </table:table-cell>
          <table:table-cell office:value-type="float" office:value="2718082" calcext:value-type="float">
            <text:p>2718082</text:p>
          </table:table-cell>
          <table:table-cell office:value-type="float" office:value="2877690" calcext:value-type="float">
            <text:p>2877690</text:p>
          </table:table-cell>
        </table:table-row>
        <table:table-row table:style-name="ro2">
          <table:table-cell office:value-type="string" calcext:value-type="string">
            <text:p><text:a xlink:href="javascript:sym(8985)" xlink:type="simple">Brusque</text:a></text:p>
          </table:table-cell>
          <table:table-cell office:value-type="string" calcext:value-type="string">
            <text:p>SC</text:p>
          </table:table-cell>
          <table:table-cell office:value-type="float" office:value="73256" calcext:value-type="float">
            <text:p>73256</text:p>
          </table:table-cell>
          <table:table-cell office:value-type="float" office:value="102025" calcext:value-type="float">
            <text:p>102025</text:p>
          </table:table-cell>
          <table:table-cell office:value-type="float" office:value="138926" calcext:value-type="float">
            <text:p>138926</text:p>
          </table:table-cell>
          <table:table-cell office:value-type="float" office:value="149310" calcext:value-type="float">
            <text:p>149310</text:p>
          </table:table-cell>
        </table:table-row>
        <table:table-row table:style-name="ro2">
          <table:table-cell office:value-type="string" calcext:value-type="string">
            <text:p><text:a xlink:href="javascript:sym(8838)" xlink:type="simple">Cabo de Santo Agostinho</text:a></text:p>
          </table:table-cell>
          <table:table-cell office:value-type="string" calcext:value-type="string">
            <text:p>PE</text:p>
          </table:table-cell>
          <table:table-cell office:value-type="float" office:value="132216" calcext:value-type="float">
            <text:p>132216</text:p>
          </table:table-cell>
          <table:table-cell office:value-type="float" office:value="165649" calcext:value-type="float">
            <text:p>165649</text:p>
          </table:table-cell>
          <table:table-cell office:value-type="float" office:value="188233" calcext:value-type="float">
            <text:p>188233</text:p>
          </table:table-cell>
          <table:table-cell office:value-type="float" office:value="200750" calcext:value-type="float">
            <text:p>200750</text:p>
          </table:table-cell>
        </table:table-row>
        <table:table-row table:style-name="ro2">
          <table:table-cell office:value-type="string" calcext:value-type="string">
            <text:p><text:a xlink:href="javascript:sym(8859)" xlink:type="simple">Cabo Frio</text:a></text:p>
          </table:table-cell>
          <table:table-cell office:value-type="string" calcext:value-type="string">
            <text:p>RJ</text:p>
          </table:table-cell>
          <table:table-cell office:value-type="float" office:value="106237" calcext:value-type="float">
            <text:p>106237</text:p>
          </table:table-cell>
          <table:table-cell office:value-type="float" office:value="140486" calcext:value-type="float">
            <text:p>140486</text:p>
          </table:table-cell>
          <table:table-cell office:value-type="float" office:value="221102" calcext:value-type="float">
            <text:p>221102</text:p>
          </table:table-cell>
          <table:table-cell office:value-type="float" office:value="237030" calcext:value-type="float">
            <text:p>237030</text:p>
          </table:table-cell>
        </table:table-row>
        <table:table-row table:style-name="ro2">
          <table:table-cell office:value-type="string" calcext:value-type="string">
            <text:p><text:a xlink:href="javascript:sym(8871)" xlink:type="simple">Cachoeirinha</text:a></text:p>
          </table:table-cell>
          <table:table-cell office:value-type="string" calcext:value-type="string">
            <text:p>RS</text:p>
          </table:table-cell>
          <table:table-cell office:value-type="float" office:value="107564" calcext:value-type="float">
            <text:p>107564</text:p>
          </table:table-cell>
          <table:table-cell office:value-type="float" office:value="118278" calcext:value-type="float">
            <text:p>118278</text:p>
          </table:table-cell>
          <table:table-cell office:value-type="float" office:value="136258" calcext:value-type="float">
            <text:p>136258</text:p>
          </table:table-cell>
          <table:table-cell office:value-type="float" office:value="141303" calcext:value-type="float">
            <text:p>141303</text:p>
          </table:table-cell>
        </table:table-row>
        <table:table-row table:style-name="ro2">
          <table:table-cell office:value-type="string" calcext:value-type="string">
            <text:p><text:a xlink:href="javascript:sym(2471)" xlink:type="simple">Cachoeiro de Itapemirim</text:a></text:p>
          </table:table-cell>
          <table:table-cell office:value-type="string" calcext:value-type="string">
            <text:p>ES</text:p>
          </table:table-cell>
          <table:table-cell office:value-type="float" office:value="152054" calcext:value-type="float">
            <text:p>152054</text:p>
          </table:table-cell>
          <table:table-cell office:value-type="float" office:value="170482" calcext:value-type="float">
            <text:p>170482</text:p>
          </table:table-cell>
          <table:table-cell office:value-type="float" office:value="170662" calcext:value-type="float">
            <text:p>170662</text:p>
          </table:table-cell>
          <table:table-cell office:value-type="float" office:value="182180" calcext:value-type="float">
            <text:p>182180</text:p>
          </table:table-cell>
        </table:table-row>
        <table:table-row table:style-name="ro2">
          <table:table-cell office:value-type="string" calcext:value-type="string">
            <text:p><text:a xlink:href="javascript:sym(17263)" xlink:type="simple">Caldas Novas</text:a></text:p>
          </table:table-cell>
          <table:table-cell office:value-type="string" calcext:value-type="string">
            <text:p>GO</text:p>
          </table:table-cell>
          <table:table-cell office:value-type="float" office:value="47308" calcext:value-type="float">
            <text:p>47308</text:p>
          </table:table-cell>
          <table:table-cell office:value-type="float" office:value="67714" calcext:value-type="float">
            <text:p>67714</text:p>
          </table:table-cell>
          <table:table-cell office:value-type="float" office:value="96119" calcext:value-type="float">
            <text:p>96119</text:p>
          </table:table-cell>
          <table:table-cell office:value-type="float" office:value="102130" calcext:value-type="float">
            <text:p>102130</text:p>
          </table:table-cell>
        </table:table-row>
        <table:table-row table:style-name="ro2">
          <table:table-cell office:value-type="string" calcext:value-type="string">
            <text:p><text:a xlink:href="javascript:sym(8836)" xlink:type="simple">Camaçari</text:a></text:p>
          </table:table-cell>
          <table:table-cell office:value-type="string" calcext:value-type="string">
            <text:p>BA</text:p>
          </table:table-cell>
          <table:table-cell office:value-type="float" office:value="154402" calcext:value-type="float">
            <text:p>154402</text:p>
          </table:table-cell>
          <table:table-cell office:value-type="float" office:value="231973" calcext:value-type="float">
            <text:p>231973</text:p>
          </table:table-cell>
          <table:table-cell office:value-type="float" office:value="293928" calcext:value-type="float">
            <text:p>293928</text:p>
          </table:table-cell>
          <table:table-cell office:value-type="float" office:value="312540" calcext:value-type="float">
            <text:p>312540</text:p>
          </table:table-cell>
        </table:table-row>
        <table:table-row table:style-name="ro2">
          <table:table-cell office:value-type="string" calcext:value-type="string">
            <text:p><text:a xlink:href="javascript:sym(8846)" xlink:type="simple">Camaragibe</text:a></text:p>
          </table:table-cell>
          <table:table-cell office:value-type="string" calcext:value-type="string">
            <text:p>PE</text:p>
          </table:table-cell>
          <table:table-cell office:value-type="float" office:value="128702" calcext:value-type="float">
            <text:p>128702</text:p>
          </table:table-cell>
          <table:table-cell office:value-type="float" office:value="144466" calcext:value-type="float">
            <text:p>144466</text:p>
          </table:table-cell>
          <table:table-cell office:value-type="float" office:value="147771" calcext:value-type="float">
            <text:p>147771</text:p>
          </table:table-cell>
          <table:table-cell office:value-type="float" office:value="155771" calcext:value-type="float">
            <text:p>155771</text:p>
          </table:table-cell>
        </table:table-row>
        <table:table-row table:style-name="ro2">
          <table:table-cell office:value-type="string" calcext:value-type="string">
            <text:p><text:a xlink:href="javascript:sym(8932)" xlink:type="simple">Cambé</text:a></text:p>
          </table:table-cell>
          <table:table-cell office:value-type="string" calcext:value-type="string">
            <text:p>PR</text:p>
          </table:table-cell>
          <table:table-cell office:value-type="float" office:value="81920" calcext:value-type="float">
            <text:p>81920</text:p>
          </table:table-cell>
          <table:table-cell office:value-type="float" office:value="92934" calcext:value-type="float">
            <text:p>92934</text:p>
          </table:table-cell>
          <table:table-cell office:value-type="float" office:value="104725" calcext:value-type="float">
            <text:p>104725</text:p>
          </table:table-cell>
          <table:table-cell office:value-type="float" office:value="108440" calcext:value-type="float">
            <text:p>108440</text:p>
          </table:table-cell>
        </table:table-row>
        <table:table-row table:style-name="ro2">
          <table:table-cell office:value-type="string" calcext:value-type="string">
            <text:p><text:a xlink:href="javascript:sym(17333)" xlink:type="simple">Camboriú</text:a></text:p>
          </table:table-cell>
          <table:table-cell office:value-type="string" calcext:value-type="string">
            <text:p>SC</text:p>
          </table:table-cell>
          <table:table-cell office:value-type="float" office:value="39427" calcext:value-type="float">
            <text:p>39427</text:p>
          </table:table-cell>
          <table:table-cell office:value-type="float" office:value="59231" calcext:value-type="float">
            <text:p>59231</text:p>
          </table:table-cell>
          <table:table-cell office:value-type="float" office:value="99618" calcext:value-type="float">
            <text:p>99618</text:p>
          </table:table-cell>
          <table:table-cell office:value-type="float" office:value="109720" calcext:value-type="float">
            <text:p>109720</text:p>
          </table:table-cell>
        </table:table-row>
        <table:table-row table:style-name="ro2">
          <table:table-cell office:value-type="string" calcext:value-type="string">
            <text:p><text:a xlink:href="javascript:sym(2472)" xlink:type="simple">Campina Grande</text:a></text:p>
          </table:table-cell>
          <table:table-cell office:value-type="string" calcext:value-type="string">
            <text:p>PB</text:p>
          </table:table-cell>
          <table:table-cell office:value-type="float" office:value="333620" calcext:value-type="float">
            <text:p>333620</text:p>
          </table:table-cell>
          <table:table-cell office:value-type="float" office:value="361842" calcext:value-type="float">
            <text:p>361842</text:p>
          </table:table-cell>
          <table:table-cell office:value-type="float" office:value="400303" calcext:value-type="float">
            <text:p>400303</text:p>
          </table:table-cell>
          <table:table-cell office:value-type="float" office:value="420880" calcext:value-type="float">
            <text:p>420880</text:p>
          </table:table-cell>
        </table:table-row>
        <table:table-row table:style-name="ro2">
          <table:table-cell office:value-type="string" calcext:value-type="string">
            <text:p><text:a xlink:href="javascript:sym(2473)" xlink:type="simple">Campinas</text:a></text:p>
          </table:table-cell>
          <table:table-cell office:value-type="string" calcext:value-type="string">
            <text:p>SP</text:p>
          </table:table-cell>
          <table:table-cell office:value-type="float" office:value="953218" calcext:value-type="float">
            <text:p>953218</text:p>
          </table:table-cell>
          <table:table-cell office:value-type="float" office:value="1061540" calcext:value-type="float">
            <text:p>1061540</text:p>
          </table:table-cell>
          <table:table-cell office:value-type="float" office:value="1132934" calcext:value-type="float">
            <text:p>1132934</text:p>
          </table:table-cell>
          <table:table-cell office:value-type="float" office:value="1179610" calcext:value-type="float">
            <text:p>1179610</text:p>
          </table:table-cell>
        </table:table-row>
        <table:table-row table:style-name="ro2">
          <table:table-cell office:value-type="string" calcext:value-type="string">
            <text:p><text:a xlink:href="javascript:sym(2474)" xlink:type="simple">Campo Grande</text:a></text:p>
          </table:table-cell>
          <table:table-cell office:value-type="string" calcext:value-type="string">
            <text:p>MS</text:p>
          </table:table-cell>
          <table:table-cell office:value-type="float" office:value="654299" calcext:value-type="float">
            <text:p>654299</text:p>
          </table:table-cell>
          <table:table-cell office:value-type="float" office:value="774202" calcext:value-type="float">
            <text:p>774202</text:p>
          </table:table-cell>
          <table:table-cell office:value-type="float" office:value="884168" calcext:value-type="float">
            <text:p>884168</text:p>
          </table:table-cell>
          <table:table-cell office:value-type="float" office:value="939730" calcext:value-type="float">
            <text:p>939730</text:p>
          </table:table-cell>
        </table:table-row>
        <table:table-row table:style-name="ro2">
          <table:table-cell office:value-type="string" calcext:value-type="string">
            <text:p><text:a xlink:href="javascript:sym(8972)" xlink:type="simple">Campo Largo</text:a></text:p>
          </table:table-cell>
          <table:table-cell office:value-type="string" calcext:value-type="string">
            <text:p>PR</text:p>
          </table:table-cell>
          <table:table-cell office:value-type="float" office:value="74905" calcext:value-type="float">
            <text:p>74905</text:p>
          </table:table-cell>
          <table:table-cell office:value-type="float" office:value="91008" calcext:value-type="float">
            <text:p>91008</text:p>
          </table:table-cell>
          <table:table-cell office:value-type="float" office:value="118228" calcext:value-type="float">
            <text:p>118228</text:p>
          </table:table-cell>
          <table:table-cell office:value-type="float" office:value="123750" calcext:value-type="float">
            <text:p>123750</text:p>
          </table:table-cell>
        </table:table-row>
        <table:table-row table:style-name="ro2">
          <table:table-cell office:value-type="string" calcext:value-type="string">
            <text:p><text:a xlink:href="javascript:sym(2475)" xlink:type="simple">Campos dos Goytacazes</text:a></text:p>
          </table:table-cell>
          <table:table-cell office:value-type="string" calcext:value-type="string">
            <text:p>RJ</text:p>
          </table:table-cell>
          <table:table-cell office:value-type="float" office:value="344771" calcext:value-type="float">
            <text:p>344771</text:p>
          </table:table-cell>
          <table:table-cell office:value-type="float" office:value="395561" calcext:value-type="float">
            <text:p>395561</text:p>
          </table:table-cell>
          <table:table-cell office:value-type="float" office:value="421919" calcext:value-type="float">
            <text:p>421919</text:p>
          </table:table-cell>
          <table:table-cell office:value-type="float" office:value="452870" calcext:value-type="float">
            <text:p>452870</text:p>
          </table:table-cell>
        </table:table-row>
        <table:table-row table:style-name="ro2">
          <table:table-cell office:value-type="string" calcext:value-type="string">
            <text:p><text:a xlink:href="javascript:sym(2477)" xlink:type="simple">Canoas</text:a></text:p>
          </table:table-cell>
          <table:table-cell office:value-type="string" calcext:value-type="string">
            <text:p>RS</text:p>
          </table:table-cell>
          <table:table-cell office:value-type="float" office:value="306093" calcext:value-type="float">
            <text:p>306093</text:p>
          </table:table-cell>
          <table:table-cell office:value-type="float" office:value="323827" calcext:value-type="float">
            <text:p>323827</text:p>
          </table:table-cell>
          <table:table-cell office:value-type="float" office:value="347657" calcext:value-type="float">
            <text:p>347657</text:p>
          </table:table-cell>
          <table:table-cell office:value-type="float" office:value="359554" calcext:value-type="float">
            <text:p>359554</text:p>
          </table:table-cell>
        </table:table-row>
        <table:table-row table:style-name="ro2">
          <table:table-cell office:value-type="string" calcext:value-type="string">
            <text:p><text:a xlink:href="javascript:sym(8974)" xlink:type="simple">Caraguatatuba</text:a></text:p>
          </table:table-cell>
          <table:table-cell office:value-type="string" calcext:value-type="string">
            <text:p>SP</text:p>
          </table:table-cell>
          <table:table-cell office:value-type="float" office:value="75251" calcext:value-type="float">
            <text:p>75251</text:p>
          </table:table-cell>
          <table:table-cell office:value-type="float" office:value="96673" calcext:value-type="float">
            <text:p>96673</text:p>
          </table:table-cell>
          <table:table-cell office:value-type="float" office:value="132970" calcext:value-type="float">
            <text:p>132970</text:p>
          </table:table-cell>
          <table:table-cell office:value-type="float" office:value="139090" calcext:value-type="float">
            <text:p>139090</text:p>
          </table:table-cell>
        </table:table-row>
        <table:table-row table:style-name="ro2">
          <table:table-cell office:value-type="string" calcext:value-type="string">
            <text:p><text:a xlink:href="javascript:sym(2478)" xlink:type="simple">Carapicuíba</text:a></text:p>
          </table:table-cell>
          <table:table-cell office:value-type="string" calcext:value-type="string">
            <text:p>SP</text:p>
          </table:table-cell>
          <table:table-cell office:value-type="float" office:value="344596" calcext:value-type="float">
            <text:p>344596</text:p>
          </table:table-cell>
          <table:table-cell office:value-type="float" office:value="369584" calcext:value-type="float">
            <text:p>369584</text:p>
          </table:table-cell>
          <table:table-cell office:value-type="float" office:value="386984" calcext:value-type="float">
            <text:p>386984</text:p>
          </table:table-cell>
          <table:table-cell office:value-type="float" office:value="398462" calcext:value-type="float">
            <text:p>398462</text:p>
          </table:table-cell>
        </table:table-row>
        <table:table-row table:style-name="ro2">
          <table:table-cell office:value-type="string" calcext:value-type="string">
            <text:p><text:a xlink:href="javascript:sym(8809)" xlink:type="simple">Cariacica</text:a></text:p>
          </table:table-cell>
          <table:table-cell office:value-type="string" calcext:value-type="string">
            <text:p>ES</text:p>
          </table:table-cell>
          <table:table-cell office:value-type="float" office:value="312980" calcext:value-type="float">
            <text:p>312980</text:p>
          </table:table-cell>
          <table:table-cell office:value-type="float" office:value="337643" calcext:value-type="float">
            <text:p>337643</text:p>
          </table:table-cell>
          <table:table-cell office:value-type="float" office:value="349420" calcext:value-type="float">
            <text:p>349420</text:p>
          </table:table-cell>
          <table:table-cell office:value-type="float" office:value="371160" calcext:value-type="float">
            <text:p>371160</text:p>
          </table:table-cell>
        </table:table-row>
        <table:table-row table:style-name="ro2">
          <table:table-cell office:value-type="string" calcext:value-type="string">
            <text:p><text:a xlink:href="javascript:sym(2479)" xlink:type="simple">Caruaru</text:a></text:p>
          </table:table-cell>
          <table:table-cell office:value-type="string" calcext:value-type="string">
            <text:p>PE</text:p>
          </table:table-cell>
          <table:table-cell office:value-type="float" office:value="216139" calcext:value-type="float">
            <text:p>216139</text:p>
          </table:table-cell>
          <table:table-cell office:value-type="float" office:value="278097" calcext:value-type="float">
            <text:p>278097</text:p>
          </table:table-cell>
          <table:table-cell office:value-type="float" office:value="336114" calcext:value-type="float">
            <text:p>336114</text:p>
          </table:table-cell>
          <table:table-cell office:value-type="float" office:value="357670" calcext:value-type="float">
            <text:p>357670</text:p>
          </table:table-cell>
        </table:table-row>
        <table:table-row table:style-name="ro2">
          <table:table-cell office:value-type="string" calcext:value-type="string">
            <text:p><text:a xlink:href="javascript:sym(2480)" xlink:type="simple">Cascavel</text:a></text:p>
          </table:table-cell>
          <table:table-cell office:value-type="string" calcext:value-type="string">
            <text:p>PR</text:p>
          </table:table-cell>
          <table:table-cell office:value-type="float" office:value="225932" calcext:value-type="float">
            <text:p>225932</text:p>
          </table:table-cell>
          <table:table-cell office:value-type="float" office:value="266835" calcext:value-type="float">
            <text:p>266835</text:p>
          </table:table-cell>
          <table:table-cell office:value-type="float" office:value="330482" calcext:value-type="float">
            <text:p>330482</text:p>
          </table:table-cell>
          <table:table-cell office:value-type="float" office:value="345720" calcext:value-type="float">
            <text:p>345720</text:p>
          </table:table-cell>
        </table:table-row>
        <table:table-row table:style-name="ro2">
          <table:table-cell office:value-type="string" calcext:value-type="string">
            <text:p><text:a xlink:href="javascript:sym(8852)" xlink:type="simple">Castanhal</text:a></text:p>
          </table:table-cell>
          <table:table-cell office:value-type="string" calcext:value-type="string">
            <text:p>PA</text:p>
          </table:table-cell>
          <table:table-cell office:value-type="float" office:value="121249" calcext:value-type="float">
            <text:p>121249</text:p>
          </table:table-cell>
          <table:table-cell office:value-type="float" office:value="153378" calcext:value-type="float">
            <text:p>153378</text:p>
          </table:table-cell>
          <table:table-cell office:value-type="float" office:value="177867" calcext:value-type="float">
            <text:p>177867</text:p>
          </table:table-cell>
          <table:table-cell office:value-type="float" office:value="192060" calcext:value-type="float">
            <text:p>192060</text:p>
          </table:table-cell>
        </table:table-row>
        <table:table-row table:style-name="ro2">
          <table:table-cell office:value-type="string" calcext:value-type="string">
            <text:p><text:a xlink:href="javascript:sym(9039)" xlink:type="simple">Catalão</text:a></text:p>
          </table:table-cell>
          <table:table-cell office:value-type="string" calcext:value-type="string">
            <text:p>GO</text:p>
          </table:table-cell>
          <table:table-cell office:value-type="float" office:value="56224" calcext:value-type="float">
            <text:p>56224</text:p>
          </table:table-cell>
          <table:table-cell office:value-type="float" office:value="79046" calcext:value-type="float">
            <text:p>79046</text:p>
          </table:table-cell>
          <table:table-cell office:value-type="float" office:value="106426" calcext:value-type="float">
            <text:p>106426</text:p>
          </table:table-cell>
          <table:table-cell office:value-type="float" office:value="112340" calcext:value-type="float">
            <text:p>112340</text:p>
          </table:table-cell>
        </table:table-row>
        <table:table-row table:style-name="ro2">
          <table:table-cell office:value-type="string" calcext:value-type="string">
            <text:p><text:a xlink:href="javascript:sym(8863)" xlink:type="simple">Catanduva</text:a></text:p>
          </table:table-cell>
          <table:table-cell office:value-type="string" calcext:value-type="string">
            <text:p>SP</text:p>
          </table:table-cell>
          <table:table-cell office:value-type="float" office:value="104268" calcext:value-type="float">
            <text:p>104268</text:p>
          </table:table-cell>
          <table:table-cell office:value-type="float" office:value="111914" calcext:value-type="float">
            <text:p>111914</text:p>
          </table:table-cell>
          <table:table-cell office:value-type="float" office:value="114736" calcext:value-type="float">
            <text:p>114736</text:p>
          </table:table-cell>
          <table:table-cell office:value-type="float" office:value="118090" calcext:value-type="float">
            <text:p>118090</text:p>
          </table:table-cell>
        </table:table-row>
        <table:table-row table:style-name="ro2">
          <table:table-cell office:value-type="string" calcext:value-type="string">
            <text:p><text:a xlink:href="javascript:sym(8818)" xlink:type="simple">Caucaia</text:a></text:p>
          </table:table-cell>
          <table:table-cell office:value-type="string" calcext:value-type="string">
            <text:p>CE</text:p>
          </table:table-cell>
          <table:table-cell office:value-type="float" office:value="220317" calcext:value-type="float">
            <text:p>220317</text:p>
          </table:table-cell>
          <table:table-cell office:value-type="float" office:value="282699" calcext:value-type="float">
            <text:p>282699</text:p>
          </table:table-cell>
          <table:table-cell office:value-type="float" office:value="312190" calcext:value-type="float">
            <text:p>312190</text:p>
          </table:table-cell>
          <table:table-cell office:value-type="float" office:value="329790" calcext:value-type="float">
            <text:p>329790</text:p>
          </table:table-cell>
        </table:table-row>
        <table:table-row table:style-name="ro2">
          <table:table-cell office:value-type="string" calcext:value-type="string">
            <text:p><text:a xlink:href="javascript:sym(8884)" xlink:type="simple">Caxias</text:a></text:p>
          </table:table-cell>
          <table:table-cell office:value-type="string" calcext:value-type="string">
            <text:p>MA</text:p>
          </table:table-cell>
          <table:table-cell office:value-type="float" office:value="103485" calcext:value-type="float">
            <text:p>103485</text:p>
          </table:table-cell>
          <table:table-cell office:value-type="float" office:value="118534" calcext:value-type="float">
            <text:p>118534</text:p>
          </table:table-cell>
          <table:table-cell office:value-type="float" office:value="121275" calcext:value-type="float">
            <text:p>121275</text:p>
          </table:table-cell>
          <table:table-cell office:value-type="float" office:value="126260" calcext:value-type="float">
            <text:p>126260</text:p>
          </table:table-cell>
        </table:table-row>
        <table:table-row table:style-name="ro2">
          <table:table-cell office:value-type="string" calcext:value-type="string">
            <text:p><text:a xlink:href="javascript:sym(2481)" xlink:type="simple">Caxias do Sul</text:a></text:p>
          </table:table-cell>
          <table:table-cell office:value-type="string" calcext:value-type="string">
            <text:p>RS</text:p>
          </table:table-cell>
          <table:table-cell office:value-type="float" office:value="330222" calcext:value-type="float">
            <text:p>330222</text:p>
          </table:table-cell>
          <table:table-cell office:value-type="float" office:value="415436" calcext:value-type="float">
            <text:p>415436</text:p>
          </table:table-cell>
          <table:table-cell office:value-type="float" office:value="443287" calcext:value-type="float">
            <text:p>443287</text:p>
          </table:table-cell>
          <table:table-cell office:value-type="float" office:value="458360" calcext:value-type="float">
            <text:p>458360</text:p>
          </table:table-cell>
        </table:table-row>
        <table:table-row table:style-name="ro2">
          <table:table-cell office:value-type="string" calcext:value-type="string">
            <text:p><text:a xlink:href="javascript:sym(8844)" xlink:type="simple">Chapecó</text:a></text:p>
          </table:table-cell>
          <table:table-cell office:value-type="string" calcext:value-type="string">
            <text:p>SC</text:p>
          </table:table-cell>
          <table:table-cell office:value-type="float" office:value="134006" calcext:value-type="float">
            <text:p>134006</text:p>
          </table:table-cell>
          <table:table-cell office:value-type="float" office:value="167716" calcext:value-type="float">
            <text:p>167716</text:p>
          </table:table-cell>
          <table:table-cell office:value-type="float" office:value="241738" calcext:value-type="float">
            <text:p>241738</text:p>
          </table:table-cell>
          <table:table-cell office:value-type="float" office:value="261830" calcext:value-type="float">
            <text:p>261830</text:p>
          </table:table-cell>
        </table:table-row>
        <table:table-row table:style-name="ro2">
          <table:table-cell office:value-type="string" calcext:value-type="string">
            <text:p><text:a xlink:href="javascript:sym(8906)" xlink:type="simple">Colatina</text:a></text:p>
          </table:table-cell>
          <table:table-cell office:value-type="string" calcext:value-type="string">
            <text:p>ES</text:p>
          </table:table-cell>
          <table:table-cell office:value-type="float" office:value="86323" calcext:value-type="float">
            <text:p>86323</text:p>
          </table:table-cell>
          <table:table-cell office:value-type="float" office:value="96074" calcext:value-type="float">
            <text:p>96074</text:p>
          </table:table-cell>
          <table:table-cell office:value-type="float" office:value="105197" calcext:value-type="float">
            <text:p>105197</text:p>
          </table:table-cell>
          <table:table-cell office:value-type="float" office:value="112720" calcext:value-type="float">
            <text:p>112720</text:p>
          </table:table-cell>
        </table:table-row>
        <table:table-row table:style-name="ro2">
          <table:table-cell office:value-type="string" calcext:value-type="string">
            <text:p><text:a xlink:href="javascript:sym(2483)" xlink:type="simple">Colombo</text:a></text:p>
          </table:table-cell>
          <table:table-cell office:value-type="string" calcext:value-type="string">
            <text:p>PR</text:p>
          </table:table-cell>
          <table:table-cell office:value-type="float" office:value="174962" calcext:value-type="float">
            <text:p>174962</text:p>
          </table:table-cell>
          <table:table-cell office:value-type="float" office:value="203203" calcext:value-type="float">
            <text:p>203203</text:p>
          </table:table-cell>
          <table:table-cell office:value-type="float" office:value="221242" calcext:value-type="float">
            <text:p>221242</text:p>
          </table:table-cell>
          <table:table-cell office:value-type="float" office:value="229350" calcext:value-type="float">
            <text:p>229350</text:p>
          </table:table-cell>
        </table:table-row>
        <table:table-row table:style-name="ro2">
          <table:table-cell office:value-type="string" calcext:value-type="string">
            <text:p><text:a xlink:href="javascript:sym(8888)" xlink:type="simple">Conselheiro Lafaiete</text:a></text:p>
          </table:table-cell>
          <table:table-cell office:value-type="string" calcext:value-type="string">
            <text:p>MG</text:p>
          </table:table-cell>
          <table:table-cell office:value-type="float" office:value="98830" calcext:value-type="float">
            <text:p>98830</text:p>
          </table:table-cell>
          <table:table-cell office:value-type="float" office:value="110589" calcext:value-type="float">
            <text:p>110589</text:p>
          </table:table-cell>
          <table:table-cell office:value-type="float" office:value="126435" calcext:value-type="float">
            <text:p>126435</text:p>
          </table:table-cell>
          <table:table-cell office:value-type="float" office:value="132540" calcext:value-type="float">
            <text:p>132540</text:p>
          </table:table-cell>
        </table:table-row>
        <table:table-row table:style-name="ro2">
          <table:table-cell office:value-type="string" calcext:value-type="string">
            <text:p><text:a xlink:href="javascript:sym(2484)" xlink:type="simple">Contagem</text:a></text:p>
          </table:table-cell>
          <table:table-cell office:value-type="string" calcext:value-type="string">
            <text:p>MG</text:p>
          </table:table-cell>
          <table:table-cell office:value-type="float" office:value="533330" calcext:value-type="float">
            <text:p>533330</text:p>
          </table:table-cell>
          <table:table-cell office:value-type="float" office:value="601400" calcext:value-type="float">
            <text:p>601400</text:p>
          </table:table-cell>
          <table:table-cell office:value-type="float" office:value="621016" calcext:value-type="float">
            <text:p>621016</text:p>
          </table:table-cell>
          <table:table-cell office:value-type="float" office:value="649090" calcext:value-type="float">
            <text:p>649090</text:p>
          </table:table-cell>
        </table:table-row>
        <table:table-row table:style-name="ro2">
          <table:table-cell office:value-type="string" calcext:value-type="string">
            <text:p><text:a xlink:href="javascript:sym(8881)" xlink:type="simple">Coronel Fabriciano</text:a></text:p>
          </table:table-cell>
          <table:table-cell office:value-type="string" calcext:value-type="string">
            <text:p>MG</text:p>
          </table:table-cell>
          <table:table-cell office:value-type="float" office:value="96255" calcext:value-type="float">
            <text:p>96255</text:p>
          </table:table-cell>
          <table:table-cell office:value-type="float" office:value="102395" calcext:value-type="float">
            <text:p>102395</text:p>
          </table:table-cell>
          <table:table-cell office:value-type="float" office:value="102795" calcext:value-type="float">
            <text:p>102795</text:p>
          </table:table-cell>
          <table:table-cell office:value-type="float" office:value="106540" calcext:value-type="float">
            <text:p>106540</text:p>
          </table:table-cell>
        </table:table-row>
        <table:table-row table:style-name="ro2">
          <table:table-cell office:value-type="string" calcext:value-type="string">
            <text:p><text:a xlink:href="javascript:sym(8837)" xlink:type="simple">Cotia</text:a></text:p>
          </table:table-cell>
          <table:table-cell office:value-type="string" calcext:value-type="string">
            <text:p>SP</text:p>
          </table:table-cell>
          <table:table-cell office:value-type="float" office:value="121888" calcext:value-type="float">
            <text:p>121888</text:p>
          </table:table-cell>
          <table:table-cell office:value-type="float" office:value="170513" calcext:value-type="float">
            <text:p>170513</text:p>
          </table:table-cell>
          <table:table-cell office:value-type="float" office:value="223315" calcext:value-type="float">
            <text:p>223315</text:p>
          </table:table-cell>
          <table:table-cell office:value-type="float" office:value="233560" calcext:value-type="float">
            <text:p>233560</text:p>
          </table:table-cell>
        </table:table-row>
        <table:table-row table:style-name="ro2">
          <table:table-cell office:value-type="string" calcext:value-type="string">
            <text:p><text:a xlink:href="javascript:sym(8923)" xlink:type="simple">Crato</text:a></text:p>
          </table:table-cell>
          <table:table-cell office:value-type="string" calcext:value-type="string">
            <text:p>CE</text:p>
          </table:table-cell>
          <table:table-cell office:value-type="float" office:value="79305" calcext:value-type="float">
            <text:p>79305</text:p>
          </table:table-cell>
          <table:table-cell office:value-type="float" office:value="95348" calcext:value-type="float">
            <text:p>95348</text:p>
          </table:table-cell>
          <table:table-cell office:value-type="float" office:value="102562" calcext:value-type="float">
            <text:p>102562</text:p>
          </table:table-cell>
          <table:table-cell office:value-type="float" office:value="108180" calcext:value-type="float">
            <text:p>108180</text:p>
          </table:table-cell>
        </table:table-row>
        <table:table-row table:style-name="ro2">
          <table:table-cell office:value-type="string" calcext:value-type="string">
            <text:p><text:a xlink:href="javascript:sym(8831)" xlink:type="simple">Criciúma</text:a></text:p>
          </table:table-cell>
          <table:table-cell office:value-type="string" calcext:value-type="string">
            <text:p>SC</text:p>
          </table:table-cell>
          <table:table-cell office:value-type="float" office:value="153049" calcext:value-type="float">
            <text:p>153049</text:p>
          </table:table-cell>
          <table:table-cell office:value-type="float" office:value="189630" calcext:value-type="float">
            <text:p>189630</text:p>
          </table:table-cell>
          <table:table-cell office:value-type="float" office:value="209482" calcext:value-type="float">
            <text:p>209482</text:p>
          </table:table-cell>
          <table:table-cell office:value-type="float" office:value="220020" calcext:value-type="float">
            <text:p>220020</text:p>
          </table:table-cell>
        </table:table-row>
        <table:table-row table:style-name="ro2">
          <table:table-cell office:value-type="string" calcext:value-type="string">
            <text:p><text:a xlink:href="javascript:sym(8869)" xlink:type="simple">Cubatão</text:a></text:p>
          </table:table-cell>
          <table:table-cell office:value-type="string" calcext:value-type="string">
            <text:p>SP</text:p>
          </table:table-cell>
          <table:table-cell office:value-type="float" office:value="107661" calcext:value-type="float">
            <text:p>107661</text:p>
          </table:table-cell>
          <table:table-cell office:value-type="float" office:value="118720" calcext:value-type="float">
            <text:p>118720</text:p>
          </table:table-cell>
          <table:table-cell office:value-type="float" office:value="112336" calcext:value-type="float">
            <text:p>112336</text:p>
          </table:table-cell>
          <table:table-cell office:value-type="float" office:value="114940" calcext:value-type="float">
            <text:p>114940</text:p>
          </table:table-cell>
        </table:table-row>
        <table:table-row table:style-name="ro2">
          <table:table-cell office:value-type="string" calcext:value-type="string">
            <text:p><text:a xlink:href="javascript:sym(2485)" xlink:type="simple">Cuiabá</text:a></text:p>
          </table:table-cell>
          <table:table-cell office:value-type="string" calcext:value-type="string">
            <text:p>MT</text:p>
          </table:table-cell>
          <table:table-cell office:value-type="float" office:value="475389" calcext:value-type="float">
            <text:p>475389</text:p>
          </table:table-cell>
          <table:table-cell office:value-type="float" office:value="539220" calcext:value-type="float">
            <text:p>539220</text:p>
          </table:table-cell>
          <table:table-cell office:value-type="float" office:value="635828" calcext:value-type="float">
            <text:p>635828</text:p>
          </table:table-cell>
          <table:table-cell office:value-type="float" office:value="667140" calcext:value-type="float">
            <text:p>667140</text:p>
          </table:table-cell>
        </table:table-row>
        <table:table-row table:style-name="ro2">
          <table:table-cell office:value-type="string" calcext:value-type="string">
            <text:p><text:a xlink:href="javascript:sym(2486)" xlink:type="simple">Curitiba</text:a></text:p>
          </table:table-cell>
          <table:table-cell office:value-type="string" calcext:value-type="string">
            <text:p>PR</text:p>
          </table:table-cell>
          <table:table-cell office:value-type="float" office:value="1587315" calcext:value-type="float">
            <text:p>1587315</text:p>
          </table:table-cell>
          <table:table-cell office:value-type="float" office:value="1751907" calcext:value-type="float">
            <text:p>1751907</text:p>
          </table:table-cell>
          <table:table-cell office:value-type="float" office:value="1773718" calcext:value-type="float">
            <text:p>1773718</text:p>
          </table:table-cell>
          <table:table-cell office:value-type="float" office:value="1829225" calcext:value-type="float">
            <text:p>1829225</text:p>
          </table:table-cell>
        </table:table-row>
        <table:table-row table:style-name="ro2">
          <table:table-cell office:value-type="string" calcext:value-type="string">
            <text:p><text:a xlink:href="javascript:sym(2487)" xlink:type="simple">Diadema</text:a></text:p>
          </table:table-cell>
          <table:table-cell office:value-type="string" calcext:value-type="string">
            <text:p>SP</text:p>
          </table:table-cell>
          <table:table-cell office:value-type="float" office:value="357064" calcext:value-type="float">
            <text:p>357064</text:p>
          </table:table-cell>
          <table:table-cell office:value-type="float" office:value="386089" calcext:value-type="float">
            <text:p>386089</text:p>
          </table:table-cell>
          <table:table-cell office:value-type="float" office:value="393237" calcext:value-type="float">
            <text:p>393237</text:p>
          </table:table-cell>
          <table:table-cell office:value-type="float" office:value="404118" calcext:value-type="float">
            <text:p>404118</text:p>
          </table:table-cell>
        </table:table-row>
        <table:table-row table:style-name="ro2">
          <table:table-cell office:value-type="string" calcext:value-type="string">
            <text:p><text:a xlink:href="javascript:sym(2488)" xlink:type="simple">Divinópolis</text:a></text:p>
          </table:table-cell>
          <table:table-cell office:value-type="string" calcext:value-type="string">
            <text:p>MG</text:p>
          </table:table-cell>
          <table:table-cell office:value-type="float" office:value="174118" calcext:value-type="float">
            <text:p>174118</text:p>
          </table:table-cell>
          <table:table-cell office:value-type="float" office:value="202152" calcext:value-type="float">
            <text:p>202152</text:p>
          </table:table-cell>
          <table:table-cell office:value-type="float" office:value="220163" calcext:value-type="float">
            <text:p>220163</text:p>
          </table:table-cell>
          <table:table-cell office:value-type="float" office:value="230870" calcext:value-type="float">
            <text:p>230870</text:p>
          </table:table-cell>
        </table:table-row>
        <table:table-row table:style-name="ro2">
          <table:table-cell office:value-type="string" calcext:value-type="string">
            <text:p><text:a xlink:href="javascript:sym(2489)" xlink:type="simple">Dourados</text:a></text:p>
          </table:table-cell>
          <table:table-cell office:value-type="string" calcext:value-type="string">
            <text:p>MS</text:p>
          </table:table-cell>
          <table:table-cell office:value-type="float" office:value="143590" calcext:value-type="float">
            <text:p>143590</text:p>
          </table:table-cell>
          <table:table-cell office:value-type="float" office:value="173774" calcext:value-type="float">
            <text:p>173774</text:p>
          </table:table-cell>
          <table:table-cell office:value-type="float" office:value="219963" calcext:value-type="float">
            <text:p>219963</text:p>
          </table:table-cell>
          <table:table-cell office:value-type="float" office:value="235580" calcext:value-type="float">
            <text:p>235580</text:p>
          </table:table-cell>
        </table:table-row>
        <table:table-row table:style-name="ro2">
          <table:table-cell office:value-type="string" calcext:value-type="string">
            <text:p><text:a xlink:href="javascript:sym(2490)" xlink:type="simple">Duque de Caxias</text:a></text:p>
          </table:table-cell>
          <table:table-cell office:value-type="string" calcext:value-type="string">
            <text:p>RJ</text:p>
          </table:table-cell>
          <table:table-cell office:value-type="float" office:value="772327" calcext:value-type="float">
            <text:p>772327</text:p>
          </table:table-cell>
          <table:table-cell office:value-type="float" office:value="852138" calcext:value-type="float">
            <text:p>852138</text:p>
          </table:table-cell>
          <table:table-cell office:value-type="float" office:value="806209" calcext:value-type="float">
            <text:p>806209</text:p>
          </table:table-cell>
          <table:table-cell office:value-type="float" office:value="864250" calcext:value-type="float">
            <text:p>864250</text:p>
          </table:table-cell>
        </table:table-row>
        <table:table-row table:style-name="ro2">
          <table:table-cell office:value-type="string" calcext:value-type="string">
            <text:p><text:a xlink:href="javascript:sym(2491)" xlink:type="simple">Embu das Artes</text:a></text:p>
          </table:table-cell>
          <table:table-cell office:value-type="string" calcext:value-type="string">
            <text:p>SP</text:p>
          </table:table-cell>
          <table:table-cell office:value-type="float" office:value="207663" calcext:value-type="float">
            <text:p>207663</text:p>
          </table:table-cell>
          <table:table-cell office:value-type="float" office:value="240230" calcext:value-type="float">
            <text:p>240230</text:p>
          </table:table-cell>
          <table:table-cell office:value-type="float" office:value="249223" calcext:value-type="float">
            <text:p>249223</text:p>
          </table:table-cell>
          <table:table-cell office:value-type="float" office:value="257800" calcext:value-type="float">
            <text:p>257800</text:p>
          </table:table-cell>
        </table:table-row>
        <table:table-row table:style-name="ro3">
          <table:table-cell office:value-type="string" calcext:value-type="string">
            <text:p><text:a xlink:href="javascript:sym(8945)" xlink:type="simple">Erechim</text:a> (Erexim)</text:p>
          </table:table-cell>
          <table:table-cell office:value-type="string" calcext:value-type="string">
            <text:p>RS</text:p>
          </table:table-cell>
          <table:table-cell office:value-type="float" office:value="81033" calcext:value-type="float">
            <text:p>81033</text:p>
          </table:table-cell>
          <table:table-cell office:value-type="float" office:value="90152" calcext:value-type="float">
            <text:p>90152</text:p>
          </table:table-cell>
          <table:table-cell office:value-type="float" office:value="101529" calcext:value-type="float">
            <text:p>101529</text:p>
          </table:table-cell>
          <table:table-cell office:value-type="float" office:value="105170" calcext:value-type="float">
            <text:p>105170</text:p>
          </table:table-cell>
        </table:table-row>
        <table:table-row table:style-name="ro2">
          <table:table-cell office:value-type="string" calcext:value-type="string">
            <text:p><text:a xlink:href="javascript:sym(8928)" xlink:type="simple">Eunápolis</text:a></text:p>
          </table:table-cell>
          <table:table-cell office:value-type="string" calcext:value-type="string">
            <text:p>BA</text:p>
          </table:table-cell>
          <table:table-cell office:value-type="float" office:value="79161" calcext:value-type="float">
            <text:p>79161</text:p>
          </table:table-cell>
          <table:table-cell office:value-type="float" office:value="93413" calcext:value-type="float">
            <text:p>93413</text:p>
          </table:table-cell>
          <table:table-cell office:value-type="float" office:value="106861" calcext:value-type="float">
            <text:p>106861</text:p>
          </table:table-cell>
          <table:table-cell office:value-type="float" office:value="113260" calcext:value-type="float">
            <text:p>113260</text:p>
          </table:table-cell>
        </table:table-row>
        <table:table-row table:style-name="ro2">
          <table:table-cell office:value-type="string" calcext:value-type="string">
            <text:p><text:a xlink:href="javascript:sym(12367)" xlink:type="simple">Fazenda Rio Grande</text:a></text:p>
          </table:table-cell>
          <table:table-cell office:value-type="string" calcext:value-type="string">
            <text:p>PR</text:p>
          </table:table-cell>
          <table:table-cell office:value-type="float" office:value="59196" calcext:value-type="float">
            <text:p>59196</text:p>
          </table:table-cell>
          <table:table-cell office:value-type="float" office:value="75928" calcext:value-type="float">
            <text:p>75928</text:p>
          </table:table-cell>
          <table:table-cell office:value-type="float" office:value="146644" calcext:value-type="float">
            <text:p>146644</text:p>
          </table:table-cell>
          <table:table-cell office:value-type="float" office:value="159090" calcext:value-type="float">
            <text:p>159090</text:p>
          </table:table-cell>
        </table:table-row>
        <table:table-row table:style-name="ro2">
          <table:table-cell office:value-type="string" calcext:value-type="string">
            <text:p><text:a xlink:href="javascript:sym(2492)" xlink:type="simple">Feira de Santana</text:a></text:p>
          </table:table-cell>
          <table:table-cell office:value-type="string" calcext:value-type="string">
            <text:p>BA</text:p>
          </table:table-cell>
          <table:table-cell office:value-type="float" office:value="426997" calcext:value-type="float">
            <text:p>426997</text:p>
          </table:table-cell>
          <table:table-cell office:value-type="float" office:value="505347" calcext:value-type="float">
            <text:p>505347</text:p>
          </table:table-cell>
          <table:table-cell office:value-type="float" office:value="572971" calcext:value-type="float">
            <text:p>572971</text:p>
          </table:table-cell>
          <table:table-cell office:value-type="float" office:value="611720" calcext:value-type="float">
            <text:p>611720</text:p>
          </table:table-cell>
        </table:table-row>
        <table:table-row table:style-name="ro2">
          <table:table-cell office:value-type="string" calcext:value-type="string">
            <text:p><text:a xlink:href="javascript:sym(8840)" xlink:type="simple">Ferraz de Vasconcelos</text:a></text:p>
          </table:table-cell>
          <table:table-cell office:value-type="string" calcext:value-type="string">
            <text:p>SP</text:p>
          </table:table-cell>
          <table:table-cell office:value-type="float" office:value="141208" calcext:value-type="float">
            <text:p>141208</text:p>
          </table:table-cell>
          <table:table-cell office:value-type="float" office:value="160754" calcext:value-type="float">
            <text:p>160754</text:p>
          </table:table-cell>
          <table:table-cell office:value-type="float" office:value="177680" calcext:value-type="float">
            <text:p>177680</text:p>
          </table:table-cell>
          <table:table-cell office:value-type="float" office:value="184050" calcext:value-type="float">
            <text:p>184050</text:p>
          </table:table-cell>
        </table:table-row>
        <table:table-row table:style-name="ro2">
          <table:table-cell office:value-type="string" calcext:value-type="string">
            <text:p><text:a xlink:href="javascript:sym(2493)" xlink:type="simple">Florianópolis</text:a></text:p>
          </table:table-cell>
          <table:table-cell office:value-type="string" calcext:value-type="string">
            <text:p>SC</text:p>
          </table:table-cell>
          <table:table-cell office:value-type="float" office:value="332185" calcext:value-type="float">
            <text:p>332185</text:p>
          </table:table-cell>
          <table:table-cell office:value-type="float" office:value="405286" calcext:value-type="float">
            <text:p>405286</text:p>
          </table:table-cell>
          <table:table-cell office:value-type="float" office:value="534827" calcext:value-type="float">
            <text:p>534827</text:p>
          </table:table-cell>
          <table:table-cell office:value-type="float" office:value="573800" calcext:value-type="float">
            <text:p>573800</text:p>
          </table:table-cell>
        </table:table-row>
        <table:table-row table:style-name="ro2">
          <table:table-cell office:value-type="string" calcext:value-type="string">
            <text:p><text:a xlink:href="javascript:sym(8990)" xlink:type="simple">Formosa</text:a></text:p>
          </table:table-cell>
          <table:table-cell office:value-type="string" calcext:value-type="string">
            <text:p>GO</text:p>
          </table:table-cell>
          <table:table-cell office:value-type="float" office:value="68477" calcext:value-type="float">
            <text:p>68477</text:p>
          </table:table-cell>
          <table:table-cell office:value-type="float" office:value="88286" calcext:value-type="float">
            <text:p>88286</text:p>
          </table:table-cell>
          <table:table-cell office:value-type="float" office:value="103467" calcext:value-type="float">
            <text:p>103467</text:p>
          </table:table-cell>
          <table:table-cell office:value-type="float" office:value="107550" calcext:value-type="float">
            <text:p>107550</text:p>
          </table:table-cell>
        </table:table-row>
        <table:table-row table:style-name="ro2">
          <table:table-cell office:value-type="string" calcext:value-type="string">
            <text:p><text:a xlink:href="javascript:sym(2494)" xlink:type="simple">Fortaleza</text:a></text:p>
          </table:table-cell>
          <table:table-cell office:value-type="string" calcext:value-type="string">
            <text:p>CE</text:p>
          </table:table-cell>
          <table:table-cell office:value-type="float" office:value="2141402" calcext:value-type="float">
            <text:p>2141402</text:p>
          </table:table-cell>
          <table:table-cell office:value-type="float" office:value="2452185" calcext:value-type="float">
            <text:p>2452185</text:p>
          </table:table-cell>
          <table:table-cell office:value-type="float" office:value="2428708" calcext:value-type="float">
            <text:p>2428708</text:p>
          </table:table-cell>
          <table:table-cell office:value-type="float" office:value="2574412" calcext:value-type="float">
            <text:p>2574412</text:p>
          </table:table-cell>
        </table:table-row>
        <table:table-row table:style-name="ro2">
          <table:table-cell office:value-type="string" calcext:value-type="string">
            <text:p><text:a xlink:href="javascript:sym(2495)" xlink:type="simple">Foz do Iguaçu</text:a></text:p>
          </table:table-cell>
          <table:table-cell office:value-type="string" calcext:value-type="string">
            <text:p>PR</text:p>
          </table:table-cell>
          <table:table-cell office:value-type="float" office:value="256524" calcext:value-type="float">
            <text:p>256524</text:p>
          </table:table-cell>
          <table:table-cell office:value-type="float" office:value="253962" calcext:value-type="float">
            <text:p>253962</text:p>
          </table:table-cell>
          <table:table-cell office:value-type="float" office:value="283803" calcext:value-type="float">
            <text:p>283803</text:p>
          </table:table-cell>
          <table:table-cell office:value-type="float" office:value="293830" calcext:value-type="float">
            <text:p>293830</text:p>
          </table:table-cell>
        </table:table-row>
        <table:table-row table:style-name="ro2">
          <table:table-cell office:value-type="string" calcext:value-type="string">
            <text:p><text:a xlink:href="javascript:sym(2496)" xlink:type="simple">Franca</text:a></text:p>
          </table:table-cell>
          <table:table-cell office:value-type="string" calcext:value-type="string">
            <text:p>SP</text:p>
          </table:table-cell>
          <table:table-cell office:value-type="float" office:value="282203" calcext:value-type="float">
            <text:p>282203</text:p>
          </table:table-cell>
          <table:table-cell office:value-type="float" office:value="313046" calcext:value-type="float">
            <text:p>313046</text:p>
          </table:table-cell>
          <table:table-cell office:value-type="float" office:value="347312" calcext:value-type="float">
            <text:p>347312</text:p>
          </table:table-cell>
          <table:table-cell office:value-type="float" office:value="358930" calcext:value-type="float">
            <text:p>358930</text:p>
          </table:table-cell>
        </table:table-row>
        <table:table-row table:style-name="ro2">
          <table:table-cell office:value-type="string" calcext:value-type="string">
            <text:p><text:a xlink:href="javascript:sym(8853)" xlink:type="simple">Francisco Morato</text:a></text:p>
          </table:table-cell>
          <table:table-cell office:value-type="string" calcext:value-type="string">
            <text:p>SP</text:p>
          </table:table-cell>
          <table:table-cell office:value-type="float" office:value="133575" calcext:value-type="float">
            <text:p>133575</text:p>
          </table:table-cell>
          <table:table-cell office:value-type="float" office:value="154158" calcext:value-type="float">
            <text:p>154158</text:p>
          </table:table-cell>
          <table:table-cell office:value-type="float" office:value="164374" calcext:value-type="float">
            <text:p>164374</text:p>
          </table:table-cell>
          <table:table-cell office:value-type="float" office:value="170310" calcext:value-type="float">
            <text:p>170310</text:p>
          </table:table-cell>
        </table:table-row>
        <table:table-row table:style-name="ro2">
          <table:table-cell office:value-type="string" calcext:value-type="string">
            <text:p><text:a xlink:href="javascript:sym(8877)" xlink:type="simple">Franco da Rocha</text:a></text:p>
          </table:table-cell>
          <table:table-cell office:value-type="string" calcext:value-type="string">
            <text:p>SP</text:p>
          </table:table-cell>
          <table:table-cell office:value-type="float" office:value="100395" calcext:value-type="float">
            <text:p>100395</text:p>
          </table:table-cell>
          <table:table-cell office:value-type="float" office:value="121244" calcext:value-type="float">
            <text:p>121244</text:p>
          </table:table-cell>
          <table:table-cell office:value-type="float" office:value="139074" calcext:value-type="float">
            <text:p>139074</text:p>
          </table:table-cell>
          <table:table-cell office:value-type="float" office:value="143810" calcext:value-type="float">
            <text:p>143810</text:p>
          </table:table-cell>
        </table:table-row>
        <table:table-row table:style-name="ro2">
          <table:table-cell office:value-type="string" calcext:value-type="string">
            <text:p><text:a xlink:href="javascript:sym(8870)" xlink:type="simple">Garanhuns</text:a></text:p>
          </table:table-cell>
          <table:table-cell office:value-type="string" calcext:value-type="string">
            <text:p>PE</text:p>
          </table:table-cell>
          <table:table-cell office:value-type="float" office:value="100446" calcext:value-type="float">
            <text:p>100446</text:p>
          </table:table-cell>
          <table:table-cell office:value-type="float" office:value="112104" calcext:value-type="float">
            <text:p>112104</text:p>
          </table:table-cell>
          <table:table-cell office:value-type="float" office:value="123146" calcext:value-type="float">
            <text:p>123146</text:p>
          </table:table-cell>
          <table:table-cell office:value-type="float" office:value="130540" calcext:value-type="float">
            <text:p>130540</text:p>
          </table:table-cell>
        </table:table-row>
        <table:table-row table:style-name="ro2">
          <table:table-cell office:value-type="string" calcext:value-type="string">
            <text:p><text:a xlink:href="javascript:sym(2497)" xlink:type="simple">Goiânia</text:a></text:p>
          </table:table-cell>
          <table:table-cell office:value-type="string" calcext:value-type="string">
            <text:p>GO</text:p>
          </table:table-cell>
          <table:table-cell office:value-type="float" office:value="1085806" calcext:value-type="float">
            <text:p>1085806</text:p>
          </table:table-cell>
          <table:table-cell office:value-type="float" office:value="1297076" calcext:value-type="float">
            <text:p>1297076</text:p>
          </table:table-cell>
          <table:table-cell office:value-type="float" office:value="1435186" calcext:value-type="float">
            <text:p>1435186</text:p>
          </table:table-cell>
          <table:table-cell office:value-type="float" office:value="1492330" calcext:value-type="float">
            <text:p>1492330</text:p>
          </table:table-cell>
        </table:table-row>
        <table:table-row table:style-name="ro2">
          <table:table-cell office:value-type="string" calcext:value-type="string">
            <text:p><text:a xlink:href="javascript:sym(2498)" xlink:type="simple">Governador Valadares</text:a></text:p>
          </table:table-cell>
          <table:table-cell office:value-type="string" calcext:value-type="string">
            <text:p>MG</text:p>
          </table:table-cell>
          <table:table-cell office:value-type="float" office:value="227440" calcext:value-type="float">
            <text:p>227440</text:p>
          </table:table-cell>
          <table:table-cell office:value-type="float" office:value="245103" calcext:value-type="float">
            <text:p>245103</text:p>
          </table:table-cell>
          <table:table-cell office:value-type="float" office:value="241135" calcext:value-type="float">
            <text:p>241135</text:p>
          </table:table-cell>
          <table:table-cell office:value-type="float" office:value="250020" calcext:value-type="float">
            <text:p>250020</text:p>
          </table:table-cell>
        </table:table-row>
        <table:table-row table:style-name="ro2">
          <table:table-cell office:value-type="string" calcext:value-type="string">
            <text:p><text:a xlink:href="javascript:sym(2499)" xlink:type="simple">Gravataí</text:a></text:p>
          </table:table-cell>
          <table:table-cell office:value-type="string" calcext:value-type="string">
            <text:p>RS</text:p>
          </table:table-cell>
          <table:table-cell office:value-type="float" office:value="212144" calcext:value-type="float">
            <text:p>212144</text:p>
          </table:table-cell>
          <table:table-cell office:value-type="float" office:value="243497" calcext:value-type="float">
            <text:p>243497</text:p>
          </table:table-cell>
          <table:table-cell office:value-type="float" office:value="254651" calcext:value-type="float">
            <text:p>254651</text:p>
          </table:table-cell>
          <table:table-cell office:value-type="float" office:value="264470" calcext:value-type="float">
            <text:p>264470</text:p>
          </table:table-cell>
        </table:table-row>
        <table:table-row table:style-name="ro2">
          <table:table-cell office:value-type="string" calcext:value-type="string">
            <text:p><text:a xlink:href="javascript:sym(8959)" xlink:type="simple">Guarapari</text:a></text:p>
          </table:table-cell>
          <table:table-cell office:value-type="string" calcext:value-type="string">
            <text:p>ES</text:p>
          </table:table-cell>
          <table:table-cell office:value-type="float" office:value="82470" calcext:value-type="float">
            <text:p>82470</text:p>
          </table:table-cell>
          <table:table-cell office:value-type="float" office:value="100490" calcext:value-type="float">
            <text:p>100490</text:p>
          </table:table-cell>
          <table:table-cell office:value-type="float" office:value="118061" calcext:value-type="float">
            <text:p>118061</text:p>
          </table:table-cell>
          <table:table-cell office:value-type="float" office:value="127800" calcext:value-type="float">
            <text:p>127800</text:p>
          </table:table-cell>
        </table:table-row>
        <table:table-row table:style-name="ro2">
          <table:table-cell office:value-type="string" calcext:value-type="string">
            <text:p><text:a xlink:href="javascript:sym(2500)" xlink:type="simple">Guarapuava</text:a></text:p>
          </table:table-cell>
          <table:table-cell office:value-type="string" calcext:value-type="string">
            <text:p>PR</text:p>
          </table:table-cell>
          <table:table-cell office:value-type="float" office:value="131831" calcext:value-type="float">
            <text:p>131831</text:p>
          </table:table-cell>
          <table:table-cell office:value-type="float" office:value="141957" calcext:value-type="float">
            <text:p>141957</text:p>
          </table:table-cell>
          <table:table-cell office:value-type="float" office:value="158026" calcext:value-type="float">
            <text:p>158026</text:p>
          </table:table-cell>
          <table:table-cell office:value-type="float" office:value="163770" calcext:value-type="float">
            <text:p>163770</text:p>
          </table:table-cell>
        </table:table-row>
        <table:table-row table:style-name="ro2">
          <table:table-cell office:value-type="string" calcext:value-type="string">
            <text:p><text:a xlink:href="javascript:sym(8879)" xlink:type="simple">Guaratinguetá</text:a></text:p>
          </table:table-cell>
          <table:table-cell office:value-type="string" calcext:value-type="string">
            <text:p>SP</text:p>
          </table:table-cell>
          <table:table-cell office:value-type="float" office:value="99162" calcext:value-type="float">
            <text:p>99162</text:p>
          </table:table-cell>
          <table:table-cell office:value-type="float" office:value="106762" calcext:value-type="float">
            <text:p>106762</text:p>
          </table:table-cell>
          <table:table-cell office:value-type="float" office:value="113199" calcext:value-type="float">
            <text:p>113199</text:p>
          </table:table-cell>
          <table:table-cell office:value-type="float" office:value="116720" calcext:value-type="float">
            <text:p>116720</text:p>
          </table:table-cell>
        </table:table-row>
        <table:table-row table:style-name="ro2">
          <table:table-cell office:value-type="string" calcext:value-type="string">
            <text:p><text:a xlink:href="javascript:sym(8816)" xlink:type="simple">Guarujá</text:a></text:p>
          </table:table-cell>
          <table:table-cell office:value-type="string" calcext:value-type="string">
            <text:p>SP</text:p>
          </table:table-cell>
          <table:table-cell office:value-type="float" office:value="264733" calcext:value-type="float">
            <text:p>264733</text:p>
          </table:table-cell>
          <table:table-cell office:value-type="float" office:value="290696" calcext:value-type="float">
            <text:p>290696</text:p>
          </table:table-cell>
          <table:table-cell office:value-type="float" office:value="286839" calcext:value-type="float">
            <text:p>286839</text:p>
          </table:table-cell>
          <table:table-cell office:value-type="float" office:value="294160" calcext:value-type="float">
            <text:p>294160</text:p>
          </table:table-cell>
        </table:table-row>
        <table:table-row table:style-name="ro2">
          <table:table-cell office:value-type="string" calcext:value-type="string">
            <text:p><text:a xlink:href="javascript:sym(2501)" xlink:type="simple">Guarulhos</text:a></text:p>
          </table:table-cell>
          <table:table-cell office:value-type="string" calcext:value-type="string">
            <text:p>SP</text:p>
          </table:table-cell>
          <table:table-cell office:value-type="float" office:value="1049668" calcext:value-type="float">
            <text:p>1049668</text:p>
          </table:table-cell>
          <table:table-cell office:value-type="float" office:value="1221979" calcext:value-type="float">
            <text:p>1221979</text:p>
          </table:table-cell>
          <table:table-cell office:value-type="float" office:value="1291152" calcext:value-type="float">
            <text:p>1291152</text:p>
          </table:table-cell>
          <table:table-cell office:value-type="float" office:value="1344720" calcext:value-type="float">
            <text:p>1344720</text:p>
          </table:table-cell>
        </table:table-row>
        <table:table-row table:style-name="ro2">
          <table:table-cell office:value-type="string" calcext:value-type="string">
            <text:p><text:a xlink:href="javascript:sym(8843)" xlink:type="simple">Hortolândia</text:a></text:p>
          </table:table-cell>
          <table:table-cell office:value-type="string" calcext:value-type="string">
            <text:p>SP</text:p>
          </table:table-cell>
          <table:table-cell office:value-type="float" office:value="152523" calcext:value-type="float">
            <text:p>152523</text:p>
          </table:table-cell>
          <table:table-cell office:value-type="float" office:value="192692" calcext:value-type="float">
            <text:p>192692</text:p>
          </table:table-cell>
          <table:table-cell office:value-type="float" office:value="235854" calcext:value-type="float">
            <text:p>235854</text:p>
          </table:table-cell>
          <table:table-cell office:value-type="float" office:value="246510" calcext:value-type="float">
            <text:p>246510</text:p>
          </table:table-cell>
        </table:table-row>
        <table:table-row table:style-name="ro2">
          <table:table-cell office:value-type="string" calcext:value-type="string">
            <text:p><text:a xlink:href="javascript:sym(8839)" xlink:type="simple">Ibirité</text:a></text:p>
          </table:table-cell>
          <table:table-cell office:value-type="string" calcext:value-type="string">
            <text:p>MG</text:p>
          </table:table-cell>
          <table:table-cell office:value-type="float" office:value="132335" calcext:value-type="float">
            <text:p>132335</text:p>
          </table:table-cell>
          <table:table-cell office:value-type="float" office:value="158590" calcext:value-type="float">
            <text:p>158590</text:p>
          </table:table-cell>
          <table:table-cell office:value-type="float" office:value="170099" calcext:value-type="float">
            <text:p>170099</text:p>
          </table:table-cell>
          <table:table-cell office:value-type="float" office:value="178250" calcext:value-type="float">
            <text:p>178250</text:p>
          </table:table-cell>
        </table:table-row>
        <table:table-row table:style-name="ro2">
          <table:table-cell office:value-type="string" calcext:value-type="string">
            <text:p><text:a xlink:href="javascript:sym(8966)" xlink:type="simple">Igarassu</text:a></text:p>
          </table:table-cell>
          <table:table-cell office:value-type="string" calcext:value-type="string">
            <text:p>PE</text:p>
          </table:table-cell>
          <table:table-cell office:value-type="float" office:value="74662" calcext:value-type="float">
            <text:p>74662</text:p>
          </table:table-cell>
          <table:table-cell office:value-type="float" office:value="92667" calcext:value-type="float">
            <text:p>92667</text:p>
          </table:table-cell>
          <table:table-cell office:value-type="float" office:value="108772" calcext:value-type="float">
            <text:p>108772</text:p>
          </table:table-cell>
          <table:table-cell office:value-type="float" office:value="115490" calcext:value-type="float">
            <text:p>115490</text:p>
          </table:table-cell>
        </table:table-row>
        <table:table-row table:style-name="ro2">
          <table:table-cell office:value-type="string" calcext:value-type="string">
            <text:p><text:a xlink:href="javascript:sym(2502)" xlink:type="simple">Ilhéus</text:a></text:p>
          </table:table-cell>
          <table:table-cell office:value-type="string" calcext:value-type="string">
            <text:p>BA</text:p>
          </table:table-cell>
          <table:table-cell office:value-type="float" office:value="157737" calcext:value-type="float">
            <text:p>157737</text:p>
          </table:table-cell>
          <table:table-cell office:value-type="float" office:value="151583" calcext:value-type="float">
            <text:p>151583</text:p>
          </table:table-cell>
          <table:table-cell office:value-type="float" office:value="158442" calcext:value-type="float">
            <text:p>158442</text:p>
          </table:table-cell>
          <table:table-cell office:value-type="float" office:value="167650" calcext:value-type="float">
            <text:p>167650</text:p>
          </table:table-cell>
        </table:table-row>
        <table:table-row table:style-name="ro2">
          <table:table-cell office:value-type="string" calcext:value-type="string">
            <text:p><text:a xlink:href="javascript:sym(2503)" xlink:type="simple">Imperatriz</text:a></text:p>
          </table:table-cell>
          <table:table-cell office:value-type="string" calcext:value-type="string">
            <text:p>MA</text:p>
          </table:table-cell>
          <table:table-cell office:value-type="float" office:value="218673" calcext:value-type="float">
            <text:p>218673</text:p>
          </table:table-cell>
          <table:table-cell office:value-type="float" office:value="234547" calcext:value-type="float">
            <text:p>234547</text:p>
          </table:table-cell>
          <table:table-cell office:value-type="float" office:value="262000" calcext:value-type="float">
            <text:p>262000</text:p>
          </table:table-cell>
          <table:table-cell office:value-type="float" office:value="273550" calcext:value-type="float">
            <text:p>273550</text:p>
          </table:table-cell>
        </table:table-row>
        <table:table-row table:style-name="ro2">
          <table:table-cell office:value-type="string" calcext:value-type="string">
            <text:p><text:a xlink:href="javascript:sym(8841)" xlink:type="simple">Indaiatuba</text:a></text:p>
          </table:table-cell>
          <table:table-cell office:value-type="string" calcext:value-type="string">
            <text:p>SP</text:p>
          </table:table-cell>
          <table:table-cell office:value-type="float" office:value="144740" calcext:value-type="float">
            <text:p>144740</text:p>
          </table:table-cell>
          <table:table-cell office:value-type="float" office:value="199592" calcext:value-type="float">
            <text:p>199592</text:p>
          </table:table-cell>
          <table:table-cell office:value-type="float" office:value="251296" calcext:value-type="float">
            <text:p>251296</text:p>
          </table:table-cell>
          <table:table-cell office:value-type="float" office:value="263130" calcext:value-type="float">
            <text:p>263130</text:p>
          </table:table-cell>
        </table:table-row>
        <table:table-row table:style-name="ro2">
          <table:table-cell office:value-type="string" calcext:value-type="string">
            <text:p><text:a xlink:href="javascript:sym(2504)" xlink:type="simple">Ipatinga</text:a></text:p>
          </table:table-cell>
          <table:table-cell office:value-type="string" calcext:value-type="string">
            <text:p>MG</text:p>
          </table:table-cell>
          <table:table-cell office:value-type="float" office:value="210895" calcext:value-type="float">
            <text:p>210895</text:p>
          </table:table-cell>
          <table:table-cell office:value-type="float" office:value="236968" calcext:value-type="float">
            <text:p>236968</text:p>
          </table:table-cell>
          <table:table-cell office:value-type="float" office:value="227128" calcext:value-type="float">
            <text:p>227128</text:p>
          </table:table-cell>
          <table:table-cell office:value-type="float" office:value="234820" calcext:value-type="float">
            <text:p>234820</text:p>
          </table:table-cell>
        </table:table-row>
        <table:table-row table:style-name="ro2">
          <table:table-cell office:value-type="string" calcext:value-type="string">
            <text:p><text:a xlink:href="javascript:sym(8910)" xlink:type="simple">Itabira</text:a></text:p>
          </table:table-cell>
          <table:table-cell office:value-type="string" calcext:value-type="string">
            <text:p>MG</text:p>
          </table:table-cell>
          <table:table-cell office:value-type="float" office:value="88078" calcext:value-type="float">
            <text:p>88078</text:p>
          </table:table-cell>
          <table:table-cell office:value-type="float" office:value="100387" calcext:value-type="float">
            <text:p>100387</text:p>
          </table:table-cell>
          <table:table-cell office:value-type="float" office:value="104214" calcext:value-type="float">
            <text:p>104214</text:p>
          </table:table-cell>
          <table:table-cell office:value-type="float" office:value="108260" calcext:value-type="float">
            <text:p>108260</text:p>
          </table:table-cell>
        </table:table-row>
        <table:table-row table:style-name="ro2">
          <table:table-cell office:value-type="string" calcext:value-type="string">
            <text:p><text:a xlink:href="javascript:sym(8824)" xlink:type="simple">Itaboraí</text:a></text:p>
          </table:table-cell>
          <table:table-cell office:value-type="string" calcext:value-type="string">
            <text:p>RJ</text:p>
          </table:table-cell>
          <table:table-cell office:value-type="float" office:value="177260" calcext:value-type="float">
            <text:p>177260</text:p>
          </table:table-cell>
          <table:table-cell office:value-type="float" office:value="215412" calcext:value-type="float">
            <text:p>215412</text:p>
          </table:table-cell>
          <table:table-cell office:value-type="float" office:value="222002" calcext:value-type="float">
            <text:p>222002</text:p>
          </table:table-cell>
          <table:table-cell office:value-type="float" office:value="237620" calcext:value-type="float">
            <text:p>237620</text:p>
          </table:table-cell>
        </table:table-row>
        <table:table-row table:style-name="ro2">
          <table:table-cell office:value-type="string" calcext:value-type="string">
            <text:p><text:a xlink:href="javascript:sym(2505)" xlink:type="simple">Itabuna</text:a></text:p>
          </table:table-cell>
          <table:table-cell office:value-type="string" calcext:value-type="string">
            <text:p>BA</text:p>
          </table:table-cell>
          <table:table-cell office:value-type="float" office:value="191184" calcext:value-type="float">
            <text:p>191184</text:p>
          </table:table-cell>
          <table:table-cell office:value-type="float" office:value="199643" calcext:value-type="float">
            <text:p>199643</text:p>
          </table:table-cell>
          <table:table-cell office:value-type="float" office:value="183648" calcext:value-type="float">
            <text:p>183648</text:p>
          </table:table-cell>
          <table:table-cell office:value-type="float" office:value="193450" calcext:value-type="float">
            <text:p>193450</text:p>
          </table:table-cell>
        </table:table-row>
        <table:table-row table:style-name="ro2">
          <table:table-cell office:value-type="string" calcext:value-type="string">
            <text:p><text:a xlink:href="javascript:sym(8849)" xlink:type="simple">Itaguaí</text:a></text:p>
          </table:table-cell>
          <table:table-cell office:value-type="string" calcext:value-type="string">
            <text:p>RJ</text:p>
          </table:table-cell>
          <table:table-cell office:value-type="float" office:value="78197" calcext:value-type="float">
            <text:p>78197</text:p>
          </table:table-cell>
          <table:table-cell office:value-type="float" office:value="104156" calcext:value-type="float">
            <text:p>104156</text:p>
          </table:table-cell>
          <table:table-cell office:value-type="float" office:value="114381" calcext:value-type="float">
            <text:p>114381</text:p>
          </table:table-cell>
          <table:table-cell office:value-type="float" office:value="121370" calcext:value-type="float">
            <text:p>121370</text:p>
          </table:table-cell>
        </table:table-row>
        <table:table-row table:style-name="ro2">
          <table:table-cell office:value-type="string" calcext:value-type="string">
            <text:p><text:a xlink:href="javascript:sym(8978)" xlink:type="simple">Itaituba</text:a></text:p>
          </table:table-cell>
          <table:table-cell office:value-type="string" calcext:value-type="string">
            <text:p>PA</text:p>
          </table:table-cell>
          <table:table-cell office:value-type="float" office:value="64486" calcext:value-type="float">
            <text:p>64486</text:p>
          </table:table-cell>
          <table:table-cell office:value-type="float" office:value="70682" calcext:value-type="float">
            <text:p>70682</text:p>
          </table:table-cell>
          <table:table-cell office:value-type="float" office:value="99532" calcext:value-type="float">
            <text:p>99532</text:p>
          </table:table-cell>
          <table:table-cell office:value-type="float" office:value="107900" calcext:value-type="float">
            <text:p>107900</text:p>
          </table:table-cell>
        </table:table-row>
        <table:table-row table:style-name="ro2">
          <table:table-cell office:value-type="string" calcext:value-type="string">
            <text:p><text:a xlink:href="javascript:sym(2506)" xlink:type="simple">Itajaí</text:a></text:p>
          </table:table-cell>
          <table:table-cell office:value-type="string" calcext:value-type="string">
            <text:p>SC</text:p>
          </table:table-cell>
          <table:table-cell office:value-type="float" office:value="141950" calcext:value-type="float">
            <text:p>141950</text:p>
          </table:table-cell>
          <table:table-cell office:value-type="float" office:value="173452" calcext:value-type="float">
            <text:p>173452</text:p>
          </table:table-cell>
          <table:table-cell office:value-type="float" office:value="255583" calcext:value-type="float">
            <text:p>255583</text:p>
          </table:table-cell>
          <table:table-cell office:value-type="float" office:value="278070" calcext:value-type="float">
            <text:p>278070</text:p>
          </table:table-cell>
        </table:table-row>
        <table:table-row table:style-name="ro2">
          <table:table-cell office:value-type="string" calcext:value-type="string">
            <text:p><text:a xlink:href="javascript:sym(9002)" xlink:type="simple">Itanhaém</text:a></text:p>
          </table:table-cell>
          <table:table-cell office:value-type="string" calcext:value-type="string">
            <text:p>SP</text:p>
          </table:table-cell>
          <table:table-cell office:value-type="float" office:value="71148" calcext:value-type="float">
            <text:p>71148</text:p>
          </table:table-cell>
          <table:table-cell office:value-type="float" office:value="86242" calcext:value-type="float">
            <text:p>86242</text:p>
          </table:table-cell>
          <table:table-cell office:value-type="float" office:value="111273" calcext:value-type="float">
            <text:p>111273</text:p>
          </table:table-cell>
          <table:table-cell office:value-type="float" office:value="116180" calcext:value-type="float">
            <text:p>116180</text:p>
          </table:table-cell>
        </table:table-row>
        <table:table-row table:style-name="ro2">
          <table:table-cell office:value-type="string" calcext:value-type="string">
            <text:p><text:a xlink:href="javascript:sym(8848)" xlink:type="simple">Itapecerica da Serra</text:a></text:p>
          </table:table-cell>
          <table:table-cell office:value-type="string" calcext:value-type="string">
            <text:p>SP</text:p>
          </table:table-cell>
          <table:table-cell office:value-type="float" office:value="128327" calcext:value-type="float">
            <text:p>128327</text:p>
          </table:table-cell>
          <table:table-cell office:value-type="float" office:value="151349" calcext:value-type="float">
            <text:p>151349</text:p>
          </table:table-cell>
          <table:table-cell office:value-type="float" office:value="149831" calcext:value-type="float">
            <text:p>149831</text:p>
          </table:table-cell>
          <table:table-cell office:value-type="float" office:value="154940" calcext:value-type="float">
            <text:p>154940</text:p>
          </table:table-cell>
        </table:table-row>
        <table:table-row table:style-name="ro2">
          <table:table-cell office:value-type="string" calcext:value-type="string">
            <text:p><text:a xlink:href="javascript:sym(8861)" xlink:type="simple">Itapetininga</text:a></text:p>
          </table:table-cell>
          <table:table-cell office:value-type="string" calcext:value-type="string">
            <text:p>SP</text:p>
          </table:table-cell>
          <table:table-cell office:value-type="float" office:value="106723" calcext:value-type="float">
            <text:p>106723</text:p>
          </table:table-cell>
          <table:table-cell office:value-type="float" office:value="123401" calcext:value-type="float">
            <text:p>123401</text:p>
          </table:table-cell>
          <table:table-cell office:value-type="float" office:value="134401" calcext:value-type="float">
            <text:p>134401</text:p>
          </table:table-cell>
          <table:table-cell office:value-type="float" office:value="139500" calcext:value-type="float">
            <text:p>139500</text:p>
          </table:table-cell>
        </table:table-row>
        <table:table-row table:style-name="ro2">
          <table:table-cell office:value-type="string" calcext:value-type="string">
            <text:p><text:a xlink:href="javascript:sym(2507)" xlink:type="simple">Itapevi</text:a></text:p>
          </table:table-cell>
          <table:table-cell office:value-type="string" calcext:value-type="string">
            <text:p>SP</text:p>
          </table:table-cell>
          <table:table-cell office:value-type="float" office:value="162433" calcext:value-type="float">
            <text:p>162433</text:p>
          </table:table-cell>
          <table:table-cell office:value-type="float" office:value="200769" calcext:value-type="float">
            <text:p>200769</text:p>
          </table:table-cell>
          <table:table-cell office:value-type="float" office:value="228691" calcext:value-type="float">
            <text:p>228691</text:p>
          </table:table-cell>
          <table:table-cell office:value-type="float" office:value="238170" calcext:value-type="float">
            <text:p>238170</text:p>
          </table:table-cell>
        </table:table-row>
        <table:table-row table:style-name="ro2">
          <table:table-cell office:value-type="string" calcext:value-type="string">
            <text:p><text:a xlink:href="javascript:sym(2508)" xlink:type="simple">Itaquaquecetuba</text:a></text:p>
          </table:table-cell>
          <table:table-cell office:value-type="string" calcext:value-type="string">
            <text:p>SP</text:p>
          </table:table-cell>
          <table:table-cell office:value-type="float" office:value="272942" calcext:value-type="float">
            <text:p>272942</text:p>
          </table:table-cell>
          <table:table-cell office:value-type="float" office:value="321770" calcext:value-type="float">
            <text:p>321770</text:p>
          </table:table-cell>
          <table:table-cell office:value-type="float" office:value="369263" calcext:value-type="float">
            <text:p>369263</text:p>
          </table:table-cell>
          <table:table-cell office:value-type="float" office:value="382510" calcext:value-type="float">
            <text:p>382510</text:p>
          </table:table-cell>
        </table:table-row>
        <table:table-row table:style-name="ro2">
          <table:table-cell office:value-type="string" calcext:value-type="string">
            <text:p><text:a xlink:href="javascript:sym(8975)" xlink:type="simple">Itatiba</text:a></text:p>
          </table:table-cell>
          <table:table-cell office:value-type="string" calcext:value-type="string">
            <text:p>SP</text:p>
          </table:table-cell>
          <table:table-cell office:value-type="float" office:value="65925" calcext:value-type="float">
            <text:p>65925</text:p>
          </table:table-cell>
          <table:table-cell office:value-type="float" office:value="85666" calcext:value-type="float">
            <text:p>85666</text:p>
          </table:table-cell>
          <table:table-cell office:value-type="float" office:value="117099" calcext:value-type="float">
            <text:p>117099</text:p>
          </table:table-cell>
          <table:table-cell office:value-type="float" office:value="121730" calcext:value-type="float">
            <text:p>121730</text:p>
          </table:table-cell>
        </table:table-row>
        <table:table-row table:style-name="ro2">
          <table:table-cell office:value-type="string" calcext:value-type="string">
            <text:p><text:a xlink:href="javascript:sym(8845)" xlink:type="simple">Itu</text:a></text:p>
          </table:table-cell>
          <table:table-cell office:value-type="string" calcext:value-type="string">
            <text:p>SP</text:p>
          </table:table-cell>
          <table:table-cell office:value-type="float" office:value="123942" calcext:value-type="float">
            <text:p>123942</text:p>
          </table:table-cell>
          <table:table-cell office:value-type="float" office:value="144269" calcext:value-type="float">
            <text:p>144269</text:p>
          </table:table-cell>
          <table:table-cell office:value-type="float" office:value="160865" calcext:value-type="float">
            <text:p>160865</text:p>
          </table:table-cell>
          <table:table-cell office:value-type="float" office:value="166910" calcext:value-type="float">
            <text:p>166910</text:p>
          </table:table-cell>
        </table:table-row>
        <table:table-row table:style-name="ro2">
          <table:table-cell office:value-type="string" calcext:value-type="string">
            <text:p><text:a xlink:href="javascript:sym(8908)" xlink:type="simple">Ituiutaba</text:a></text:p>
          </table:table-cell>
          <table:table-cell office:value-type="string" calcext:value-type="string">
            <text:p>MG</text:p>
          </table:table-cell>
          <table:table-cell office:value-type="float" office:value="83853" calcext:value-type="float">
            <text:p>83853</text:p>
          </table:table-cell>
          <table:table-cell office:value-type="float" office:value="93125" calcext:value-type="float">
            <text:p>93125</text:p>
          </table:table-cell>
          <table:table-cell office:value-type="float" office:value="98459" calcext:value-type="float">
            <text:p>98459</text:p>
          </table:table-cell>
          <table:table-cell office:value-type="float" office:value="102480" calcext:value-type="float">
            <text:p>102480</text:p>
          </table:table-cell>
        </table:table-row>
        <table:table-row table:style-name="ro2">
          <table:table-cell office:value-type="string" calcext:value-type="string">
            <text:p><text:a xlink:href="javascript:sym(8934)" xlink:type="simple">Itumbiara</text:a></text:p>
          </table:table-cell>
          <table:table-cell office:value-type="string" calcext:value-type="string">
            <text:p>GO</text:p>
          </table:table-cell>
          <table:table-cell office:value-type="float" office:value="77123" calcext:value-type="float">
            <text:p>77123</text:p>
          </table:table-cell>
          <table:table-cell office:value-type="float" office:value="88942" calcext:value-type="float">
            <text:p>88942</text:p>
          </table:table-cell>
          <table:table-cell office:value-type="float" office:value="104492" calcext:value-type="float">
            <text:p>104492</text:p>
          </table:table-cell>
          <table:table-cell office:value-type="float" office:value="108670" calcext:value-type="float">
            <text:p>108670</text:p>
          </table:table-cell>
        </table:table-row>
        <table:table-row table:style-name="ro2">
          <table:table-cell office:value-type="string" calcext:value-type="string">
            <text:p><text:a xlink:href="javascript:sym(2510)" xlink:type="simple">Jaboatão dos Guararapes</text:a></text:p>
          </table:table-cell>
          <table:table-cell office:value-type="string" calcext:value-type="string">
            <text:p>PE</text:p>
          </table:table-cell>
          <table:table-cell office:value-type="float" office:value="568474" calcext:value-type="float">
            <text:p>568474</text:p>
          </table:table-cell>
          <table:table-cell office:value-type="float" office:value="630595" calcext:value-type="float">
            <text:p>630595</text:p>
          </table:table-cell>
          <table:table-cell office:value-type="float" office:value="639384" calcext:value-type="float">
            <text:p>639384</text:p>
          </table:table-cell>
          <table:table-cell office:value-type="float" office:value="678350" calcext:value-type="float">
            <text:p>678350</text:p>
          </table:table-cell>
        </table:table-row>
        <table:table-row table:style-name="ro2">
          <table:table-cell office:value-type="string" calcext:value-type="string">
            <text:p><text:a xlink:href="javascript:sym(2511)" xlink:type="simple">Jacareí</text:a></text:p>
          </table:table-cell>
          <table:table-cell office:value-type="string" calcext:value-type="string">
            <text:p>SP</text:p>
          </table:table-cell>
          <table:table-cell office:value-type="float" office:value="183377" calcext:value-type="float">
            <text:p>183377</text:p>
          </table:table-cell>
          <table:table-cell office:value-type="float" office:value="208297" calcext:value-type="float">
            <text:p>208297</text:p>
          </table:table-cell>
          <table:table-cell office:value-type="float" office:value="234905" calcext:value-type="float">
            <text:p>234905</text:p>
          </table:table-cell>
          <table:table-cell office:value-type="float" office:value="244380" calcext:value-type="float">
            <text:p>244380</text:p>
          </table:table-cell>
        </table:table-row>
        <table:table-row table:style-name="ro2">
          <table:table-cell office:value-type="string" calcext:value-type="string">
            <text:p><text:a xlink:href="javascript:sym(8929)" xlink:type="simple">Jandira</text:a></text:p>
          </table:table-cell>
          <table:table-cell office:value-type="string" calcext:value-type="string">
            <text:p>SP</text:p>
          </table:table-cell>
          <table:table-cell office:value-type="float" office:value="91807" calcext:value-type="float">
            <text:p>91807</text:p>
          </table:table-cell>
          <table:table-cell office:value-type="float" office:value="108344" calcext:value-type="float">
            <text:p>108344</text:p>
          </table:table-cell>
          <table:table-cell office:value-type="float" office:value="118045" calcext:value-type="float">
            <text:p>118045</text:p>
          </table:table-cell>
          <table:table-cell office:value-type="float" office:value="121988" calcext:value-type="float">
            <text:p>121988</text:p>
          </table:table-cell>
        </table:table-row>
        <table:table-row table:style-name="ro2">
          <table:table-cell office:value-type="string" calcext:value-type="string">
            <text:p><text:a xlink:href="javascript:sym(8936)" xlink:type="simple">Japeri</text:a></text:p>
          </table:table-cell>
          <table:table-cell office:value-type="string" calcext:value-type="string">
            <text:p>RJ</text:p>
          </table:table-cell>
          <table:table-cell office:value-type="float" office:value="83278" calcext:value-type="float">
            <text:p>83278</text:p>
          </table:table-cell>
          <table:table-cell office:value-type="float" office:value="95492" calcext:value-type="float">
            <text:p>95492</text:p>
          </table:table-cell>
          <table:table-cell office:value-type="float" office:value="95203" calcext:value-type="float">
            <text:p>95203</text:p>
          </table:table-cell>
          <table:table-cell office:value-type="float" office:value="101000" calcext:value-type="float">
            <text:p>101000</text:p>
          </table:table-cell>
        </table:table-row>
        <table:table-row table:style-name="ro2">
          <table:table-cell office:value-type="string" calcext:value-type="string">
            <text:p><text:a xlink:href="javascript:sym(8942)" xlink:type="simple">Jaraguá do Sul</text:a></text:p>
          </table:table-cell>
          <table:table-cell office:value-type="string" calcext:value-type="string">
            <text:p>SC</text:p>
          </table:table-cell>
          <table:table-cell office:value-type="float" office:value="96320" calcext:value-type="float">
            <text:p>96320</text:p>
          </table:table-cell>
          <table:table-cell office:value-type="float" office:value="132800" calcext:value-type="float">
            <text:p>132800</text:p>
          </table:table-cell>
          <table:table-cell office:value-type="float" office:value="171556" calcext:value-type="float">
            <text:p>171556</text:p>
          </table:table-cell>
          <table:table-cell office:value-type="float" office:value="183850" calcext:value-type="float">
            <text:p>183850</text:p>
          </table:table-cell>
        </table:table-row>
        <table:table-row table:style-name="ro2">
          <table:table-cell office:value-type="string" calcext:value-type="string">
            <text:p><text:a xlink:href="javascript:sym(8979)" xlink:type="simple">Jataí</text:a></text:p>
          </table:table-cell>
          <table:table-cell office:value-type="string" calcext:value-type="string">
            <text:p>GO</text:p>
          </table:table-cell>
          <table:table-cell office:value-type="float" office:value="68821" calcext:value-type="float">
            <text:p>68821</text:p>
          </table:table-cell>
          <table:table-cell office:value-type="float" office:value="81010" calcext:value-type="float">
            <text:p>81010</text:p>
          </table:table-cell>
          <table:table-cell office:value-type="float" office:value="99668" calcext:value-type="float">
            <text:p>99668</text:p>
          </table:table-cell>
          <table:table-cell office:value-type="float" office:value="104080" calcext:value-type="float">
            <text:p>104080</text:p>
          </table:table-cell>
        </table:table-row>
        <table:table-row table:style-name="ro2">
          <table:table-cell office:value-type="string" calcext:value-type="string">
            <text:p><text:a xlink:href="javascript:sym(8868)" xlink:type="simple">Jaú</text:a></text:p>
          </table:table-cell>
          <table:table-cell office:value-type="string" calcext:value-type="string">
            <text:p>SP</text:p>
          </table:table-cell>
          <table:table-cell office:value-type="float" office:value="99341" calcext:value-type="float">
            <text:p>99341</text:p>
          </table:table-cell>
          <table:table-cell office:value-type="float" office:value="118969" calcext:value-type="float">
            <text:p>118969</text:p>
          </table:table-cell>
          <table:table-cell office:value-type="float" office:value="122696" calcext:value-type="float">
            <text:p>122696</text:p>
          </table:table-cell>
          <table:table-cell office:value-type="float" office:value="126210" calcext:value-type="float">
            <text:p>126210</text:p>
          </table:table-cell>
        </table:table-row>
        <table:table-row table:style-name="ro2">
          <table:table-cell office:value-type="string" calcext:value-type="string">
            <text:p><text:a xlink:href="javascript:sym(2512)" xlink:type="simple">Jequié</text:a></text:p>
          </table:table-cell>
          <table:table-cell office:value-type="string" calcext:value-type="string">
            <text:p>BA</text:p>
          </table:table-cell>
          <table:table-cell office:value-type="float" office:value="126906" calcext:value-type="float">
            <text:p>126906</text:p>
          </table:table-cell>
          <table:table-cell office:value-type="float" office:value="136470" calcext:value-type="float">
            <text:p>136470</text:p>
          </table:table-cell>
          <table:table-cell office:value-type="float" office:value="144774" calcext:value-type="float">
            <text:p>144774</text:p>
          </table:table-cell>
          <table:table-cell office:value-type="float" office:value="153820" calcext:value-type="float">
            <text:p>153820</text:p>
          </table:table-cell>
        </table:table-row>
        <table:table-row table:style-name="ro2">
          <table:table-cell office:value-type="string" calcext:value-type="string">
            <text:p><text:a xlink:href="javascript:sym(8912)" xlink:type="simple">Ji-Paraná</text:a></text:p>
          </table:table-cell>
          <table:table-cell office:value-type="string" calcext:value-type="string">
            <text:p>RO</text:p>
          </table:table-cell>
          <table:table-cell office:value-type="float" office:value="91013" calcext:value-type="float">
            <text:p>91013</text:p>
          </table:table-cell>
          <table:table-cell office:value-type="float" office:value="103470" calcext:value-type="float">
            <text:p>103470</text:p>
          </table:table-cell>
          <table:table-cell office:value-type="float" office:value="111566" calcext:value-type="float">
            <text:p>111566</text:p>
          </table:table-cell>
          <table:table-cell office:value-type="float" office:value="125050" calcext:value-type="float">
            <text:p>125050</text:p>
          </table:table-cell>
        </table:table-row>
        <table:table-row table:style-name="ro2">
          <table:table-cell office:value-type="string" calcext:value-type="string">
            <text:p><text:a xlink:href="javascript:sym(2513)" xlink:type="simple">João Pessoa</text:a></text:p>
          </table:table-cell>
          <table:table-cell office:value-type="string" calcext:value-type="string">
            <text:p>PB</text:p>
          </table:table-cell>
          <table:table-cell office:value-type="float" office:value="597934" calcext:value-type="float">
            <text:p>597934</text:p>
          </table:table-cell>
          <table:table-cell office:value-type="float" office:value="720785" calcext:value-type="float">
            <text:p>720785</text:p>
          </table:table-cell>
          <table:table-cell office:value-type="float" office:value="833387" calcext:value-type="float">
            <text:p>833387</text:p>
          </table:table-cell>
          <table:table-cell office:value-type="float" office:value="888100" calcext:value-type="float">
            <text:p>888100</text:p>
          </table:table-cell>
        </table:table-row>
        <table:table-row table:style-name="ro2">
          <table:table-cell office:value-type="string" calcext:value-type="string">
            <text:p><text:a xlink:href="javascript:sym(2514)" xlink:type="simple">Joinville</text:a></text:p>
          </table:table-cell>
          <table:table-cell office:value-type="string" calcext:value-type="string">
            <text:p>SC</text:p>
          </table:table-cell>
          <table:table-cell office:value-type="float" office:value="414972" calcext:value-type="float">
            <text:p>414972</text:p>
          </table:table-cell>
          <table:table-cell office:value-type="float" office:value="497850" calcext:value-type="float">
            <text:p>497850</text:p>
          </table:table-cell>
          <table:table-cell office:value-type="float" office:value="597288" calcext:value-type="float">
            <text:p>597288</text:p>
          </table:table-cell>
          <table:table-cell office:value-type="float" office:value="634670" calcext:value-type="float">
            <text:p>634670</text:p>
          </table:table-cell>
        </table:table-row>
        <table:table-row table:style-name="ro2">
          <table:table-cell office:value-type="string" calcext:value-type="string">
            <text:p><text:a xlink:href="javascript:sym(8834)" xlink:type="simple">Juazeiro</text:a></text:p>
          </table:table-cell>
          <table:table-cell office:value-type="string" calcext:value-type="string">
            <text:p>BA</text:p>
          </table:table-cell>
          <table:table-cell office:value-type="float" office:value="125286" calcext:value-type="float">
            <text:p>125286</text:p>
          </table:table-cell>
          <table:table-cell office:value-type="float" office:value="151336" calcext:value-type="float">
            <text:p>151336</text:p>
          </table:table-cell>
          <table:table-cell office:value-type="float" office:value="185413" calcext:value-type="float">
            <text:p>185413</text:p>
          </table:table-cell>
          <table:table-cell office:value-type="float" office:value="198400" calcext:value-type="float">
            <text:p>198400</text:p>
          </table:table-cell>
        </table:table-row>
        <table:table-row table:style-name="ro2">
          <table:table-cell office:value-type="string" calcext:value-type="string">
            <text:p><text:a xlink:href="javascript:sym(2515)" xlink:type="simple">Juazeiro do Norte</text:a></text:p>
          </table:table-cell>
          <table:table-cell office:value-type="string" calcext:value-type="string">
            <text:p>CE</text:p>
          </table:table-cell>
          <table:table-cell office:value-type="float" office:value="202227" calcext:value-type="float">
            <text:p>202227</text:p>
          </table:table-cell>
          <table:table-cell office:value-type="float" office:value="240128" calcext:value-type="float">
            <text:p>240128</text:p>
          </table:table-cell>
          <table:table-cell office:value-type="float" office:value="276678" calcext:value-type="float">
            <text:p>276678</text:p>
          </table:table-cell>
          <table:table-cell office:value-type="float" office:value="293000" calcext:value-type="float">
            <text:p>293000</text:p>
          </table:table-cell>
        </table:table-row>
        <table:table-row table:style-name="ro2">
          <table:table-cell office:value-type="string" calcext:value-type="string">
            <text:p><text:a xlink:href="javascript:sym(2516)" xlink:type="simple">Juiz de Fora</text:a></text:p>
          </table:table-cell>
          <table:table-cell office:value-type="string" calcext:value-type="string">
            <text:p>MG</text:p>
          </table:table-cell>
          <table:table-cell office:value-type="float" office:value="450142" calcext:value-type="float">
            <text:p>450142</text:p>
          </table:table-cell>
          <table:table-cell office:value-type="float" office:value="506841" calcext:value-type="float">
            <text:p>506841</text:p>
          </table:table-cell>
          <table:table-cell office:value-type="float" office:value="531608" calcext:value-type="float">
            <text:p>531608</text:p>
          </table:table-cell>
          <table:table-cell office:value-type="float" office:value="556190" calcext:value-type="float">
            <text:p>556190</text:p>
          </table:table-cell>
        </table:table-row>
        <table:table-row table:style-name="ro2">
          <table:table-cell office:value-type="string" calcext:value-type="string">
            <text:p><text:a xlink:href="javascript:sym(2517)" xlink:type="simple">Jundiaí</text:a></text:p>
          </table:table-cell>
          <table:table-cell office:value-type="string" calcext:value-type="string">
            <text:p>SP</text:p>
          </table:table-cell>
          <table:table-cell office:value-type="float" office:value="300207" calcext:value-type="float">
            <text:p>300207</text:p>
          </table:table-cell>
          <table:table-cell office:value-type="float" office:value="354204" calcext:value-type="float">
            <text:p>354204</text:p>
          </table:table-cell>
          <table:table-cell office:value-type="float" office:value="429315" calcext:value-type="float">
            <text:p>429315</text:p>
          </table:table-cell>
          <table:table-cell office:value-type="float" office:value="445870" calcext:value-type="float">
            <text:p>445870</text:p>
          </table:table-cell>
        </table:table-row>
        <table:table-row table:style-name="ro2">
          <table:table-cell office:value-type="string" calcext:value-type="string">
            <text:p><text:a xlink:href="javascript:sym(2518)" xlink:type="simple">Lages</text:a> (Lajes)</text:p>
          </table:table-cell>
          <table:table-cell office:value-type="string" calcext:value-type="string">
            <text:p>SC</text:p>
          </table:table-cell>
          <table:table-cell office:value-type="float" office:value="153365" calcext:value-type="float">
            <text:p>153365</text:p>
          </table:table-cell>
          <table:table-cell office:value-type="float" office:value="153663" calcext:value-type="float">
            <text:p>153663</text:p>
          </table:table-cell>
          <table:table-cell office:value-type="float" office:value="161004" calcext:value-type="float">
            <text:p>161004</text:p>
          </table:table-cell>
          <table:table-cell office:value-type="float" office:value="167470" calcext:value-type="float">
            <text:p>167470</text:p>
          </table:table-cell>
        </table:table-row>
        <table:table-row table:style-name="ro2">
          <table:table-cell office:value-type="string" calcext:value-type="string">
            <text:p><text:a xlink:href="javascript:sym(8997)" xlink:type="simple">Lauro de Freitas</text:a></text:p>
          </table:table-cell>
          <table:table-cell office:value-type="string" calcext:value-type="string">
            <text:p>BA</text:p>
          </table:table-cell>
          <table:table-cell office:value-type="float" office:value="108385" calcext:value-type="float">
            <text:p>108385</text:p>
          </table:table-cell>
          <table:table-cell office:value-type="float" office:value="163449" calcext:value-type="float">
            <text:p>163449</text:p>
          </table:table-cell>
          <table:table-cell office:value-type="float" office:value="203279" calcext:value-type="float">
            <text:p>203279</text:p>
          </table:table-cell>
          <table:table-cell office:value-type="float" office:value="217900" calcext:value-type="float">
            <text:p>217900</text:p>
          </table:table-cell>
        </table:table-row>
        <table:table-row table:style-name="ro2">
          <table:table-cell office:value-type="string" calcext:value-type="string">
            <text:p><text:a xlink:href="javascript:sym(8955)" xlink:type="simple">Lavras</text:a></text:p>
          </table:table-cell>
          <table:table-cell office:value-type="string" calcext:value-type="string">
            <text:p>MG</text:p>
          </table:table-cell>
          <table:table-cell office:value-type="float" office:value="74296" calcext:value-type="float">
            <text:p>74296</text:p>
          </table:table-cell>
          <table:table-cell office:value-type="float" office:value="87856" calcext:value-type="float">
            <text:p>87856</text:p>
          </table:table-cell>
          <table:table-cell office:value-type="float" office:value="100177" calcext:value-type="float">
            <text:p>100177</text:p>
          </table:table-cell>
          <table:table-cell office:value-type="float" office:value="105080" calcext:value-type="float">
            <text:p>105080</text:p>
          </table:table-cell>
        </table:table-row>
        <table:table-row table:style-name="ro2">
          <table:table-cell office:value-type="string" calcext:value-type="string">
            <text:p><text:a xlink:href="javascript:sym(2519)" xlink:type="simple">Limeira</text:a></text:p>
          </table:table-cell>
          <table:table-cell office:value-type="string" calcext:value-type="string">
            <text:p>SP</text:p>
          </table:table-cell>
          <table:table-cell office:value-type="float" office:value="238349" calcext:value-type="float">
            <text:p>238349</text:p>
          </table:table-cell>
          <table:table-cell office:value-type="float" office:value="267785" calcext:value-type="float">
            <text:p>267785</text:p>
          </table:table-cell>
          <table:table-cell office:value-type="float" office:value="283051" calcext:value-type="float">
            <text:p>283051</text:p>
          </table:table-cell>
          <table:table-cell office:value-type="float" office:value="291640" calcext:value-type="float">
            <text:p>291640</text:p>
          </table:table-cell>
        </table:table-row>
        <table:table-row table:style-name="ro2">
          <table:table-cell office:value-type="string" calcext:value-type="string">
            <text:p><text:a xlink:href="javascript:sym(8880)" xlink:type="simple">Linhares</text:a></text:p>
          </table:table-cell>
          <table:table-cell office:value-type="string" calcext:value-type="string">
            <text:p>ES</text:p>
          </table:table-cell>
          <table:table-cell office:value-type="float" office:value="86167" calcext:value-type="float">
            <text:p>86167</text:p>
          </table:table-cell>
          <table:table-cell office:value-type="float" office:value="109896" calcext:value-type="float">
            <text:p>109896</text:p>
          </table:table-cell>
          <table:table-cell office:value-type="float" office:value="130971" calcext:value-type="float">
            <text:p>130971</text:p>
          </table:table-cell>
          <table:table-cell office:value-type="float" office:value="142850" calcext:value-type="float">
            <text:p>142850</text:p>
          </table:table-cell>
        </table:table-row>
        <table:table-row table:style-name="ro2">
          <table:table-cell office:value-type="string" calcext:value-type="string">
            <text:p><text:a xlink:href="javascript:sym(2520)" xlink:type="simple">Londrina</text:a></text:p>
          </table:table-cell>
          <table:table-cell office:value-type="string" calcext:value-type="string">
            <text:p>PR</text:p>
          </table:table-cell>
          <table:table-cell office:value-type="float" office:value="424696" calcext:value-type="float">
            <text:p>424696</text:p>
          </table:table-cell>
          <table:table-cell office:value-type="float" office:value="484456" calcext:value-type="float">
            <text:p>484456</text:p>
          </table:table-cell>
          <table:table-cell office:value-type="float" office:value="532324" calcext:value-type="float">
            <text:p>532324</text:p>
          </table:table-cell>
          <table:table-cell office:value-type="float" office:value="552770" calcext:value-type="float">
            <text:p>552770</text:p>
          </table:table-cell>
        </table:table-row>
        <table:table-row table:style-name="ro2">
          <table:table-cell office:value-type="string" calcext:value-type="string">
            <text:p><text:a xlink:href="javascript:sym(29580)" xlink:type="simple">Luís Eduardo Magalhães</text:a></text:p>
          </table:table-cell>
          <table:table-cell office:value-type="string" calcext:value-type="string">
            <text:p>BA</text:p>
          </table:table-cell>
          <table:table-cell office:value-type="float" office:value="15699" calcext:value-type="float">
            <text:p>15699</text:p>
          </table:table-cell>
          <table:table-cell office:value-type="float" office:value="54881" calcext:value-type="float">
            <text:p>54881</text:p>
          </table:table-cell>
          <table:table-cell office:value-type="float" office:value="104868" calcext:value-type="float">
            <text:p>104868</text:p>
          </table:table-cell>
          <table:table-cell office:value-type="float" office:value="113370" calcext:value-type="float">
            <text:p>113370</text:p>
          </table:table-cell>
        </table:table-row>
        <table:table-row table:style-name="ro2">
          <table:table-cell office:value-type="string" calcext:value-type="string">
            <text:p><text:a xlink:href="javascript:sym(2521)" xlink:type="simple">Luziânia</text:a></text:p>
          </table:table-cell>
          <table:table-cell office:value-type="string" calcext:value-type="string">
            <text:p>GO</text:p>
          </table:table-cell>
          <table:table-cell office:value-type="float" office:value="130165" calcext:value-type="float">
            <text:p>130165</text:p>
          </table:table-cell>
          <table:table-cell office:value-type="float" office:value="162807" calcext:value-type="float">
            <text:p>162807</text:p>
          </table:table-cell>
          <table:table-cell office:value-type="float" office:value="201126" calcext:value-type="float">
            <text:p>201126</text:p>
          </table:table-cell>
          <table:table-cell office:value-type="float" office:value="210500" calcext:value-type="float">
            <text:p>210500</text:p>
          </table:table-cell>
        </table:table-row>
        <table:table-row table:style-name="ro2">
          <table:table-cell office:value-type="string" calcext:value-type="string">
            <text:p><text:a xlink:href="javascript:sym(8847)" xlink:type="simple">Macaé</text:a></text:p>
          </table:table-cell>
          <table:table-cell office:value-type="string" calcext:value-type="string">
            <text:p>RJ</text:p>
          </table:table-cell>
          <table:table-cell office:value-type="float" office:value="122307" calcext:value-type="float">
            <text:p>122307</text:p>
          </table:table-cell>
          <table:table-cell office:value-type="float" office:value="194711" calcext:value-type="float">
            <text:p>194711</text:p>
          </table:table-cell>
          <table:table-cell office:value-type="float" office:value="230276" calcext:value-type="float">
            <text:p>230276</text:p>
          </table:table-cell>
          <table:table-cell office:value-type="float" office:value="246860" calcext:value-type="float">
            <text:p>246860</text:p>
          </table:table-cell>
        </table:table-row>
        <table:table-row table:style-name="ro2">
          <table:table-cell office:value-type="string" calcext:value-type="string">
            <text:p><text:a xlink:href="javascript:sym(2522)" xlink:type="simple">Macapá</text:a></text:p>
          </table:table-cell>
          <table:table-cell office:value-type="string" calcext:value-type="string">
            <text:p>AP</text:p>
          </table:table-cell>
          <table:table-cell office:value-type="float" office:value="269489" calcext:value-type="float">
            <text:p>269489</text:p>
          </table:table-cell>
          <table:table-cell office:value-type="float" office:value="378745" calcext:value-type="float">
            <text:p>378745</text:p>
          </table:table-cell>
          <table:table-cell office:value-type="float" office:value="416423" calcext:value-type="float">
            <text:p>416423</text:p>
          </table:table-cell>
          <table:table-cell office:value-type="float" office:value="458040" calcext:value-type="float">
            <text:p>458040</text:p>
          </table:table-cell>
        </table:table-row>
        <table:table-row table:style-name="ro2">
          <table:table-cell office:value-type="string" calcext:value-type="string">
            <text:p><text:a xlink:href="javascript:sym(2523)" xlink:type="simple">Maceió</text:a></text:p>
          </table:table-cell>
          <table:table-cell office:value-type="string" calcext:value-type="string">
            <text:p>AL</text:p>
          </table:table-cell>
          <table:table-cell office:value-type="float" office:value="795804" calcext:value-type="float">
            <text:p>795804</text:p>
          </table:table-cell>
          <table:table-cell office:value-type="float" office:value="932129" calcext:value-type="float">
            <text:p>932129</text:p>
          </table:table-cell>
          <table:table-cell office:value-type="float" office:value="957593" calcext:value-type="float">
            <text:p>957593</text:p>
          </table:table-cell>
          <table:table-cell office:value-type="float" office:value="994130" calcext:value-type="float">
            <text:p>994130</text:p>
          </table:table-cell>
        </table:table-row>
        <table:table-row table:style-name="ro2">
          <table:table-cell office:value-type="string" calcext:value-type="string">
            <text:p><text:a xlink:href="javascript:sym(8823)" xlink:type="simple">Magé</text:a> (Majé)</text:p>
          </table:table-cell>
          <table:table-cell office:value-type="string" calcext:value-type="string">
            <text:p>RJ</text:p>
          </table:table-cell>
          <table:table-cell office:value-type="float" office:value="193851" calcext:value-type="float">
            <text:p>193851</text:p>
          </table:table-cell>
          <table:table-cell office:value-type="float" office:value="215236" calcext:value-type="float">
            <text:p>215236</text:p>
          </table:table-cell>
          <table:table-cell office:value-type="float" office:value="225431" calcext:value-type="float">
            <text:p>225431</text:p>
          </table:table-cell>
          <table:table-cell office:value-type="float" office:value="241210" calcext:value-type="float">
            <text:p>241210</text:p>
          </table:table-cell>
        </table:table-row>
        <table:table-row table:style-name="ro2">
          <table:table-cell office:value-type="string" calcext:value-type="string">
            <text:p><text:a xlink:href="javascript:sym(2524)" xlink:type="simple">Manaus</text:a></text:p>
          </table:table-cell>
          <table:table-cell office:value-type="string" calcext:value-type="string">
            <text:p>AM</text:p>
          </table:table-cell>
          <table:table-cell office:value-type="float" office:value="1396768" calcext:value-type="float">
            <text:p>1396768</text:p>
          </table:table-cell>
          <table:table-cell office:value-type="float" office:value="1792881" calcext:value-type="float">
            <text:p>1792881</text:p>
          </table:table-cell>
          <table:table-cell office:value-type="float" office:value="2043677" calcext:value-type="float">
            <text:p>2043677</text:p>
          </table:table-cell>
          <table:table-cell office:value-type="float" office:value="2257580" calcext:value-type="float">
            <text:p>2257580</text:p>
          </table:table-cell>
        </table:table-row>
        <table:table-row table:style-name="ro2">
          <table:table-cell office:value-type="string" calcext:value-type="string">
            <text:p><text:a xlink:href="javascript:sym(2525)" xlink:type="simple">Marabá</text:a></text:p>
          </table:table-cell>
          <table:table-cell office:value-type="string" calcext:value-type="string">
            <text:p>PA</text:p>
          </table:table-cell>
          <table:table-cell office:value-type="float" office:value="134373" calcext:value-type="float">
            <text:p>134373</text:p>
          </table:table-cell>
          <table:table-cell office:value-type="float" office:value="186270" calcext:value-type="float">
            <text:p>186270</text:p>
          </table:table-cell>
          <table:table-cell office:value-type="float" office:value="239719" calcext:value-type="float">
            <text:p>239719</text:p>
          </table:table-cell>
          <table:table-cell office:value-type="float" office:value="259490" calcext:value-type="float">
            <text:p>259490</text:p>
          </table:table-cell>
        </table:table-row>
        <table:table-row table:style-name="ro2">
          <table:table-cell office:value-type="string" calcext:value-type="string">
            <text:p><text:a xlink:href="javascript:sym(2526)" xlink:type="simple">Maracanaú</text:a></text:p>
          </table:table-cell>
          <table:table-cell office:value-type="string" calcext:value-type="string">
            <text:p>CE</text:p>
          </table:table-cell>
          <table:table-cell office:value-type="float" office:value="179170" calcext:value-type="float">
            <text:p>179170</text:p>
          </table:table-cell>
          <table:table-cell office:value-type="float" office:value="207635" calcext:value-type="float">
            <text:p>207635</text:p>
          </table:table-cell>
          <table:table-cell office:value-type="float" office:value="230955" calcext:value-type="float">
            <text:p>230955</text:p>
          </table:table-cell>
          <table:table-cell office:value-type="float" office:value="245900" calcext:value-type="float">
            <text:p>245900</text:p>
          </table:table-cell>
        </table:table-row>
        <table:table-row table:style-name="ro2">
          <table:table-cell office:value-type="string" calcext:value-type="string">
            <text:p><text:a xlink:href="javascript:sym(9047)" xlink:type="simple">Maricá</text:a></text:p>
          </table:table-cell>
          <table:table-cell office:value-type="string" calcext:value-type="string">
            <text:p>RJ</text:p>
          </table:table-cell>
          <table:table-cell office:value-type="float" office:value="63399" calcext:value-type="float">
            <text:p>63399</text:p>
          </table:table-cell>
          <table:table-cell office:value-type="float" office:value="125491" calcext:value-type="float">
            <text:p>125491</text:p>
          </table:table-cell>
          <table:table-cell office:value-type="float" office:value="195421" calcext:value-type="float">
            <text:p>195421</text:p>
          </table:table-cell>
          <table:table-cell office:value-type="float" office:value="209990" calcext:value-type="float">
            <text:p>209990</text:p>
          </table:table-cell>
        </table:table-row>
        <table:table-row table:style-name="ro2">
          <table:table-cell office:value-type="string" calcext:value-type="string">
            <text:p><text:a xlink:href="javascript:sym(2527)" xlink:type="simple">Marília</text:a></text:p>
          </table:table-cell>
          <table:table-cell office:value-type="string" calcext:value-type="string">
            <text:p>SP</text:p>
          </table:table-cell>
          <table:table-cell office:value-type="float" office:value="187412" calcext:value-type="float">
            <text:p>187412</text:p>
          </table:table-cell>
          <table:table-cell office:value-type="float" office:value="204791" calcext:value-type="float">
            <text:p>204791</text:p>
          </table:table-cell>
          <table:table-cell office:value-type="float" office:value="231428" calcext:value-type="float">
            <text:p>231428</text:p>
          </table:table-cell>
          <table:table-cell office:value-type="float" office:value="240190" calcext:value-type="float">
            <text:p>240190</text:p>
          </table:table-cell>
        </table:table-row>
        <table:table-row table:style-name="ro2">
          <table:table-cell office:value-type="string" calcext:value-type="string">
            <text:p><text:a xlink:href="javascript:sym(2528)" xlink:type="simple">Maringá</text:a></text:p>
          </table:table-cell>
          <table:table-cell office:value-type="string" calcext:value-type="string">
            <text:p>PR</text:p>
          </table:table-cell>
          <table:table-cell office:value-type="float" office:value="277782" calcext:value-type="float">
            <text:p>277782</text:p>
          </table:table-cell>
          <table:table-cell office:value-type="float" office:value="342398" calcext:value-type="float">
            <text:p>342398</text:p>
          </table:table-cell>
          <table:table-cell office:value-type="float" office:value="397350" calcext:value-type="float">
            <text:p>397350</text:p>
          </table:table-cell>
          <table:table-cell office:value-type="float" office:value="413190" calcext:value-type="float">
            <text:p>413190</text:p>
          </table:table-cell>
        </table:table-row>
        <table:table-row table:style-name="ro2">
          <table:table-cell office:value-type="string" calcext:value-type="string">
            <text:p><text:a xlink:href="javascript:sym(12374)" xlink:type="simple">Marituba</text:a></text:p>
          </table:table-cell>
          <table:table-cell office:value-type="string" calcext:value-type="string">
            <text:p>PA</text:p>
          </table:table-cell>
          <table:table-cell office:value-type="float" office:value="64884" calcext:value-type="float">
            <text:p>64884</text:p>
          </table:table-cell>
          <table:table-cell office:value-type="float" office:value="107123" calcext:value-type="float">
            <text:p>107123</text:p>
          </table:table-cell>
          <table:table-cell office:value-type="float" office:value="111479" calcext:value-type="float">
            <text:p>111479</text:p>
          </table:table-cell>
          <table:table-cell office:value-type="float" office:value="118670" calcext:value-type="float">
            <text:p>118670</text:p>
          </table:table-cell>
        </table:table-row>
        <table:table-row table:style-name="ro2">
          <table:table-cell office:value-type="string" calcext:value-type="string">
            <text:p><text:a xlink:href="javascript:sym(2529)" xlink:type="simple">Mauá</text:a></text:p>
          </table:table-cell>
          <table:table-cell office:value-type="string" calcext:value-type="string">
            <text:p>SP</text:p>
          </table:table-cell>
          <table:table-cell office:value-type="float" office:value="363392" calcext:value-type="float">
            <text:p>363392</text:p>
          </table:table-cell>
          <table:table-cell office:value-type="float" office:value="417064" calcext:value-type="float">
            <text:p>417064</text:p>
          </table:table-cell>
          <table:table-cell office:value-type="float" office:value="416971" calcext:value-type="float">
            <text:p>416971</text:p>
          </table:table-cell>
          <table:table-cell office:value-type="float" office:value="428060" calcext:value-type="float">
            <text:p>428060</text:p>
          </table:table-cell>
        </table:table-row>
        <table:table-row table:style-name="ro2">
          <table:table-cell office:value-type="string" calcext:value-type="string">
            <text:p><text:a xlink:href="javascript:sym(2530)" xlink:type="simple">Mesquita</text:a></text:p>
          </table:table-cell>
          <table:table-cell office:value-type="string" calcext:value-type="string">
            <text:p>RJ</text:p>
          </table:table-cell>
          <table:table-cell office:value-type="float" office:value="166080" calcext:value-type="float">
            <text:p>166080</text:p>
          </table:table-cell>
          <table:table-cell office:value-type="float" office:value="168376" calcext:value-type="float">
            <text:p>168376</text:p>
          </table:table-cell>
          <table:table-cell office:value-type="float" office:value="167127" calcext:value-type="float">
            <text:p>167127</text:p>
          </table:table-cell>
          <table:table-cell office:value-type="float" office:value="178803" calcext:value-type="float">
            <text:p>178803</text:p>
          </table:table-cell>
        </table:table-row>
        <table:table-row table:style-name="ro4">
          <table:table-cell office:value-type="string" calcext:value-type="string">
            <text:p><text:a xlink:href="javascript:sym(2531)" xlink:type="simple">Mogi das Cruzes</text:a> (Moji das Cruzes)</text:p>
          </table:table-cell>
          <table:table-cell office:value-type="string" calcext:value-type="string">
            <text:p>SP</text:p>
          </table:table-cell>
          <table:table-cell office:value-type="float" office:value="296368" calcext:value-type="float">
            <text:p>296368</text:p>
          </table:table-cell>
          <table:table-cell office:value-type="float" office:value="350754" calcext:value-type="float">
            <text:p>350754</text:p>
          </table:table-cell>
          <table:table-cell office:value-type="float" office:value="416743" calcext:value-type="float">
            <text:p>416743</text:p>
          </table:table-cell>
          <table:table-cell office:value-type="float" office:value="432080" calcext:value-type="float">
            <text:p>432080</text:p>
          </table:table-cell>
        </table:table-row>
        <table:table-row table:style-name="ro3">
          <table:table-cell office:value-type="string" calcext:value-type="string">
            <text:p><text:a xlink:href="javascript:sym(8855)" xlink:type="simple">Mogi Guaçu</text:a> (Moji Guaçu)</text:p>
          </table:table-cell>
          <table:table-cell office:value-type="string" calcext:value-type="string">
            <text:p>SP</text:p>
          </table:table-cell>
          <table:table-cell office:value-type="float" office:value="113453" calcext:value-type="float">
            <text:p>113453</text:p>
          </table:table-cell>
          <table:table-cell office:value-type="float" office:value="127239" calcext:value-type="float">
            <text:p>127239</text:p>
          </table:table-cell>
          <table:table-cell office:value-type="float" office:value="145208" calcext:value-type="float">
            <text:p>145208</text:p>
          </table:table-cell>
          <table:table-cell office:value-type="float" office:value="150950" calcext:value-type="float">
            <text:p>150950</text:p>
          </table:table-cell>
        </table:table-row>
        <table:table-row table:style-name="ro2">
          <table:table-cell office:value-type="string" calcext:value-type="string">
            <text:p><text:a xlink:href="javascript:sym(2532)" xlink:type="simple">Montes Claros</text:a></text:p>
          </table:table-cell>
          <table:table-cell office:value-type="string" calcext:value-type="string">
            <text:p>MG</text:p>
          </table:table-cell>
          <table:table-cell office:value-type="float" office:value="283631" calcext:value-type="float">
            <text:p>283631</text:p>
          </table:table-cell>
          <table:table-cell office:value-type="float" office:value="338381" calcext:value-type="float">
            <text:p>338381</text:p>
          </table:table-cell>
          <table:table-cell office:value-type="float" office:value="391608" calcext:value-type="float">
            <text:p>391608</text:p>
          </table:table-cell>
          <table:table-cell office:value-type="float" office:value="410590" calcext:value-type="float">
            <text:p>410590</text:p>
          </table:table-cell>
        </table:table-row>
        <table:table-row table:style-name="ro2">
          <table:table-cell office:value-type="string" calcext:value-type="string">
            <text:p><text:a xlink:href="javascript:sym(2533)" xlink:type="simple">Mossoró</text:a></text:p>
          </table:table-cell>
          <table:table-cell office:value-type="string" calcext:value-type="string">
            <text:p>RN</text:p>
          </table:table-cell>
          <table:table-cell office:value-type="float" office:value="199081" calcext:value-type="float">
            <text:p>199081</text:p>
          </table:table-cell>
          <table:table-cell office:value-type="float" office:value="237241" calcext:value-type="float">
            <text:p>237241</text:p>
          </table:table-cell>
          <table:table-cell office:value-type="float" office:value="245330" calcext:value-type="float">
            <text:p>245330</text:p>
          </table:table-cell>
          <table:table-cell office:value-type="float" office:value="257810" calcext:value-type="float">
            <text:p>257810</text:p>
          </table:table-cell>
        </table:table-row>
        <table:table-row table:style-name="ro2">
          <table:table-cell office:value-type="string" calcext:value-type="string">
            <text:p><text:a xlink:href="javascript:sym(2535)" xlink:type="simple">Natal</text:a></text:p>
          </table:table-cell>
          <table:table-cell office:value-type="string" calcext:value-type="string">
            <text:p>RN</text:p>
          </table:table-cell>
          <table:table-cell office:value-type="float" office:value="712317" calcext:value-type="float">
            <text:p>712317</text:p>
          </table:table-cell>
          <table:table-cell office:value-type="float" office:value="803739" calcext:value-type="float">
            <text:p>803739</text:p>
          </table:table-cell>
          <table:table-cell office:value-type="float" office:value="751300" calcext:value-type="float">
            <text:p>751300</text:p>
          </table:table-cell>
          <table:table-cell office:value-type="float" office:value="785368" calcext:value-type="float">
            <text:p>785368</text:p>
          </table:table-cell>
        </table:table-row>
        <table:table-row table:style-name="ro2">
          <table:table-cell office:value-type="string" calcext:value-type="string">
            <text:p><text:a xlink:href="javascript:sym(2537)" xlink:type="simple">Nilópolis</text:a></text:p>
          </table:table-cell>
          <table:table-cell office:value-type="string" calcext:value-type="string">
            <text:p>RJ</text:p>
          </table:table-cell>
          <table:table-cell office:value-type="float" office:value="153712" calcext:value-type="float">
            <text:p>153712</text:p>
          </table:table-cell>
          <table:table-cell office:value-type="float" office:value="157425" calcext:value-type="float">
            <text:p>157425</text:p>
          </table:table-cell>
          <table:table-cell office:value-type="float" office:value="146774" calcext:value-type="float">
            <text:p>146774</text:p>
          </table:table-cell>
          <table:table-cell office:value-type="float" office:value="155544" calcext:value-type="float">
            <text:p>155544</text:p>
          </table:table-cell>
        </table:table-row>
        <table:table-row table:style-name="ro2">
          <table:table-cell office:value-type="string" calcext:value-type="string">
            <text:p><text:a xlink:href="javascript:sym(2538)" xlink:type="simple">Niterói</text:a></text:p>
          </table:table-cell>
          <table:table-cell office:value-type="string" calcext:value-type="string">
            <text:p>RJ</text:p>
          </table:table-cell>
          <table:table-cell office:value-type="float" office:value="459451" calcext:value-type="float">
            <text:p>459451</text:p>
          </table:table-cell>
          <table:table-cell office:value-type="float" office:value="487562" calcext:value-type="float">
            <text:p>487562</text:p>
          </table:table-cell>
          <table:table-cell office:value-type="float" office:value="481749" calcext:value-type="float">
            <text:p>481749</text:p>
          </table:table-cell>
          <table:table-cell office:value-type="float" office:value="516720" calcext:value-type="float">
            <text:p>516720</text:p>
          </table:table-cell>
        </table:table-row>
        <table:table-row table:style-name="ro2">
          <table:table-cell office:value-type="string" calcext:value-type="string">
            <text:p><text:a xlink:href="javascript:sym(8854)" xlink:type="simple">Nossa Senhora do Socorro</text:a></text:p>
          </table:table-cell>
          <table:table-cell office:value-type="string" calcext:value-type="string">
            <text:p>SE</text:p>
          </table:table-cell>
          <table:table-cell office:value-type="float" office:value="131279" calcext:value-type="float">
            <text:p>131279</text:p>
          </table:table-cell>
          <table:table-cell office:value-type="float" office:value="155823" calcext:value-type="float">
            <text:p>155823</text:p>
          </table:table-cell>
          <table:table-cell office:value-type="float" office:value="188961" calcext:value-type="float">
            <text:p>188961</text:p>
          </table:table-cell>
          <table:table-cell office:value-type="float" office:value="198900" calcext:value-type="float">
            <text:p>198900</text:p>
          </table:table-cell>
        </table:table-row>
        <table:table-row table:style-name="ro2">
          <table:table-cell office:value-type="string" calcext:value-type="string">
            <text:p><text:a xlink:href="javascript:sym(2539)" xlink:type="simple">Nova Friburgo</text:a></text:p>
          </table:table-cell>
          <table:table-cell office:value-type="string" calcext:value-type="string">
            <text:p>RJ</text:p>
          </table:table-cell>
          <table:table-cell office:value-type="float" office:value="149862" calcext:value-type="float">
            <text:p>149862</text:p>
          </table:table-cell>
          <table:table-cell office:value-type="float" office:value="157402" calcext:value-type="float">
            <text:p>157402</text:p>
          </table:table-cell>
          <table:table-cell office:value-type="float" office:value="166162" calcext:value-type="float">
            <text:p>166162</text:p>
          </table:table-cell>
          <table:table-cell office:value-type="float" office:value="177880" calcext:value-type="float">
            <text:p>177880</text:p>
          </table:table-cell>
        </table:table-row>
        <table:table-row table:style-name="ro2">
          <table:table-cell office:value-type="string" calcext:value-type="string">
            <text:p><text:a xlink:href="javascript:sym(2540)" xlink:type="simple">Nova Iguaçu</text:a></text:p>
          </table:table-cell>
          <table:table-cell office:value-type="string" calcext:value-type="string">
            <text:p>RJ</text:p>
          </table:table-cell>
          <table:table-cell office:value-type="float" office:value="754519" calcext:value-type="float">
            <text:p>754519</text:p>
          </table:table-cell>
          <table:table-cell office:value-type="float" office:value="787563" calcext:value-type="float">
            <text:p>787563</text:p>
          </table:table-cell>
          <table:table-cell office:value-type="float" office:value="782611" calcext:value-type="float">
            <text:p>782611</text:p>
          </table:table-cell>
          <table:table-cell office:value-type="float" office:value="839550" calcext:value-type="float">
            <text:p>839550</text:p>
          </table:table-cell>
        </table:table-row>
        <table:table-row table:style-name="ro2">
          <table:table-cell office:value-type="string" calcext:value-type="string">
            <text:p><text:a xlink:href="javascript:sym(12375)" xlink:type="simple">Nova Lima</text:a></text:p>
          </table:table-cell>
          <table:table-cell office:value-type="string" calcext:value-type="string">
            <text:p>MG</text:p>
          </table:table-cell>
          <table:table-cell office:value-type="float" office:value="63035" calcext:value-type="float">
            <text:p>63035</text:p>
          </table:table-cell>
          <table:table-cell office:value-type="float" office:value="79232" calcext:value-type="float">
            <text:p>79232</text:p>
          </table:table-cell>
          <table:table-cell office:value-type="float" office:value="111170" calcext:value-type="float">
            <text:p>111170</text:p>
          </table:table-cell>
          <table:table-cell office:value-type="float" office:value="118580" calcext:value-type="float">
            <text:p>118580</text:p>
          </table:table-cell>
        </table:table-row>
        <table:table-row table:style-name="ro2">
          <table:table-cell office:value-type="string" calcext:value-type="string">
            <text:p><text:a xlink:href="javascript:sym(17382)" xlink:type="simple">Nova Serrana</text:a></text:p>
          </table:table-cell>
          <table:table-cell office:value-type="string" calcext:value-type="string">
            <text:p>MG</text:p>
          </table:table-cell>
          <table:table-cell office:value-type="float" office:value="34601" calcext:value-type="float">
            <text:p>34601</text:p>
          </table:table-cell>
          <table:table-cell office:value-type="float" office:value="68580" calcext:value-type="float">
            <text:p>68580</text:p>
          </table:table-cell>
          <table:table-cell office:value-type="float" office:value="99961" calcext:value-type="float">
            <text:p>99961</text:p>
          </table:table-cell>
          <table:table-cell office:value-type="float" office:value="106930" calcext:value-type="float">
            <text:p>106930</text:p>
          </table:table-cell>
        </table:table-row>
        <table:table-row table:style-name="ro2">
          <table:table-cell office:value-type="string" calcext:value-type="string">
            <text:p><text:a xlink:href="javascript:sym(12376)" xlink:type="simple">Novo Gama</text:a></text:p>
          </table:table-cell>
          <table:table-cell office:value-type="string" calcext:value-type="string">
            <text:p>GO</text:p>
          </table:table-cell>
          <table:table-cell office:value-type="float" office:value="73026" calcext:value-type="float">
            <text:p>73026</text:p>
          </table:table-cell>
          <table:table-cell office:value-type="float" office:value="93971" calcext:value-type="float">
            <text:p>93971</text:p>
          </table:table-cell>
          <table:table-cell office:value-type="float" office:value="103275" calcext:value-type="float">
            <text:p>103275</text:p>
          </table:table-cell>
          <table:table-cell office:value-type="float" office:value="106550" calcext:value-type="float">
            <text:p>106550</text:p>
          </table:table-cell>
        </table:table-row>
        <table:table-row table:style-name="ro2">
          <table:table-cell office:value-type="string" calcext:value-type="string">
            <text:p><text:a xlink:href="javascript:sym(2541)" xlink:type="simple">Novo Hamburgo</text:a></text:p>
          </table:table-cell>
          <table:table-cell office:value-type="string" calcext:value-type="string">
            <text:p>RS</text:p>
          </table:table-cell>
          <table:table-cell office:value-type="float" office:value="231989" calcext:value-type="float">
            <text:p>231989</text:p>
          </table:table-cell>
          <table:table-cell office:value-type="float" office:value="234798" calcext:value-type="float">
            <text:p>234798</text:p>
          </table:table-cell>
          <table:table-cell office:value-type="float" office:value="222122" calcext:value-type="float">
            <text:p>222122</text:p>
          </table:table-cell>
          <table:table-cell office:value-type="float" office:value="230160" calcext:value-type="float">
            <text:p>230160</text:p>
          </table:table-cell>
        </table:table-row>
        <table:table-row table:style-name="ro2">
          <table:table-cell office:value-type="string" calcext:value-type="string">
            <text:p><text:a xlink:href="javascript:sym(2542)" xlink:type="simple">Olinda</text:a></text:p>
          </table:table-cell>
          <table:table-cell office:value-type="string" calcext:value-type="string">
            <text:p>PE</text:p>
          </table:table-cell>
          <table:table-cell office:value-type="float" office:value="360554" calcext:value-type="float">
            <text:p>360554</text:p>
          </table:table-cell>
          <table:table-cell office:value-type="float" office:value="370332" calcext:value-type="float">
            <text:p>370332</text:p>
          </table:table-cell>
          <table:table-cell office:value-type="float" office:value="349976" calcext:value-type="float">
            <text:p>349976</text:p>
          </table:table-cell>
          <table:table-cell office:value-type="float" office:value="365402" calcext:value-type="float">
            <text:p>365402</text:p>
          </table:table-cell>
        </table:table-row>
        <table:table-row table:style-name="ro2">
          <table:table-cell office:value-type="string" calcext:value-type="string">
            <text:p><text:a xlink:href="javascript:sym(2543)" xlink:type="simple">Osasco</text:a></text:p>
          </table:table-cell>
          <table:table-cell office:value-type="string" calcext:value-type="string">
            <text:p>SP</text:p>
          </table:table-cell>
          <table:table-cell office:value-type="float" office:value="652593" calcext:value-type="float">
            <text:p>652593</text:p>
          </table:table-cell>
          <table:table-cell office:value-type="float" office:value="666740" calcext:value-type="float">
            <text:p>666740</text:p>
          </table:table-cell>
          <table:table-cell office:value-type="float" office:value="728606" calcext:value-type="float">
            <text:p>728606</text:p>
          </table:table-cell>
          <table:table-cell office:value-type="float" office:value="756940" calcext:value-type="float">
            <text:p>756940</text:p>
          </table:table-cell>
        </table:table-row>
        <table:table-row table:style-name="ro2">
          <table:table-cell office:value-type="string" calcext:value-type="string">
            <text:p><text:a xlink:href="javascript:sym(8905)" xlink:type="simple">Ourinhos</text:a></text:p>
          </table:table-cell>
          <table:table-cell office:value-type="string" calcext:value-type="string">
            <text:p>SP</text:p>
          </table:table-cell>
          <table:table-cell office:value-type="float" office:value="89376" calcext:value-type="float">
            <text:p>89376</text:p>
          </table:table-cell>
          <table:table-cell office:value-type="float" office:value="100374" calcext:value-type="float">
            <text:p>100374</text:p>
          </table:table-cell>
          <table:table-cell office:value-type="float" office:value="102054" calcext:value-type="float">
            <text:p>102054</text:p>
          </table:table-cell>
          <table:table-cell office:value-type="float" office:value="104910" calcext:value-type="float">
            <text:p>104910</text:p>
          </table:table-cell>
        </table:table-row>
        <table:table-row table:style-name="ro2">
          <table:table-cell office:value-type="string" calcext:value-type="string">
            <text:p><text:a xlink:href="javascript:sym(30502)" xlink:type="simple">Paço do Lumiar</text:a></text:p>
          </table:table-cell>
          <table:table-cell office:value-type="string" calcext:value-type="string">
            <text:p>MA</text:p>
          </table:table-cell>
          <table:table-cell office:value-type="float" office:value="1188" calcext:value-type="float">
            <text:p>1188</text:p>
          </table:table-cell>
          <table:table-cell office:value-type="float" office:value="78811" calcext:value-type="float">
            <text:p>78811</text:p>
          </table:table-cell>
          <table:table-cell office:value-type="float" office:value="144832" calcext:value-type="float">
            <text:p>144832</text:p>
          </table:table-cell>
          <table:table-cell office:value-type="float" office:value="151460" calcext:value-type="float">
            <text:p>151460</text:p>
          </table:table-cell>
        </table:table-row>
        <table:table-row table:style-name="ro2">
          <table:table-cell office:value-type="string" calcext:value-type="string">
            <text:p><text:a xlink:href="javascript:sym(8919)" xlink:type="simple">Palhoça</text:a></text:p>
          </table:table-cell>
          <table:table-cell office:value-type="string" calcext:value-type="string">
            <text:p>SC</text:p>
          </table:table-cell>
          <table:table-cell office:value-type="float" office:value="97914" calcext:value-type="float">
            <text:p>97914</text:p>
          </table:table-cell>
          <table:table-cell office:value-type="float" office:value="135311" calcext:value-type="float">
            <text:p>135311</text:p>
          </table:table-cell>
          <table:table-cell office:value-type="float" office:value="219912" calcext:value-type="float">
            <text:p>219912</text:p>
          </table:table-cell>
          <table:table-cell office:value-type="float" office:value="242520" calcext:value-type="float">
            <text:p>242520</text:p>
          </table:table-cell>
        </table:table-row>
        <table:table-row table:style-name="ro2">
          <table:table-cell office:value-type="string" calcext:value-type="string">
            <text:p><text:a xlink:href="javascript:sym(2612)" xlink:type="simple">Palmas</text:a></text:p>
          </table:table-cell>
          <table:table-cell office:value-type="string" calcext:value-type="string">
            <text:p>TO</text:p>
          </table:table-cell>
          <table:table-cell office:value-type="float" office:value="130789" calcext:value-type="float">
            <text:p>130789</text:p>
          </table:table-cell>
          <table:table-cell office:value-type="float" office:value="217340" calcext:value-type="float">
            <text:p>217340</text:p>
          </table:table-cell>
          <table:table-cell office:value-type="float" office:value="291175" calcext:value-type="float">
            <text:p>291175</text:p>
          </table:table-cell>
          <table:table-cell office:value-type="float" office:value="311310" calcext:value-type="float">
            <text:p>311310</text:p>
          </table:table-cell>
        </table:table-row>
        <table:table-row table:style-name="ro2">
          <table:table-cell office:value-type="string" calcext:value-type="string">
            <text:p><text:a xlink:href="javascript:sym(12378)" xlink:type="simple">Paragominas</text:a></text:p>
          </table:table-cell>
          <table:table-cell office:value-type="string" calcext:value-type="string">
            <text:p>PA</text:p>
          </table:table-cell>
          <table:table-cell office:value-type="float" office:value="58240" calcext:value-type="float">
            <text:p>58240</text:p>
          </table:table-cell>
          <table:table-cell office:value-type="float" office:value="76511" calcext:value-type="float">
            <text:p>76511</text:p>
          </table:table-cell>
          <table:table-cell office:value-type="float" office:value="96150" calcext:value-type="float">
            <text:p>96150</text:p>
          </table:table-cell>
          <table:table-cell office:value-type="float" office:value="102790" calcext:value-type="float">
            <text:p>102790</text:p>
          </table:table-cell>
        </table:table-row>
        <table:table-row table:style-name="ro2">
          <table:table-cell office:value-type="string" calcext:value-type="string">
            <text:p><text:a xlink:href="javascript:sym(8850)" xlink:type="simple">Paranaguá</text:a></text:p>
          </table:table-cell>
          <table:table-cell office:value-type="string" calcext:value-type="string">
            <text:p>PR</text:p>
          </table:table-cell>
          <table:table-cell office:value-type="float" office:value="120848" calcext:value-type="float">
            <text:p>120848</text:p>
          </table:table-cell>
          <table:table-cell office:value-type="float" office:value="133731" calcext:value-type="float">
            <text:p>133731</text:p>
          </table:table-cell>
          <table:table-cell office:value-type="float" office:value="137081" calcext:value-type="float">
            <text:p>137081</text:p>
          </table:table-cell>
          <table:table-cell office:value-type="float" office:value="140830" calcext:value-type="float">
            <text:p>140830</text:p>
          </table:table-cell>
        </table:table-row>
        <table:table-row table:style-name="ro2">
          <table:table-cell office:value-type="string" calcext:value-type="string">
            <text:p><text:a xlink:href="javascript:sym(12379)" xlink:type="simple">Parauapebas</text:a></text:p>
          </table:table-cell>
          <table:table-cell office:value-type="string" calcext:value-type="string">
            <text:p>PA</text:p>
          </table:table-cell>
          <table:table-cell office:value-type="float" office:value="59260" calcext:value-type="float">
            <text:p>59260</text:p>
          </table:table-cell>
          <table:table-cell office:value-type="float" office:value="138690" calcext:value-type="float">
            <text:p>138690</text:p>
          </table:table-cell>
          <table:table-cell office:value-type="float" office:value="258225" calcext:value-type="float">
            <text:p>258225</text:p>
          </table:table-cell>
          <table:table-cell office:value-type="float" office:value="288130" calcext:value-type="float">
            <text:p>288130</text:p>
          </table:table-cell>
        </table:table-row>
        <table:table-row table:style-name="ro2">
          <table:table-cell office:value-type="string" calcext:value-type="string">
            <text:p><text:a xlink:href="javascript:sym(2544)" xlink:type="simple">Parnaíba</text:a></text:p>
          </table:table-cell>
          <table:table-cell office:value-type="string" calcext:value-type="string">
            <text:p>PI</text:p>
          </table:table-cell>
          <table:table-cell office:value-type="float" office:value="124988" calcext:value-type="float">
            <text:p>124988</text:p>
          </table:table-cell>
          <table:table-cell office:value-type="float" office:value="137485" calcext:value-type="float">
            <text:p>137485</text:p>
          </table:table-cell>
          <table:table-cell office:value-type="float" office:value="154662" calcext:value-type="float">
            <text:p>154662</text:p>
          </table:table-cell>
          <table:table-cell office:value-type="float" office:value="161710" calcext:value-type="float">
            <text:p>161710</text:p>
          </table:table-cell>
        </table:table-row>
        <table:table-row table:style-name="ro2">
          <table:table-cell office:value-type="string" calcext:value-type="string">
            <text:p><text:a xlink:href="javascript:sym(8920)" xlink:type="simple">Parnamirim</text:a></text:p>
          </table:table-cell>
          <table:table-cell office:value-type="string" calcext:value-type="string">
            <text:p>RN</text:p>
          </table:table-cell>
          <table:table-cell office:value-type="float" office:value="109139" calcext:value-type="float">
            <text:p>109139</text:p>
          </table:table-cell>
          <table:table-cell office:value-type="float" office:value="202456" calcext:value-type="float">
            <text:p>202456</text:p>
          </table:table-cell>
          <table:table-cell office:value-type="float" office:value="252716" calcext:value-type="float">
            <text:p>252716</text:p>
          </table:table-cell>
          <table:table-cell office:value-type="float" office:value="269298" calcext:value-type="float">
            <text:p>269298</text:p>
          </table:table-cell>
        </table:table-row>
        <table:table-row table:style-name="ro2">
          <table:table-cell office:value-type="string" calcext:value-type="string">
            <text:p><text:a xlink:href="javascript:sym(2546)" xlink:type="simple">Passo Fundo</text:a></text:p>
          </table:table-cell>
          <table:table-cell office:value-type="string" calcext:value-type="string">
            <text:p>RS</text:p>
          </table:table-cell>
          <table:table-cell office:value-type="float" office:value="163191" calcext:value-type="float">
            <text:p>163191</text:p>
          </table:table-cell>
          <table:table-cell office:value-type="float" office:value="179548" calcext:value-type="float">
            <text:p>179548</text:p>
          </table:table-cell>
          <table:table-cell office:value-type="float" office:value="201545" calcext:value-type="float">
            <text:p>201545</text:p>
          </table:table-cell>
          <table:table-cell office:value-type="float" office:value="209700" calcext:value-type="float">
            <text:p>209700</text:p>
          </table:table-cell>
        </table:table-row>
        <table:table-row table:style-name="ro2">
          <table:table-cell office:value-type="string" calcext:value-type="string">
            <text:p><text:a xlink:href="javascript:sym(8904)" xlink:type="simple">Passos</text:a></text:p>
          </table:table-cell>
          <table:table-cell office:value-type="string" calcext:value-type="string">
            <text:p>MG</text:p>
          </table:table-cell>
          <table:table-cell office:value-type="float" office:value="89911" calcext:value-type="float">
            <text:p>89911</text:p>
          </table:table-cell>
          <table:table-cell office:value-type="float" office:value="100842" calcext:value-type="float">
            <text:p>100842</text:p>
          </table:table-cell>
          <table:table-cell office:value-type="float" office:value="107413" calcext:value-type="float">
            <text:p>107413</text:p>
          </table:table-cell>
          <table:table-cell office:value-type="float" office:value="111820" calcext:value-type="float">
            <text:p>111820</text:p>
          </table:table-cell>
        </table:table-row>
        <table:table-row table:style-name="ro2">
          <table:table-cell office:value-type="string" calcext:value-type="string">
            <text:p><text:a xlink:href="javascript:sym(8903)" xlink:type="simple">Patos</text:a></text:p>
          </table:table-cell>
          <table:table-cell office:value-type="string" calcext:value-type="string">
            <text:p>PB</text:p>
          </table:table-cell>
          <table:table-cell office:value-type="float" office:value="87282" calcext:value-type="float">
            <text:p>87282</text:p>
          </table:table-cell>
          <table:table-cell office:value-type="float" office:value="96339" calcext:value-type="float">
            <text:p>96339</text:p>
          </table:table-cell>
          <table:table-cell office:value-type="float" office:value="98960" calcext:value-type="float">
            <text:p>98960</text:p>
          </table:table-cell>
          <table:table-cell office:value-type="float" office:value="103380" calcext:value-type="float">
            <text:p>103380</text:p>
          </table:table-cell>
        </table:table-row>
        <table:table-row table:style-name="ro2">
          <table:table-cell office:value-type="string" calcext:value-type="string">
            <text:p><text:a xlink:href="javascript:sym(8862)" xlink:type="simple">Patos de Minas</text:a></text:p>
          </table:table-cell>
          <table:table-cell office:value-type="string" calcext:value-type="string">
            <text:p>MG</text:p>
          </table:table-cell>
          <table:table-cell office:value-type="float" office:value="107449" calcext:value-type="float">
            <text:p>107449</text:p>
          </table:table-cell>
          <table:table-cell office:value-type="float" office:value="124353" calcext:value-type="float">
            <text:p>124353</text:p>
          </table:table-cell>
          <table:table-cell office:value-type="float" office:value="145384" calcext:value-type="float">
            <text:p>145384</text:p>
          </table:table-cell>
          <table:table-cell office:value-type="float" office:value="153270" calcext:value-type="float">
            <text:p>153270</text:p>
          </table:table-cell>
        </table:table-row>
        <table:table-row table:style-name="ro2">
          <table:table-cell office:value-type="string" calcext:value-type="string">
            <text:p><text:a xlink:href="javascript:sym(12382)" xlink:type="simple">Paulínia</text:a></text:p>
          </table:table-cell>
          <table:table-cell office:value-type="string" calcext:value-type="string">
            <text:p>SP</text:p>
          </table:table-cell>
          <table:table-cell office:value-type="float" office:value="50762" calcext:value-type="float">
            <text:p>50762</text:p>
          </table:table-cell>
          <table:table-cell office:value-type="float" office:value="82070" calcext:value-type="float">
            <text:p>82070</text:p>
          </table:table-cell>
          <table:table-cell office:value-type="float" office:value="109486" calcext:value-type="float">
            <text:p>109486</text:p>
          </table:table-cell>
          <table:table-cell office:value-type="float" office:value="114590" calcext:value-type="float">
            <text:p>114590</text:p>
          </table:table-cell>
        </table:table-row>
        <table:table-row table:style-name="ro2">
          <table:table-cell office:value-type="string" calcext:value-type="string">
            <text:p><text:a xlink:href="javascript:sym(8815)" xlink:type="simple">Paulista</text:a></text:p>
          </table:table-cell>
          <table:table-cell office:value-type="string" calcext:value-type="string">
            <text:p>PE</text:p>
          </table:table-cell>
          <table:table-cell office:value-type="float" office:value="262237" calcext:value-type="float">
            <text:p>262237</text:p>
          </table:table-cell>
          <table:table-cell office:value-type="float" office:value="300466" calcext:value-type="float">
            <text:p>300466</text:p>
          </table:table-cell>
          <table:table-cell office:value-type="float" office:value="341986" calcext:value-type="float">
            <text:p>341986</text:p>
          </table:table-cell>
          <table:table-cell office:value-type="float" office:value="362770" calcext:value-type="float">
            <text:p>362770</text:p>
          </table:table-cell>
        </table:table-row>
        <table:table-row table:style-name="ro2">
          <table:table-cell office:value-type="string" calcext:value-type="string">
            <text:p><text:a xlink:href="javascript:sym(8914)" xlink:type="simple">Paulo Afonso</text:a></text:p>
          </table:table-cell>
          <table:table-cell office:value-type="string" calcext:value-type="string">
            <text:p>BA</text:p>
          </table:table-cell>
          <table:table-cell office:value-type="float" office:value="82584" calcext:value-type="float">
            <text:p>82584</text:p>
          </table:table-cell>
          <table:table-cell office:value-type="float" office:value="93404" calcext:value-type="float">
            <text:p>93404</text:p>
          </table:table-cell>
          <table:table-cell office:value-type="float" office:value="98589" calcext:value-type="float">
            <text:p>98589</text:p>
          </table:table-cell>
          <table:table-cell office:value-type="float" office:value="104060" calcext:value-type="float">
            <text:p>104060</text:p>
          </table:table-cell>
        </table:table-row>
        <table:table-row table:style-name="ro2">
          <table:table-cell office:value-type="string" calcext:value-type="string">
            <text:p><text:a xlink:href="javascript:sym(2547)" xlink:type="simple">Pelotas</text:a></text:p>
          </table:table-cell>
          <table:table-cell office:value-type="string" calcext:value-type="string">
            <text:p>RS</text:p>
          </table:table-cell>
          <table:table-cell office:value-type="float" office:value="297825" calcext:value-type="float">
            <text:p>297825</text:p>
          </table:table-cell>
          <table:table-cell office:value-type="float" office:value="306193" calcext:value-type="float">
            <text:p>306193</text:p>
          </table:table-cell>
          <table:table-cell office:value-type="float" office:value="305656" calcext:value-type="float">
            <text:p>305656</text:p>
          </table:table-cell>
          <table:table-cell office:value-type="float" office:value="315460" calcext:value-type="float">
            <text:p>315460</text:p>
          </table:table-cell>
        </table:table-row>
        <table:table-row table:style-name="ro2">
          <table:table-cell office:value-type="string" calcext:value-type="string">
            <text:p><text:a xlink:href="javascript:sym(2548)" xlink:type="simple">Petrolina</text:a></text:p>
          </table:table-cell>
          <table:table-cell office:value-type="string" calcext:value-type="string">
            <text:p>PE</text:p>
          </table:table-cell>
          <table:table-cell office:value-type="float" office:value="164562" calcext:value-type="float">
            <text:p>164562</text:p>
          </table:table-cell>
          <table:table-cell office:value-type="float" office:value="217136" calcext:value-type="float">
            <text:p>217136</text:p>
          </table:table-cell>
          <table:table-cell office:value-type="float" office:value="347192" calcext:value-type="float">
            <text:p>347192</text:p>
          </table:table-cell>
          <table:table-cell office:value-type="float" office:value="371690" calcext:value-type="float">
            <text:p>371690</text:p>
          </table:table-cell>
        </table:table-row>
        <table:table-row table:style-name="ro2">
          <table:table-cell office:value-type="string" calcext:value-type="string">
            <text:p><text:a xlink:href="javascript:sym(2549)" xlink:type="simple">Petrópolis</text:a></text:p>
          </table:table-cell>
          <table:table-cell office:value-type="string" calcext:value-type="string">
            <text:p>RJ</text:p>
          </table:table-cell>
          <table:table-cell office:value-type="float" office:value="270671" calcext:value-type="float">
            <text:p>270671</text:p>
          </table:table-cell>
          <table:table-cell office:value-type="float" office:value="281286" calcext:value-type="float">
            <text:p>281286</text:p>
          </table:table-cell>
          <table:table-cell office:value-type="float" office:value="270361" calcext:value-type="float">
            <text:p>270361</text:p>
          </table:table-cell>
          <table:table-cell office:value-type="float" office:value="285970" calcext:value-type="float">
            <text:p>285970</text:p>
          </table:table-cell>
        </table:table-row>
        <table:table-row table:style-name="ro2">
          <table:table-cell office:value-type="string" calcext:value-type="string">
            <text:p><text:a xlink:href="javascript:sym(8851)" xlink:type="simple">Pindamonhangaba</text:a></text:p>
          </table:table-cell>
          <table:table-cell office:value-type="string" calcext:value-type="string">
            <text:p>SP</text:p>
          </table:table-cell>
          <table:table-cell office:value-type="float" office:value="119078" calcext:value-type="float">
            <text:p>119078</text:p>
          </table:table-cell>
          <table:table-cell office:value-type="float" office:value="141708" calcext:value-type="float">
            <text:p>141708</text:p>
          </table:table-cell>
          <table:table-cell office:value-type="float" office:value="159364" calcext:value-type="float">
            <text:p>159364</text:p>
          </table:table-cell>
          <table:table-cell office:value-type="float" office:value="165720" calcext:value-type="float">
            <text:p>165720</text:p>
          </table:table-cell>
        </table:table-row>
        <table:table-row table:style-name="ro2">
          <table:table-cell office:value-type="string" calcext:value-type="string">
            <text:p><text:a xlink:href="javascript:sym(8902)" xlink:type="simple">Pinhais</text:a></text:p>
          </table:table-cell>
          <table:table-cell office:value-type="string" calcext:value-type="string">
            <text:p>PR</text:p>
          </table:table-cell>
          <table:table-cell office:value-type="float" office:value="100726" calcext:value-type="float">
            <text:p>100726</text:p>
          </table:table-cell>
          <table:table-cell office:value-type="float" office:value="117008" calcext:value-type="float">
            <text:p>117008</text:p>
          </table:table-cell>
          <table:table-cell office:value-type="float" office:value="127019" calcext:value-type="float">
            <text:p>127019</text:p>
          </table:table-cell>
          <table:table-cell office:value-type="float" office:value="131199" calcext:value-type="float">
            <text:p>131199</text:p>
          </table:table-cell>
        </table:table-row>
        <table:table-row table:style-name="ro2">
          <table:table-cell office:value-type="string" calcext:value-type="string">
            <text:p><text:a xlink:href="javascript:sym(2550)" xlink:type="simple">Piracicaba</text:a></text:p>
          </table:table-cell>
          <table:table-cell office:value-type="string" calcext:value-type="string">
            <text:p>SP</text:p>
          </table:table-cell>
          <table:table-cell office:value-type="float" office:value="313486" calcext:value-type="float">
            <text:p>313486</text:p>
          </table:table-cell>
          <table:table-cell office:value-type="float" office:value="351612" calcext:value-type="float">
            <text:p>351612</text:p>
          </table:table-cell>
          <table:table-cell office:value-type="float" office:value="408882" calcext:value-type="float">
            <text:p>408882</text:p>
          </table:table-cell>
          <table:table-cell office:value-type="float" office:value="423860" calcext:value-type="float">
            <text:p>423860</text:p>
          </table:table-cell>
        </table:table-row>
        <table:table-row table:style-name="ro2">
          <table:table-cell office:value-type="string" calcext:value-type="string">
            <text:p><text:a xlink:href="javascript:sym(9051)" xlink:type="simple">Piraquara</text:a></text:p>
          </table:table-cell>
          <table:table-cell office:value-type="string" calcext:value-type="string">
            <text:p>PR</text:p>
          </table:table-cell>
          <table:table-cell office:value-type="float" office:value="33829" calcext:value-type="float">
            <text:p>33829</text:p>
          </table:table-cell>
          <table:table-cell office:value-type="float" office:value="45738" calcext:value-type="float">
            <text:p>45738</text:p>
          </table:table-cell>
          <table:table-cell office:value-type="float" office:value="108665" calcext:value-type="float">
            <text:p>108665</text:p>
          </table:table-cell>
          <table:table-cell office:value-type="float" office:value="114340" calcext:value-type="float">
            <text:p>114340</text:p>
          </table:table-cell>
        </table:table-row>
        <table:table-row table:style-name="ro2">
          <table:table-cell office:value-type="string" calcext:value-type="string">
            <text:p><text:a xlink:href="javascript:sym(9011)" xlink:type="simple">Planaltina</text:a></text:p>
          </table:table-cell>
          <table:table-cell office:value-type="string" calcext:value-type="string">
            <text:p>GO</text:p>
          </table:table-cell>
          <table:table-cell office:value-type="float" office:value="69387" calcext:value-type="float">
            <text:p>69387</text:p>
          </table:table-cell>
          <table:table-cell office:value-type="float" office:value="76286" calcext:value-type="float">
            <text:p>76286</text:p>
          </table:table-cell>
          <table:table-cell office:value-type="float" office:value="97030" calcext:value-type="float">
            <text:p>97030</text:p>
          </table:table-cell>
          <table:table-cell office:value-type="float" office:value="102190" calcext:value-type="float">
            <text:p>102190</text:p>
          </table:table-cell>
        </table:table-row>
        <table:table-row table:style-name="ro2">
          <table:table-cell office:value-type="string" calcext:value-type="string">
            <text:p><text:a xlink:href="javascript:sym(8898)" xlink:type="simple">Poá</text:a></text:p>
          </table:table-cell>
          <table:table-cell office:value-type="string" calcext:value-type="string">
            <text:p>SP</text:p>
          </table:table-cell>
          <table:table-cell office:value-type="float" office:value="94672" calcext:value-type="float">
            <text:p>94672</text:p>
          </table:table-cell>
          <table:table-cell office:value-type="float" office:value="104338" calcext:value-type="float">
            <text:p>104338</text:p>
          </table:table-cell>
          <table:table-cell office:value-type="float" office:value="103574" calcext:value-type="float">
            <text:p>103574</text:p>
          </table:table-cell>
          <table:table-cell office:value-type="float" office:value="106240" calcext:value-type="float">
            <text:p>106240</text:p>
          </table:table-cell>
        </table:table-row>
        <table:table-row table:style-name="ro2">
          <table:table-cell office:value-type="string" calcext:value-type="string">
            <text:p><text:a xlink:href="javascript:sym(2551)" xlink:type="simple">Poços de Caldas</text:a></text:p>
          </table:table-cell>
          <table:table-cell office:value-type="string" calcext:value-type="string">
            <text:p>MG</text:p>
          </table:table-cell>
          <table:table-cell office:value-type="float" office:value="130826" calcext:value-type="float">
            <text:p>130826</text:p>
          </table:table-cell>
          <table:table-cell office:value-type="float" office:value="148722" calcext:value-type="float">
            <text:p>148722</text:p>
          </table:table-cell>
          <table:table-cell office:value-type="float" office:value="160094" calcext:value-type="float">
            <text:p>160094</text:p>
          </table:table-cell>
          <table:table-cell office:value-type="float" office:value="167710" calcext:value-type="float">
            <text:p>167710</text:p>
          </table:table-cell>
        </table:table-row>
        <table:table-row table:style-name="ro2">
          <table:table-cell office:value-type="string" calcext:value-type="string">
            <text:p><text:a xlink:href="javascript:sym(2552)" xlink:type="simple">Ponta Grossa</text:a></text:p>
          </table:table-cell>
          <table:table-cell office:value-type="string" calcext:value-type="string">
            <text:p>PR</text:p>
          </table:table-cell>
          <table:table-cell office:value-type="float" office:value="265437" calcext:value-type="float">
            <text:p>265437</text:p>
          </table:table-cell>
          <table:table-cell office:value-type="float" office:value="303260" calcext:value-type="float">
            <text:p>303260</text:p>
          </table:table-cell>
          <table:table-cell office:value-type="float" office:value="348783" calcext:value-type="float">
            <text:p>348783</text:p>
          </table:table-cell>
          <table:table-cell office:value-type="float" office:value="362590" calcext:value-type="float">
            <text:p>362590</text:p>
          </table:table-cell>
        </table:table-row>
        <table:table-row table:style-name="ro2">
          <table:table-cell office:value-type="string" calcext:value-type="string">
            <text:p><text:a xlink:href="javascript:sym(2553)" xlink:type="simple">Porto Alegre</text:a></text:p>
          </table:table-cell>
          <table:table-cell office:value-type="string" calcext:value-type="string">
            <text:p>RS</text:p>
          </table:table-cell>
          <table:table-cell office:value-type="float" office:value="1320739" calcext:value-type="float">
            <text:p>1320739</text:p>
          </table:table-cell>
          <table:table-cell office:value-type="float" office:value="1409351" calcext:value-type="float">
            <text:p>1409351</text:p>
          </table:table-cell>
          <table:table-cell office:value-type="float" office:value="1330428" calcext:value-type="float">
            <text:p>1330428</text:p>
          </table:table-cell>
          <table:table-cell office:value-type="float" office:value="1386800" calcext:value-type="float">
            <text:p>1386800</text:p>
          </table:table-cell>
        </table:table-row>
        <table:table-row table:style-name="ro2">
          <table:table-cell office:value-type="string" calcext:value-type="string">
            <text:p><text:a xlink:href="javascript:sym(9036)" xlink:type="simple">Porto Seguro</text:a></text:p>
          </table:table-cell>
          <table:table-cell office:value-type="string" calcext:value-type="string">
            <text:p>BA</text:p>
          </table:table-cell>
          <table:table-cell office:value-type="float" office:value="78791" calcext:value-type="float">
            <text:p>78791</text:p>
          </table:table-cell>
          <table:table-cell office:value-type="float" office:value="103168" calcext:value-type="float">
            <text:p>103168</text:p>
          </table:table-cell>
          <table:table-cell office:value-type="float" office:value="145179" calcext:value-type="float">
            <text:p>145179</text:p>
          </table:table-cell>
          <table:table-cell office:value-type="float" office:value="156120" calcext:value-type="float">
            <text:p>156120</text:p>
          </table:table-cell>
        </table:table-row>
        <table:table-row table:style-name="ro2">
          <table:table-cell office:value-type="string" calcext:value-type="string">
            <text:p><text:a xlink:href="javascript:sym(2554)" xlink:type="simple">Porto Velho</text:a></text:p>
          </table:table-cell>
          <table:table-cell office:value-type="string" calcext:value-type="string">
            <text:p>RO</text:p>
          </table:table-cell>
          <table:table-cell office:value-type="float" office:value="262157" calcext:value-type="float">
            <text:p>262157</text:p>
          </table:table-cell>
          <table:table-cell office:value-type="float" office:value="369361" calcext:value-type="float">
            <text:p>369361</text:p>
          </table:table-cell>
          <table:table-cell office:value-type="float" office:value="393950" calcext:value-type="float">
            <text:p>393950</text:p>
          </table:table-cell>
          <table:table-cell office:value-type="float" office:value="440530" calcext:value-type="float">
            <text:p>440530</text:p>
          </table:table-cell>
        </table:table-row>
        <table:table-row table:style-name="ro2">
          <table:table-cell office:value-type="string" calcext:value-type="string">
            <text:p><text:a xlink:href="javascript:sym(8899)" xlink:type="simple">Pouso Alegre</text:a></text:p>
          </table:table-cell>
          <table:table-cell office:value-type="string" calcext:value-type="string">
            <text:p>MG</text:p>
          </table:table-cell>
          <table:table-cell office:value-type="float" office:value="97756" calcext:value-type="float">
            <text:p>97756</text:p>
          </table:table-cell>
          <table:table-cell office:value-type="float" office:value="119590" calcext:value-type="float">
            <text:p>119590</text:p>
          </table:table-cell>
          <table:table-cell office:value-type="float" office:value="139608" calcext:value-type="float">
            <text:p>139608</text:p>
          </table:table-cell>
          <table:table-cell office:value-type="float" office:value="147440" calcext:value-type="float">
            <text:p>147440</text:p>
          </table:table-cell>
        </table:table-row>
        <table:table-row table:style-name="ro2">
          <table:table-cell office:value-type="string" calcext:value-type="string">
            <text:p><text:a xlink:href="javascript:sym(8830)" xlink:type="simple">Praia Grande</text:a></text:p>
          </table:table-cell>
          <table:table-cell office:value-type="string" calcext:value-type="string">
            <text:p>SP</text:p>
          </table:table-cell>
          <table:table-cell office:value-type="float" office:value="193582" calcext:value-type="float">
            <text:p>193582</text:p>
          </table:table-cell>
          <table:table-cell office:value-type="float" office:value="262051" calcext:value-type="float">
            <text:p>262051</text:p>
          </table:table-cell>
          <table:table-cell office:value-type="float" office:value="348851" calcext:value-type="float">
            <text:p>348851</text:p>
          </table:table-cell>
          <table:table-cell office:value-type="float" office:value="364440" calcext:value-type="float">
            <text:p>364440</text:p>
          </table:table-cell>
        </table:table-row>
        <table:table-row table:style-name="ro2">
          <table:table-cell office:value-type="string" calcext:value-type="string">
            <text:p><text:a xlink:href="javascript:sym(2555)" xlink:type="simple">Presidente Prudente</text:a></text:p>
          </table:table-cell>
          <table:table-cell office:value-type="string" calcext:value-type="string">
            <text:p>SP</text:p>
          </table:table-cell>
          <table:table-cell office:value-type="float" office:value="182023" calcext:value-type="float">
            <text:p>182023</text:p>
          </table:table-cell>
          <table:table-cell office:value-type="float" office:value="200132" calcext:value-type="float">
            <text:p>200132</text:p>
          </table:table-cell>
          <table:table-cell office:value-type="float" office:value="216227" calcext:value-type="float">
            <text:p>216227</text:p>
          </table:table-cell>
          <table:table-cell office:value-type="float" office:value="224290" calcext:value-type="float">
            <text:p>224290</text:p>
          </table:table-cell>
        </table:table-row>
        <table:table-row table:style-name="ro2">
          <table:table-cell office:value-type="string" calcext:value-type="string">
            <text:p><text:a xlink:href="javascript:sym(2610)" xlink:type="simple">Queimados</text:a></text:p>
          </table:table-cell>
          <table:table-cell office:value-type="string" calcext:value-type="string">
            <text:p>RJ</text:p>
          </table:table-cell>
          <table:table-cell office:value-type="float" office:value="121993" calcext:value-type="float">
            <text:p>121993</text:p>
          </table:table-cell>
          <table:table-cell office:value-type="float" office:value="137962" calcext:value-type="float">
            <text:p>137962</text:p>
          </table:table-cell>
          <table:table-cell office:value-type="float" office:value="140514" calcext:value-type="float">
            <text:p>140514</text:p>
          </table:table-cell>
          <table:table-cell office:value-type="float" office:value="149080" calcext:value-type="float">
            <text:p>149080</text:p>
          </table:table-cell>
        </table:table-row>
        <table:table-row table:style-name="ro2">
          <table:table-cell office:value-type="string" calcext:value-type="string">
            <text:p><text:a xlink:href="javascript:sym(2556)" xlink:type="simple">Recife</text:a></text:p>
          </table:table-cell>
          <table:table-cell office:value-type="string" calcext:value-type="string">
            <text:p>PE</text:p>
          </table:table-cell>
          <table:table-cell office:value-type="float" office:value="1422905" calcext:value-type="float">
            <text:p>1422905</text:p>
          </table:table-cell>
          <table:table-cell office:value-type="float" office:value="1537704" calcext:value-type="float">
            <text:p>1537704</text:p>
          </table:table-cell>
          <table:table-cell office:value-type="float" office:value="1488920" calcext:value-type="float">
            <text:p>1488920</text:p>
          </table:table-cell>
          <table:table-cell office:value-type="float" office:value="1587707" calcext:value-type="float">
            <text:p>1587707</text:p>
          </table:table-cell>
        </table:table-row>
        <table:table-row table:style-name="ro2">
          <table:table-cell office:value-type="string" calcext:value-type="string">
            <text:p><text:a xlink:href="javascript:sym(8895)" xlink:type="simple">Resende</text:a></text:p>
          </table:table-cell>
          <table:table-cell office:value-type="string" calcext:value-type="string">
            <text:p>RJ</text:p>
          </table:table-cell>
          <table:table-cell office:value-type="float" office:value="91185" calcext:value-type="float">
            <text:p>91185</text:p>
          </table:table-cell>
          <table:table-cell office:value-type="float" office:value="107468" calcext:value-type="float">
            <text:p>107468</text:p>
          </table:table-cell>
          <table:table-cell office:value-type="float" office:value="120983" calcext:value-type="float">
            <text:p>120983</text:p>
          </table:table-cell>
          <table:table-cell office:value-type="float" office:value="128450" calcext:value-type="float">
            <text:p>128450</text:p>
          </table:table-cell>
        </table:table-row>
        <table:table-row table:style-name="ro2">
          <table:table-cell office:value-type="string" calcext:value-type="string">
            <text:p><text:a xlink:href="javascript:sym(8828)" xlink:type="simple">Ribeirão das Neves</text:a></text:p>
          </table:table-cell>
          <table:table-cell office:value-type="string" calcext:value-type="string">
            <text:p>MG</text:p>
          </table:table-cell>
          <table:table-cell office:value-type="float" office:value="245401" calcext:value-type="float">
            <text:p>245401</text:p>
          </table:table-cell>
          <table:table-cell office:value-type="float" office:value="294153" calcext:value-type="float">
            <text:p>294153</text:p>
          </table:table-cell>
          <table:table-cell office:value-type="float" office:value="326792" calcext:value-type="float">
            <text:p>326792</text:p>
          </table:table-cell>
          <table:table-cell office:value-type="float" office:value="341690" calcext:value-type="float">
            <text:p>341690</text:p>
          </table:table-cell>
        </table:table-row>
        <table:table-row table:style-name="ro2">
          <table:table-cell office:value-type="string" calcext:value-type="string">
            <text:p><text:a xlink:href="javascript:sym(8867)" xlink:type="simple">Ribeirão Pires</text:a></text:p>
          </table:table-cell>
          <table:table-cell office:value-type="string" calcext:value-type="string">
            <text:p>SP</text:p>
          </table:table-cell>
          <table:table-cell office:value-type="float" office:value="104508" calcext:value-type="float">
            <text:p>104508</text:p>
          </table:table-cell>
          <table:table-cell office:value-type="float" office:value="113068" calcext:value-type="float">
            <text:p>113068</text:p>
          </table:table-cell>
          <table:table-cell office:value-type="float" office:value="113651" calcext:value-type="float">
            <text:p>113651</text:p>
          </table:table-cell>
          <table:table-cell office:value-type="float" office:value="116910" calcext:value-type="float">
            <text:p>116910</text:p>
          </table:table-cell>
        </table:table-row>
        <table:table-row table:style-name="ro2">
          <table:table-cell office:value-type="string" calcext:value-type="string">
            <text:p><text:a xlink:href="javascript:sym(2557)" xlink:type="simple">Ribeirão Preto</text:a></text:p>
          </table:table-cell>
          <table:table-cell office:value-type="string" calcext:value-type="string">
            <text:p>SP</text:p>
          </table:table-cell>
          <table:table-cell office:value-type="float" office:value="502760" calcext:value-type="float">
            <text:p>502760</text:p>
          </table:table-cell>
          <table:table-cell office:value-type="float" office:value="602966" calcext:value-type="float">
            <text:p>602966</text:p>
          </table:table-cell>
          <table:table-cell office:value-type="float" office:value="696033" calcext:value-type="float">
            <text:p>696033</text:p>
          </table:table-cell>
          <table:table-cell office:value-type="float" office:value="725680" calcext:value-type="float">
            <text:p>725680</text:p>
          </table:table-cell>
        </table:table-row>
        <table:table-row table:style-name="ro2">
          <table:table-cell office:value-type="string" calcext:value-type="string">
            <text:p><text:a xlink:href="javascript:sym(2558)" xlink:type="simple">Rio Branco</text:a></text:p>
          </table:table-cell>
          <table:table-cell office:value-type="string" calcext:value-type="string">
            <text:p>AC</text:p>
          </table:table-cell>
          <table:table-cell office:value-type="float" office:value="226298" calcext:value-type="float">
            <text:p>226298</text:p>
          </table:table-cell>
          <table:table-cell office:value-type="float" office:value="308545" calcext:value-type="float">
            <text:p>308545</text:p>
          </table:table-cell>
          <table:table-cell office:value-type="float" office:value="341025" calcext:value-type="float">
            <text:p>341025</text:p>
          </table:table-cell>
          <table:table-cell office:value-type="float" office:value="362620" calcext:value-type="float">
            <text:p>362620</text:p>
          </table:table-cell>
        </table:table-row>
        <table:table-row table:style-name="ro2">
          <table:table-cell office:value-type="string" calcext:value-type="string">
            <text:p><text:a xlink:href="javascript:sym(2559)" xlink:type="simple">Rio Claro</text:a></text:p>
          </table:table-cell>
          <table:table-cell office:value-type="string" calcext:value-type="string">
            <text:p>SP</text:p>
          </table:table-cell>
          <table:table-cell office:value-type="float" office:value="161203" calcext:value-type="float">
            <text:p>161203</text:p>
          </table:table-cell>
          <table:table-cell office:value-type="float" office:value="178793" calcext:value-type="float">
            <text:p>178793</text:p>
          </table:table-cell>
          <table:table-cell office:value-type="float" office:value="194230" calcext:value-type="float">
            <text:p>194230</text:p>
          </table:table-cell>
          <table:table-cell office:value-type="float" office:value="201400" calcext:value-type="float">
            <text:p>201400</text:p>
          </table:table-cell>
        </table:table-row>
        <table:table-row table:style-name="ro2">
          <table:table-cell office:value-type="string" calcext:value-type="string">
            <text:p><text:a xlink:href="javascript:sym(17395)" xlink:type="simple">Rio das Ostras</text:a></text:p>
          </table:table-cell>
          <table:table-cell office:value-type="string" calcext:value-type="string">
            <text:p>RJ</text:p>
          </table:table-cell>
          <table:table-cell office:value-type="float" office:value="34552" calcext:value-type="float">
            <text:p>34552</text:p>
          </table:table-cell>
          <table:table-cell office:value-type="float" office:value="99905" calcext:value-type="float">
            <text:p>99905</text:p>
          </table:table-cell>
          <table:table-cell office:value-type="float" office:value="156045" calcext:value-type="float">
            <text:p>156045</text:p>
          </table:table-cell>
          <table:table-cell office:value-type="float" office:value="167620" calcext:value-type="float">
            <text:p>167620</text:p>
          </table:table-cell>
        </table:table-row>
        <table:table-row table:style-name="ro2">
          <table:table-cell office:value-type="string" calcext:value-type="string">
            <text:p><text:a xlink:href="javascript:sym(2560)" xlink:type="simple">Rio de Janeiro</text:a></text:p>
          </table:table-cell>
          <table:table-cell office:value-type="string" calcext:value-type="string">
            <text:p>RJ</text:p>
          </table:table-cell>
          <table:table-cell office:value-type="float" office:value="5857904" calcext:value-type="float">
            <text:p>5857904</text:p>
          </table:table-cell>
          <table:table-cell office:value-type="float" office:value="6320446" calcext:value-type="float">
            <text:p>6320446</text:p>
          </table:table-cell>
          <table:table-cell office:value-type="float" office:value="6211164" calcext:value-type="float">
            <text:p>6211164</text:p>
          </table:table-cell>
          <table:table-cell office:value-type="float" office:value="6729830" calcext:value-type="float">
            <text:p>6729830</text:p>
          </table:table-cell>
        </table:table-row>
        <table:table-row table:style-name="ro2">
          <table:table-cell office:value-type="string" calcext:value-type="string">
            <text:p><text:a xlink:href="javascript:sym(2561)" xlink:type="simple">Rio Grande</text:a></text:p>
          </table:table-cell>
          <table:table-cell office:value-type="string" calcext:value-type="string">
            <text:p>RS</text:p>
          </table:table-cell>
          <table:table-cell office:value-type="float" office:value="176496" calcext:value-type="float">
            <text:p>176496</text:p>
          </table:table-cell>
          <table:table-cell office:value-type="float" office:value="186405" calcext:value-type="float">
            <text:p>186405</text:p>
          </table:table-cell>
          <table:table-cell office:value-type="float" office:value="180466" calcext:value-type="float">
            <text:p>180466</text:p>
          </table:table-cell>
          <table:table-cell office:value-type="float" office:value="187100" calcext:value-type="float">
            <text:p>187100</text:p>
          </table:table-cell>
        </table:table-row>
        <table:table-row table:style-name="ro2">
          <table:table-cell office:value-type="string" calcext:value-type="string">
            <text:p><text:a xlink:href="javascript:sym(8883)" xlink:type="simple">Rio Verde</text:a></text:p>
          </table:table-cell>
          <table:table-cell office:value-type="string" calcext:value-type="string">
            <text:p>GO</text:p>
          </table:table-cell>
          <table:table-cell office:value-type="float" office:value="103374" calcext:value-type="float">
            <text:p>103374</text:p>
          </table:table-cell>
          <table:table-cell office:value-type="float" office:value="160800" calcext:value-type="float">
            <text:p>160800</text:p>
          </table:table-cell>
          <table:table-cell office:value-type="float" office:value="209802" calcext:value-type="float">
            <text:p>209802</text:p>
          </table:table-cell>
          <table:table-cell office:value-type="float" office:value="221260" calcext:value-type="float">
            <text:p>221260</text:p>
          </table:table-cell>
        </table:table-row>
        <table:table-row table:style-name="ro2">
          <table:table-cell office:value-type="string" calcext:value-type="string">
            <text:p><text:a xlink:href="javascript:sym(8835)" xlink:type="simple">Rondonópolis</text:a></text:p>
          </table:table-cell>
          <table:table-cell office:value-type="string" calcext:value-type="string">
            <text:p>MT</text:p>
          </table:table-cell>
          <table:table-cell office:value-type="float" office:value="140958" calcext:value-type="float">
            <text:p>140958</text:p>
          </table:table-cell>
          <table:table-cell office:value-type="float" office:value="187277" calcext:value-type="float">
            <text:p>187277</text:p>
          </table:table-cell>
          <table:table-cell office:value-type="float" office:value="236064" calcext:value-type="float">
            <text:p>236064</text:p>
          </table:table-cell>
          <table:table-cell office:value-type="float" office:value="249800" calcext:value-type="float">
            <text:p>249800</text:p>
          </table:table-cell>
        </table:table-row>
        <table:table-row table:style-name="ro2">
          <table:table-cell office:value-type="string" calcext:value-type="string">
            <text:p><text:a xlink:href="javascript:sym(8913)" xlink:type="simple">Sabará</text:a></text:p>
          </table:table-cell>
          <table:table-cell office:value-type="string" calcext:value-type="string">
            <text:p>MG</text:p>
          </table:table-cell>
          <table:table-cell office:value-type="float" office:value="109732" calcext:value-type="float">
            <text:p>109732</text:p>
          </table:table-cell>
          <table:table-cell office:value-type="float" office:value="119459" calcext:value-type="float">
            <text:p>119459</text:p>
          </table:table-cell>
          <table:table-cell office:value-type="float" office:value="122967" calcext:value-type="float">
            <text:p>122967</text:p>
          </table:table-cell>
          <table:table-cell office:value-type="float" office:value="127630" calcext:value-type="float">
            <text:p>127630</text:p>
          </table:table-cell>
        </table:table-row>
        <table:table-row table:style-name="ro2">
          <table:table-cell office:value-type="string" calcext:value-type="string">
            <text:p><text:a xlink:href="javascript:sym(8890)" xlink:type="simple">Salto</text:a></text:p>
          </table:table-cell>
          <table:table-cell office:value-type="string" calcext:value-type="string">
            <text:p>SP</text:p>
          </table:table-cell>
          <table:table-cell office:value-type="float" office:value="92065" calcext:value-type="float">
            <text:p>92065</text:p>
          </table:table-cell>
          <table:table-cell office:value-type="float" office:value="104774" calcext:value-type="float">
            <text:p>104774</text:p>
          </table:table-cell>
          <table:table-cell office:value-type="float" office:value="132758" calcext:value-type="float">
            <text:p>132758</text:p>
          </table:table-cell>
          <table:table-cell office:value-type="float" office:value="138500" calcext:value-type="float">
            <text:p>138500</text:p>
          </table:table-cell>
        </table:table-row>
        <table:table-row table:style-name="ro2">
          <table:table-cell office:value-type="string" calcext:value-type="string">
            <text:p><text:a xlink:href="javascript:sym(2562)" xlink:type="simple">Salvador</text:a></text:p>
          </table:table-cell>
          <table:table-cell office:value-type="string" calcext:value-type="string">
            <text:p>BA</text:p>
          </table:table-cell>
          <table:table-cell office:value-type="float" office:value="2442102" calcext:value-type="float">
            <text:p>2442102</text:p>
          </table:table-cell>
          <table:table-cell office:value-type="float" office:value="2674923" calcext:value-type="float">
            <text:p>2674923</text:p>
          </table:table-cell>
          <table:table-cell office:value-type="float" office:value="2417678" calcext:value-type="float">
            <text:p>2417678</text:p>
          </table:table-cell>
          <table:table-cell office:value-type="float" office:value="2568928" calcext:value-type="float">
            <text:p>2568928</text:p>
          </table:table-cell>
        </table:table-row>
        <table:table-row table:style-name="ro2">
          <table:table-cell office:value-type="string" calcext:value-type="string">
            <text:p><text:a xlink:href="javascript:sym(2563)" xlink:type="simple">Santa Bárbara d'Oeste</text:a></text:p>
          </table:table-cell>
          <table:table-cell office:value-type="string" calcext:value-type="string">
            <text:p>SP</text:p>
          </table:table-cell>
          <table:table-cell office:value-type="float" office:value="167917" calcext:value-type="float">
            <text:p>167917</text:p>
          </table:table-cell>
          <table:table-cell office:value-type="float" office:value="178596" calcext:value-type="float">
            <text:p>178596</text:p>
          </table:table-cell>
          <table:table-cell office:value-type="float" office:value="182330" calcext:value-type="float">
            <text:p>182330</text:p>
          </table:table-cell>
          <table:table-cell office:value-type="float" office:value="188290" calcext:value-type="float">
            <text:p>188290</text:p>
          </table:table-cell>
        </table:table-row>
        <table:table-row table:style-name="ro2">
          <table:table-cell office:value-type="string" calcext:value-type="string">
            <text:p><text:a xlink:href="javascript:sym(8901)" xlink:type="simple">Santa Cruz do Sul</text:a></text:p>
          </table:table-cell>
          <table:table-cell office:value-type="string" calcext:value-type="string">
            <text:p>RS</text:p>
          </table:table-cell>
          <table:table-cell office:value-type="float" office:value="91705" calcext:value-type="float">
            <text:p>91705</text:p>
          </table:table-cell>
          <table:table-cell office:value-type="float" office:value="102907" calcext:value-type="float">
            <text:p>102907</text:p>
          </table:table-cell>
          <table:table-cell office:value-type="float" office:value="117692" calcext:value-type="float">
            <text:p>117692</text:p>
          </table:table-cell>
          <table:table-cell office:value-type="float" office:value="122000" calcext:value-type="float">
            <text:p>122000</text:p>
          </table:table-cell>
        </table:table-row>
        <table:table-row table:style-name="ro2">
          <table:table-cell office:value-type="string" calcext:value-type="string">
            <text:p><text:a xlink:href="javascript:sym(8832)" xlink:type="simple">Santa Luzia</text:a></text:p>
          </table:table-cell>
          <table:table-cell office:value-type="string" calcext:value-type="string">
            <text:p>MG</text:p>
          </table:table-cell>
          <table:table-cell office:value-type="float" office:value="184208" calcext:value-type="float">
            <text:p>184208</text:p>
          </table:table-cell>
          <table:table-cell office:value-type="float" office:value="202378" calcext:value-type="float">
            <text:p>202378</text:p>
          </table:table-cell>
          <table:table-cell office:value-type="float" office:value="216561" calcext:value-type="float">
            <text:p>216561</text:p>
          </table:table-cell>
          <table:table-cell office:value-type="float" office:value="226790" calcext:value-type="float">
            <text:p>226790</text:p>
          </table:table-cell>
        </table:table-row>
        <table:table-row table:style-name="ro2">
          <table:table-cell office:value-type="string" calcext:value-type="string">
            <text:p><text:a xlink:href="javascript:sym(2564)" xlink:type="simple">Santa Maria</text:a></text:p>
          </table:table-cell>
          <table:table-cell office:value-type="string" calcext:value-type="string">
            <text:p>RS</text:p>
          </table:table-cell>
          <table:table-cell office:value-type="float" office:value="230063" calcext:value-type="float">
            <text:p>230063</text:p>
          </table:table-cell>
          <table:table-cell office:value-type="float" office:value="247862" calcext:value-type="float">
            <text:p>247862</text:p>
          </table:table-cell>
          <table:table-cell office:value-type="float" office:value="260977" calcext:value-type="float">
            <text:p>260977</text:p>
          </table:table-cell>
          <table:table-cell office:value-type="float" office:value="271070" calcext:value-type="float">
            <text:p>271070</text:p>
          </table:table-cell>
        </table:table-row>
        <table:table-row table:style-name="ro3">
          <table:table-cell office:value-type="string" calcext:value-type="string">
            <text:p><text:a xlink:href="javascript:sym(8964)" xlink:type="simple">Santana</text:a> (Porto Santana)</text:p>
          </table:table-cell>
          <table:table-cell office:value-type="string" calcext:value-type="string">
            <text:p>AP</text:p>
          </table:table-cell>
          <table:table-cell office:value-type="float" office:value="74146" calcext:value-type="float">
            <text:p>74146</text:p>
          </table:table-cell>
          <table:table-cell office:value-type="float" office:value="95895" calcext:value-type="float">
            <text:p>95895</text:p>
          </table:table-cell>
          <table:table-cell office:value-type="float" office:value="98759" calcext:value-type="float">
            <text:p>98759</text:p>
          </table:table-cell>
          <table:table-cell office:value-type="float" office:value="108610" calcext:value-type="float">
            <text:p>108610</text:p>
          </table:table-cell>
        </table:table-row>
        <table:table-row table:style-name="ro2">
          <table:table-cell office:value-type="string" calcext:value-type="string">
            <text:p><text:a xlink:href="javascript:sym(9003)" xlink:type="simple">Santana de Parnaíba</text:a></text:p>
          </table:table-cell>
          <table:table-cell office:value-type="string" calcext:value-type="string">
            <text:p>SP</text:p>
          </table:table-cell>
          <table:table-cell office:value-type="float" office:value="74828" calcext:value-type="float">
            <text:p>74828</text:p>
          </table:table-cell>
          <table:table-cell office:value-type="float" office:value="108813" calcext:value-type="float">
            <text:p>108813</text:p>
          </table:table-cell>
          <table:table-cell office:value-type="float" office:value="152769" calcext:value-type="float">
            <text:p>152769</text:p>
          </table:table-cell>
          <table:table-cell office:value-type="float" office:value="160930" calcext:value-type="float">
            <text:p>160930</text:p>
          </table:table-cell>
        </table:table-row>
        <table:table-row table:style-name="ro2">
          <table:table-cell office:value-type="string" calcext:value-type="string">
            <text:p><text:a xlink:href="javascript:sym(2565)" xlink:type="simple">Santarém</text:a></text:p>
          </table:table-cell>
          <table:table-cell office:value-type="string" calcext:value-type="string">
            <text:p>PA</text:p>
          </table:table-cell>
          <table:table-cell office:value-type="float" office:value="176486" calcext:value-type="float">
            <text:p>176486</text:p>
          </table:table-cell>
          <table:table-cell office:value-type="float" office:value="205711" calcext:value-type="float">
            <text:p>205711</text:p>
          </table:table-cell>
          <table:table-cell office:value-type="float" office:value="255578" calcext:value-type="float">
            <text:p>255578</text:p>
          </table:table-cell>
          <table:table-cell office:value-type="float" office:value="275110" calcext:value-type="float">
            <text:p>275110</text:p>
          </table:table-cell>
        </table:table-row>
        <table:table-row table:style-name="ro2">
          <table:table-cell office:value-type="string" calcext:value-type="string">
            <text:p><text:a xlink:href="javascript:sym(8892)" xlink:type="simple">Santa Rita</text:a></text:p>
          </table:table-cell>
          <table:table-cell office:value-type="string" calcext:value-type="string">
            <text:p>PB</text:p>
          </table:table-cell>
          <table:table-cell office:value-type="float" office:value="98477" calcext:value-type="float">
            <text:p>98477</text:p>
          </table:table-cell>
          <table:table-cell office:value-type="float" office:value="101653" calcext:value-type="float">
            <text:p>101653</text:p>
          </table:table-cell>
          <table:table-cell office:value-type="float" office:value="131472" calcext:value-type="float">
            <text:p>131472</text:p>
          </table:table-cell>
          <table:table-cell office:value-type="float" office:value="139550" calcext:value-type="float">
            <text:p>139550</text:p>
          </table:table-cell>
        </table:table-row>
        <table:table-row table:style-name="ro2">
          <table:table-cell office:value-type="string" calcext:value-type="string">
            <text:p><text:a xlink:href="javascript:sym(2566)" xlink:type="simple">Santo André</text:a></text:p>
          </table:table-cell>
          <table:table-cell office:value-type="string" calcext:value-type="string">
            <text:p>SP</text:p>
          </table:table-cell>
          <table:table-cell office:value-type="float" office:value="645924" calcext:value-type="float">
            <text:p>645924</text:p>
          </table:table-cell>
          <table:table-cell office:value-type="float" office:value="673311" calcext:value-type="float">
            <text:p>673311</text:p>
          </table:table-cell>
          <table:table-cell office:value-type="float" office:value="746358" calcext:value-type="float">
            <text:p>746358</text:p>
          </table:table-cell>
          <table:table-cell office:value-type="float" office:value="776050" calcext:value-type="float">
            <text:p>776050</text:p>
          </table:table-cell>
        </table:table-row>
        <table:table-row table:style-name="ro2">
          <table:table-cell office:value-type="string" calcext:value-type="string">
            <text:p><text:a xlink:href="javascript:sym(2567)" xlink:type="simple">Santos</text:a></text:p>
          </table:table-cell>
          <table:table-cell office:value-type="string" calcext:value-type="string">
            <text:p>SP</text:p>
          </table:table-cell>
          <table:table-cell office:value-type="float" office:value="415747" calcext:value-type="float">
            <text:p>415747</text:p>
          </table:table-cell>
          <table:table-cell office:value-type="float" office:value="419086" calcext:value-type="float">
            <text:p>419086</text:p>
          </table:table-cell>
          <table:table-cell office:value-type="float" office:value="418295" calcext:value-type="float">
            <text:p>418295</text:p>
          </table:table-cell>
          <table:table-cell office:value-type="float" office:value="429250" calcext:value-type="float">
            <text:p>429250</text:p>
          </table:table-cell>
        </table:table-row>
        <table:table-row table:style-name="ro2">
          <table:table-cell office:value-type="string" calcext:value-type="string">
            <text:p><text:a xlink:href="javascript:sym(2568)" xlink:type="simple">São Bernardo do Campo</text:a></text:p>
          </table:table-cell>
          <table:table-cell office:value-type="string" calcext:value-type="string">
            <text:p>SP</text:p>
          </table:table-cell>
          <table:table-cell office:value-type="float" office:value="690917" calcext:value-type="float">
            <text:p>690917</text:p>
          </table:table-cell>
          <table:table-cell office:value-type="float" office:value="752658" calcext:value-type="float">
            <text:p>752658</text:p>
          </table:table-cell>
          <table:table-cell office:value-type="float" office:value="806963" calcext:value-type="float">
            <text:p>806963</text:p>
          </table:table-cell>
          <table:table-cell office:value-type="float" office:value="836600" calcext:value-type="float">
            <text:p>836600</text:p>
          </table:table-cell>
        </table:table-row>
        <table:table-row table:style-name="ro2">
          <table:table-cell office:value-type="string" calcext:value-type="string">
            <text:p><text:a xlink:href="javascript:sym(2569)" xlink:type="simple">São Caetano do Sul</text:a></text:p>
          </table:table-cell>
          <table:table-cell office:value-type="string" calcext:value-type="string">
            <text:p>SP</text:p>
          </table:table-cell>
          <table:table-cell office:value-type="float" office:value="140159" calcext:value-type="float">
            <text:p>140159</text:p>
          </table:table-cell>
          <table:table-cell office:value-type="float" office:value="149263" calcext:value-type="float">
            <text:p>149263</text:p>
          </table:table-cell>
          <table:table-cell office:value-type="float" office:value="165655" calcext:value-type="float">
            <text:p>165655</text:p>
          </table:table-cell>
          <table:table-cell office:value-type="float" office:value="172109" calcext:value-type="float">
            <text:p>172109</text:p>
          </table:table-cell>
        </table:table-row>
        <table:table-row table:style-name="ro2">
          <table:table-cell office:value-type="string" calcext:value-type="string">
            <text:p><text:a xlink:href="javascript:sym(2570)" xlink:type="simple">São Carlos</text:a></text:p>
          </table:table-cell>
          <table:table-cell office:value-type="string" calcext:value-type="string">
            <text:p>SP</text:p>
          </table:table-cell>
          <table:table-cell office:value-type="float" office:value="181677" calcext:value-type="float">
            <text:p>181677</text:p>
          </table:table-cell>
          <table:table-cell office:value-type="float" office:value="211216" calcext:value-type="float">
            <text:p>211216</text:p>
          </table:table-cell>
          <table:table-cell office:value-type="float" office:value="247628" calcext:value-type="float">
            <text:p>247628</text:p>
          </table:table-cell>
          <table:table-cell office:value-type="float" office:value="257770" calcext:value-type="float">
            <text:p>257770</text:p>
          </table:table-cell>
        </table:table-row>
        <table:table-row table:style-name="ro2">
          <table:table-cell office:value-type="string" calcext:value-type="string">
            <text:p><text:a xlink:href="javascript:sym(2571)" xlink:type="simple">São Gonçalo</text:a></text:p>
          </table:table-cell>
          <table:table-cell office:value-type="string" calcext:value-type="string">
            <text:p>RJ</text:p>
          </table:table-cell>
          <table:table-cell office:value-type="float" office:value="891119" calcext:value-type="float">
            <text:p>891119</text:p>
          </table:table-cell>
          <table:table-cell office:value-type="float" office:value="998999" calcext:value-type="float">
            <text:p>998999</text:p>
          </table:table-cell>
          <table:table-cell office:value-type="float" office:value="896488" calcext:value-type="float">
            <text:p>896488</text:p>
          </table:table-cell>
          <table:table-cell office:value-type="float" office:value="960380" calcext:value-type="float">
            <text:p>960380</text:p>
          </table:table-cell>
        </table:table-row>
        <table:table-row table:style-name="ro2">
          <table:table-cell office:value-type="string" calcext:value-type="string">
            <text:p><text:a xlink:href="javascript:sym(30503)" xlink:type="simple">São Gonçalo do Amarante</text:a></text:p>
          </table:table-cell>
          <table:table-cell office:value-type="string" calcext:value-type="string">
            <text:p>RN</text:p>
          </table:table-cell>
          <table:table-cell office:value-type="float" office:value="9798" calcext:value-type="float">
            <text:p>9798</text:p>
          </table:table-cell>
          <table:table-cell office:value-type="float" office:value="74099" calcext:value-type="float">
            <text:p>74099</text:p>
          </table:table-cell>
          <table:table-cell office:value-type="float" office:value="105817" calcext:value-type="float">
            <text:p>105817</text:p>
          </table:table-cell>
          <table:table-cell office:value-type="float" office:value="112550" calcext:value-type="float">
            <text:p>112550</text:p>
          </table:table-cell>
        </table:table-row>
        <table:table-row table:style-name="ro2">
          <table:table-cell office:value-type="string" calcext:value-type="string">
            <text:p><text:a xlink:href="javascript:sym(2572)" xlink:type="simple">São João de Meriti</text:a></text:p>
          </table:table-cell>
          <table:table-cell office:value-type="string" calcext:value-type="string">
            <text:p>RJ</text:p>
          </table:table-cell>
          <table:table-cell office:value-type="float" office:value="449476" calcext:value-type="float">
            <text:p>449476</text:p>
          </table:table-cell>
          <table:table-cell office:value-type="float" office:value="458673" calcext:value-type="float">
            <text:p>458673</text:p>
          </table:table-cell>
          <table:table-cell office:value-type="float" office:value="440962" calcext:value-type="float">
            <text:p>440962</text:p>
          </table:table-cell>
          <table:table-cell office:value-type="float" office:value="466536" calcext:value-type="float">
            <text:p>466536</text:p>
          </table:table-cell>
        </table:table-row>
        <table:table-row table:style-name="ro2">
          <table:table-cell office:value-type="string" calcext:value-type="string">
            <text:p><text:a xlink:href="javascript:sym(8833)" xlink:type="simple">São José</text:a></text:p>
          </table:table-cell>
          <table:table-cell office:value-type="string" calcext:value-type="string">
            <text:p>SC</text:p>
          </table:table-cell>
          <table:table-cell office:value-type="float" office:value="171230" calcext:value-type="float">
            <text:p>171230</text:p>
          </table:table-cell>
          <table:table-cell office:value-type="float" office:value="207312" calcext:value-type="float">
            <text:p>207312</text:p>
          </table:table-cell>
          <table:table-cell office:value-type="float" office:value="269449" calcext:value-type="float">
            <text:p>269449</text:p>
          </table:table-cell>
          <table:table-cell office:value-type="float" office:value="289040" calcext:value-type="float">
            <text:p>289040</text:p>
          </table:table-cell>
        </table:table-row>
        <table:table-row table:style-name="ro2">
          <table:table-cell office:value-type="string" calcext:value-type="string">
            <text:p><text:a xlink:href="javascript:sym(17532)" xlink:type="simple">São José de Ribamar</text:a></text:p>
          </table:table-cell>
          <table:table-cell office:value-type="string" calcext:value-type="string">
            <text:p>MA</text:p>
          </table:table-cell>
          <table:table-cell office:value-type="float" office:value="27245" calcext:value-type="float">
            <text:p>27245</text:p>
          </table:table-cell>
          <table:table-cell office:value-type="float" office:value="37709" calcext:value-type="float">
            <text:p>37709</text:p>
          </table:table-cell>
          <table:table-cell office:value-type="float" office:value="240840" calcext:value-type="float">
            <text:p>240840</text:p>
          </table:table-cell>
          <table:table-cell office:value-type="float" office:value="253480" calcext:value-type="float">
            <text:p>253480</text:p>
          </table:table-cell>
        </table:table-row>
        <table:table-row table:style-name="ro2">
          <table:table-cell office:value-type="string" calcext:value-type="string">
            <text:p><text:a xlink:href="javascript:sym(2573)" xlink:type="simple">São José do Rio Preto</text:a></text:p>
          </table:table-cell>
          <table:table-cell office:value-type="string" calcext:value-type="string">
            <text:p>SP</text:p>
          </table:table-cell>
          <table:table-cell office:value-type="float" office:value="337289" calcext:value-type="float">
            <text:p>337289</text:p>
          </table:table-cell>
          <table:table-cell office:value-type="float" office:value="383490" calcext:value-type="float">
            <text:p>383490</text:p>
          </table:table-cell>
          <table:table-cell office:value-type="float" office:value="476448" calcext:value-type="float">
            <text:p>476448</text:p>
          </table:table-cell>
          <table:table-cell office:value-type="float" office:value="497480" calcext:value-type="float">
            <text:p>497480</text:p>
          </table:table-cell>
        </table:table-row>
        <table:table-row table:style-name="ro2">
          <table:table-cell office:value-type="string" calcext:value-type="string">
            <text:p><text:a xlink:href="javascript:sym(2574)" xlink:type="simple">São José dos Campos</text:a></text:p>
          </table:table-cell>
          <table:table-cell office:value-type="string" calcext:value-type="string">
            <text:p>SP</text:p>
          </table:table-cell>
          <table:table-cell office:value-type="float" office:value="531681" calcext:value-type="float">
            <text:p>531681</text:p>
          </table:table-cell>
          <table:table-cell office:value-type="float" office:value="615441" calcext:value-type="float">
            <text:p>615441</text:p>
          </table:table-cell>
          <table:table-cell office:value-type="float" office:value="686775" calcext:value-type="float">
            <text:p>686775</text:p>
          </table:table-cell>
          <table:table-cell office:value-type="float" office:value="714070" calcext:value-type="float">
            <text:p>714070</text:p>
          </table:table-cell>
        </table:table-row>
        <table:table-row table:style-name="ro2">
          <table:table-cell office:value-type="string" calcext:value-type="string">
            <text:p><text:a xlink:href="javascript:sym(8829)" xlink:type="simple">São José dos Pinhais</text:a></text:p>
          </table:table-cell>
          <table:table-cell office:value-type="string" calcext:value-type="string">
            <text:p>PR</text:p>
          </table:table-cell>
          <table:table-cell office:value-type="float" office:value="183366" calcext:value-type="float">
            <text:p>183366</text:p>
          </table:table-cell>
          <table:table-cell office:value-type="float" office:value="236895" calcext:value-type="float">
            <text:p>236895</text:p>
          </table:table-cell>
          <table:table-cell office:value-type="float" office:value="309323" calcext:value-type="float">
            <text:p>309323</text:p>
          </table:table-cell>
          <table:table-cell office:value-type="float" office:value="324350" calcext:value-type="float">
            <text:p>324350</text:p>
          </table:table-cell>
        </table:table-row>
        <table:table-row table:style-name="ro2">
          <table:table-cell office:value-type="string" calcext:value-type="string">
            <text:p><text:a xlink:href="javascript:sym(2575)" xlink:type="simple">São Leopoldo</text:a></text:p>
          </table:table-cell>
          <table:table-cell office:value-type="string" calcext:value-type="string">
            <text:p>RS</text:p>
          </table:table-cell>
          <table:table-cell office:value-type="float" office:value="192895" calcext:value-type="float">
            <text:p>192895</text:p>
          </table:table-cell>
          <table:table-cell office:value-type="float" office:value="213238" calcext:value-type="float">
            <text:p>213238</text:p>
          </table:table-cell>
          <table:table-cell office:value-type="float" office:value="216240" calcext:value-type="float">
            <text:p>216240</text:p>
          </table:table-cell>
          <table:table-cell office:value-type="float" office:value="224460" calcext:value-type="float">
            <text:p>224460</text:p>
          </table:table-cell>
        </table:table-row>
        <table:table-row table:style-name="ro2">
          <table:table-cell office:value-type="string" calcext:value-type="string">
            <text:p><text:a xlink:href="javascript:sym(8918)" xlink:type="simple">São Lourenço da Mata</text:a></text:p>
          </table:table-cell>
          <table:table-cell office:value-type="string" calcext:value-type="string">
            <text:p>PE</text:p>
          </table:table-cell>
          <table:table-cell office:value-type="float" office:value="79641" calcext:value-type="float">
            <text:p>79641</text:p>
          </table:table-cell>
          <table:table-cell office:value-type="float" office:value="92196" calcext:value-type="float">
            <text:p>92196</text:p>
          </table:table-cell>
          <table:table-cell office:value-type="float" office:value="101094" calcext:value-type="float">
            <text:p>101094</text:p>
          </table:table-cell>
          <table:table-cell office:value-type="float" office:value="107010" calcext:value-type="float">
            <text:p>107010</text:p>
          </table:table-cell>
        </table:table-row>
        <table:table-row table:style-name="ro2">
          <table:table-cell office:value-type="string" calcext:value-type="string">
            <text:p><text:a xlink:href="javascript:sym(2576)" xlink:type="simple">São Luís</text:a></text:p>
          </table:table-cell>
          <table:table-cell office:value-type="string" calcext:value-type="string">
            <text:p>MA</text:p>
          </table:table-cell>
          <table:table-cell office:value-type="float" office:value="837584" calcext:value-type="float">
            <text:p>837584</text:p>
          </table:table-cell>
          <table:table-cell office:value-type="float" office:value="958522" calcext:value-type="float">
            <text:p>958522</text:p>
          </table:table-cell>
          <table:table-cell office:value-type="float" office:value="1029939" calcext:value-type="float">
            <text:p>1029939</text:p>
          </table:table-cell>
          <table:table-cell office:value-type="float" office:value="1079840" calcext:value-type="float">
            <text:p>1079840</text:p>
          </table:table-cell>
        </table:table-row>
        <table:table-row table:style-name="ro2">
          <table:table-cell office:value-type="string" calcext:value-type="string">
            <text:p><text:a xlink:href="javascript:sym(8984)" xlink:type="simple">São Mateus</text:a></text:p>
          </table:table-cell>
          <table:table-cell office:value-type="string" calcext:value-type="string">
            <text:p>ES</text:p>
          </table:table-cell>
          <table:table-cell office:value-type="float" office:value="67381" calcext:value-type="float">
            <text:p>67381</text:p>
          </table:table-cell>
          <table:table-cell office:value-type="float" office:value="82376" calcext:value-type="float">
            <text:p>82376</text:p>
          </table:table-cell>
          <table:table-cell office:value-type="float" office:value="95563" calcext:value-type="float">
            <text:p>95563</text:p>
          </table:table-cell>
          <table:table-cell office:value-type="float" office:value="102980" calcext:value-type="float">
            <text:p>102980</text:p>
          </table:table-cell>
        </table:table-row>
        <table:table-row table:style-name="ro2">
          <table:table-cell office:value-type="string" calcext:value-type="string">
            <text:p><text:a xlink:href="javascript:sym(2577)" xlink:type="simple">São Paulo</text:a></text:p>
          </table:table-cell>
          <table:table-cell office:value-type="string" calcext:value-type="string">
            <text:p>SP</text:p>
          </table:table-cell>
          <table:table-cell office:value-type="float" office:value="9813187" calcext:value-type="float">
            <text:p>9813187</text:p>
          </table:table-cell>
          <table:table-cell office:value-type="float" office:value="11152344" calcext:value-type="float">
            <text:p>11152344</text:p>
          </table:table-cell>
          <table:table-cell office:value-type="float" office:value="11434786" calcext:value-type="float">
            <text:p>11434786</text:p>
          </table:table-cell>
          <table:table-cell office:value-type="float" office:value="11877700" calcext:value-type="float">
            <text:p>11877700</text:p>
          </table:table-cell>
        </table:table-row>
        <table:table-row table:style-name="ro2">
          <table:table-cell office:value-type="string" calcext:value-type="string">
            <text:p><text:a xlink:href="javascript:sym(9021)" xlink:type="simple">São Pedro da Aldeia</text:a></text:p>
          </table:table-cell>
          <table:table-cell office:value-type="string" calcext:value-type="string">
            <text:p>RJ</text:p>
          </table:table-cell>
          <table:table-cell office:value-type="float" office:value="52141" calcext:value-type="float">
            <text:p>52141</text:p>
          </table:table-cell>
          <table:table-cell office:value-type="float" office:value="82148" calcext:value-type="float">
            <text:p>82148</text:p>
          </table:table-cell>
          <table:table-cell office:value-type="float" office:value="101149" calcext:value-type="float">
            <text:p>101149</text:p>
          </table:table-cell>
          <table:table-cell office:value-type="float" office:value="107500" calcext:value-type="float">
            <text:p>107500</text:p>
          </table:table-cell>
        </table:table-row>
        <table:table-row table:style-name="ro2">
          <table:table-cell office:value-type="string" calcext:value-type="string">
            <text:p><text:a xlink:href="javascript:sym(2578)" xlink:type="simple">São Vicente</text:a></text:p>
          </table:table-cell>
          <table:table-cell office:value-type="string" calcext:value-type="string">
            <text:p>SP</text:p>
          </table:table-cell>
          <table:table-cell office:value-type="float" office:value="303413" calcext:value-type="float">
            <text:p>303413</text:p>
          </table:table-cell>
          <table:table-cell office:value-type="float" office:value="331817" calcext:value-type="float">
            <text:p>331817</text:p>
          </table:table-cell>
          <table:table-cell office:value-type="float" office:value="329607" calcext:value-type="float">
            <text:p>329607</text:p>
          </table:table-cell>
          <table:table-cell office:value-type="float" office:value="338100" calcext:value-type="float">
            <text:p>338100</text:p>
          </table:table-cell>
        </table:table-row>
        <table:table-row table:style-name="ro2">
          <table:table-cell office:value-type="string" calcext:value-type="string">
            <text:p><text:a xlink:href="javascript:sym(2579)" xlink:type="simple">Sapucaia do Sul</text:a></text:p>
          </table:table-cell>
          <table:table-cell office:value-type="string" calcext:value-type="string">
            <text:p>RS</text:p>
          </table:table-cell>
          <table:table-cell office:value-type="float" office:value="121813" calcext:value-type="float">
            <text:p>121813</text:p>
          </table:table-cell>
          <table:table-cell office:value-type="float" office:value="130469" calcext:value-type="float">
            <text:p>130469</text:p>
          </table:table-cell>
          <table:table-cell office:value-type="float" office:value="131667" calcext:value-type="float">
            <text:p>131667</text:p>
          </table:table-cell>
          <table:table-cell office:value-type="float" office:value="136090" calcext:value-type="float">
            <text:p>136090</text:p>
          </table:table-cell>
        </table:table-row>
        <table:table-row table:style-name="ro2">
          <table:table-cell office:value-type="string" calcext:value-type="string">
            <text:p><text:a xlink:href="javascript:sym(9000)" xlink:type="simple">Sarandi</text:a></text:p>
          </table:table-cell>
          <table:table-cell office:value-type="string" calcext:value-type="string">
            <text:p>PR</text:p>
          </table:table-cell>
          <table:table-cell office:value-type="float" office:value="69493" calcext:value-type="float">
            <text:p>69493</text:p>
          </table:table-cell>
          <table:table-cell office:value-type="float" office:value="82146" calcext:value-type="float">
            <text:p>82146</text:p>
          </table:table-cell>
          <table:table-cell office:value-type="float" office:value="117880" calcext:value-type="float">
            <text:p>117880</text:p>
          </table:table-cell>
          <table:table-cell office:value-type="float" office:value="125170" calcext:value-type="float">
            <text:p>125170</text:p>
          </table:table-cell>
        </table:table-row>
        <table:table-row table:style-name="ro2">
          <table:table-cell office:value-type="string" calcext:value-type="string">
            <text:p><text:a xlink:href="javascript:sym(12391)" xlink:type="simple">Senador Canedo</text:a></text:p>
          </table:table-cell>
          <table:table-cell office:value-type="string" calcext:value-type="string">
            <text:p>GO</text:p>
          </table:table-cell>
          <table:table-cell office:value-type="float" office:value="50442" calcext:value-type="float">
            <text:p>50442</text:p>
          </table:table-cell>
          <table:table-cell office:value-type="float" office:value="84111" calcext:value-type="float">
            <text:p>84111</text:p>
          </table:table-cell>
          <table:table-cell office:value-type="float" office:value="154556" calcext:value-type="float">
            <text:p>154556</text:p>
          </table:table-cell>
          <table:table-cell office:value-type="float" office:value="168670" calcext:value-type="float">
            <text:p>168670</text:p>
          </table:table-cell>
        </table:table-row>
        <table:table-row table:style-name="ro2">
          <table:table-cell office:value-type="string" calcext:value-type="string">
            <text:p><text:a xlink:href="javascript:sym(8811)" xlink:type="simple">Serra</text:a></text:p>
          </table:table-cell>
          <table:table-cell office:value-type="string" calcext:value-type="string">
            <text:p>ES</text:p>
          </table:table-cell>
          <table:table-cell office:value-type="float" office:value="319577" calcext:value-type="float">
            <text:p>319577</text:p>
          </table:table-cell>
          <table:table-cell office:value-type="float" office:value="406450" calcext:value-type="float">
            <text:p>406450</text:p>
          </table:table-cell>
          <table:table-cell office:value-type="float" office:value="518261" calcext:value-type="float">
            <text:p>518261</text:p>
          </table:table-cell>
          <table:table-cell office:value-type="float" office:value="569640" calcext:value-type="float">
            <text:p>569640</text:p>
          </table:table-cell>
        </table:table-row>
        <table:table-row table:style-name="ro2">
          <table:table-cell office:value-type="string" calcext:value-type="string">
            <text:p><text:a xlink:href="javascript:sym(8900)" xlink:type="simple">Sertãozinho</text:a></text:p>
          </table:table-cell>
          <table:table-cell office:value-type="string" calcext:value-type="string">
            <text:p>SP</text:p>
          </table:table-cell>
          <table:table-cell office:value-type="float" office:value="84266" calcext:value-type="float">
            <text:p>84266</text:p>
          </table:table-cell>
          <table:table-cell office:value-type="float" office:value="101513" calcext:value-type="float">
            <text:p>101513</text:p>
          </table:table-cell>
          <table:table-cell office:value-type="float" office:value="117731" calcext:value-type="float">
            <text:p>117731</text:p>
          </table:table-cell>
          <table:table-cell office:value-type="float" office:value="122100" calcext:value-type="float">
            <text:p>122100</text:p>
          </table:table-cell>
        </table:table-row>
        <table:table-row table:style-name="ro2">
          <table:table-cell office:value-type="string" calcext:value-type="string">
            <text:p><text:a xlink:href="javascript:sym(2580)" xlink:type="simple">Sete Lagoas</text:a></text:p>
          </table:table-cell>
          <table:table-cell office:value-type="string" calcext:value-type="string">
            <text:p>MG</text:p>
          </table:table-cell>
          <table:table-cell office:value-type="float" office:value="180599" calcext:value-type="float">
            <text:p>180599</text:p>
          </table:table-cell>
          <table:table-cell office:value-type="float" office:value="208733" calcext:value-type="float">
            <text:p>208733</text:p>
          </table:table-cell>
          <table:table-cell office:value-type="float" office:value="216377" calcext:value-type="float">
            <text:p>216377</text:p>
          </table:table-cell>
          <table:table-cell office:value-type="float" office:value="226400" calcext:value-type="float">
            <text:p>226400</text:p>
          </table:table-cell>
        </table:table-row>
        <table:table-row table:style-name="ro2">
          <table:table-cell office:value-type="string" calcext:value-type="string">
            <text:p><text:a xlink:href="javascript:sym(9049)" xlink:type="simple">Simões Filho</text:a></text:p>
          </table:table-cell>
          <table:table-cell office:value-type="string" calcext:value-type="string">
            <text:p>BA</text:p>
          </table:table-cell>
          <table:table-cell office:value-type="float" office:value="76905" calcext:value-type="float">
            <text:p>76905</text:p>
          </table:table-cell>
          <table:table-cell office:value-type="float" office:value="105811" calcext:value-type="float">
            <text:p>105811</text:p>
          </table:table-cell>
          <table:table-cell office:value-type="float" office:value="112280" calcext:value-type="float">
            <text:p>112280</text:p>
          </table:table-cell>
          <table:table-cell office:value-type="float" office:value="118000" calcext:value-type="float">
            <text:p>118000</text:p>
          </table:table-cell>
        </table:table-row>
        <table:table-row table:style-name="ro2">
          <table:table-cell office:value-type="string" calcext:value-type="string">
            <text:p><text:a xlink:href="javascript:sym(12393)" xlink:type="simple">Sinop</text:a></text:p>
          </table:table-cell>
          <table:table-cell office:value-type="string" calcext:value-type="string">
            <text:p>MT</text:p>
          </table:table-cell>
          <table:table-cell office:value-type="float" office:value="67706" calcext:value-type="float">
            <text:p>67706</text:p>
          </table:table-cell>
          <table:table-cell office:value-type="float" office:value="93753" calcext:value-type="float">
            <text:p>93753</text:p>
          </table:table-cell>
          <table:table-cell office:value-type="float" office:value="190451" calcext:value-type="float">
            <text:p>190451</text:p>
          </table:table-cell>
          <table:table-cell office:value-type="float" office:value="209580" calcext:value-type="float">
            <text:p>209580</text:p>
          </table:table-cell>
        </table:table-row>
        <table:table-row table:style-name="ro2">
          <table:table-cell office:value-type="string" calcext:value-type="string">
            <text:p><text:a xlink:href="javascript:sym(8842)" xlink:type="simple">Sobral</text:a></text:p>
          </table:table-cell>
          <table:table-cell office:value-type="string" calcext:value-type="string">
            <text:p>CE</text:p>
          </table:table-cell>
          <table:table-cell office:value-type="float" office:value="119433" calcext:value-type="float">
            <text:p>119433</text:p>
          </table:table-cell>
          <table:table-cell office:value-type="float" office:value="147359" calcext:value-type="float">
            <text:p>147359</text:p>
          </table:table-cell>
          <table:table-cell office:value-type="float" office:value="155931" calcext:value-type="float">
            <text:p>155931</text:p>
          </table:table-cell>
          <table:table-cell office:value-type="float" office:value="165350" calcext:value-type="float">
            <text:p>165350</text:p>
          </table:table-cell>
        </table:table-row>
        <table:table-row table:style-name="ro2">
          <table:table-cell office:value-type="string" calcext:value-type="string">
            <text:p><text:a xlink:href="javascript:sym(2581)" xlink:type="simple">Sorocaba</text:a></text:p>
          </table:table-cell>
          <table:table-cell office:value-type="string" calcext:value-type="string">
            <text:p>SP</text:p>
          </table:table-cell>
          <table:table-cell office:value-type="float" office:value="486726" calcext:value-type="float">
            <text:p>486726</text:p>
          </table:table-cell>
          <table:table-cell office:value-type="float" office:value="580655" calcext:value-type="float">
            <text:p>580655</text:p>
          </table:table-cell>
          <table:table-cell office:value-type="float" office:value="718444" calcext:value-type="float">
            <text:p>718444</text:p>
          </table:table-cell>
          <table:table-cell office:value-type="float" office:value="751980" calcext:value-type="float">
            <text:p>751980</text:p>
          </table:table-cell>
        </table:table-row>
        <table:table-row table:style-name="ro2">
          <table:table-cell office:value-type="string" calcext:value-type="string">
            <text:p><text:a xlink:href="javascript:sym(17448)" xlink:type="simple">Sorriso</text:a></text:p>
          </table:table-cell>
          <table:table-cell office:value-type="string" calcext:value-type="string">
            <text:p>MT</text:p>
          </table:table-cell>
          <table:table-cell office:value-type="float" office:value="30438" calcext:value-type="float">
            <text:p>30438</text:p>
          </table:table-cell>
          <table:table-cell office:value-type="float" office:value="55639" calcext:value-type="float">
            <text:p>55639</text:p>
          </table:table-cell>
          <table:table-cell office:value-type="float" office:value="103010" calcext:value-type="float">
            <text:p>103010</text:p>
          </table:table-cell>
          <table:table-cell office:value-type="float" office:value="112650" calcext:value-type="float">
            <text:p>112650</text:p>
          </table:table-cell>
        </table:table-row>
        <table:table-row table:style-name="ro2">
          <table:table-cell office:value-type="string" calcext:value-type="string">
            <text:p><text:a xlink:href="javascript:sym(8825)" xlink:type="simple">Sumaré</text:a></text:p>
          </table:table-cell>
          <table:table-cell office:value-type="string" calcext:value-type="string">
            <text:p>SP</text:p>
          </table:table-cell>
          <table:table-cell office:value-type="float" office:value="193937" calcext:value-type="float">
            <text:p>193937</text:p>
          </table:table-cell>
          <table:table-cell office:value-type="float" office:value="238470" calcext:value-type="float">
            <text:p>238470</text:p>
          </table:table-cell>
          <table:table-cell office:value-type="float" office:value="278311" calcext:value-type="float">
            <text:p>278311</text:p>
          </table:table-cell>
          <table:table-cell office:value-type="float" office:value="288510" calcext:value-type="float">
            <text:p>288510</text:p>
          </table:table-cell>
        </table:table-row>
        <table:table-row table:style-name="ro3">
          <table:table-cell office:value-type="string" calcext:value-type="string">
            <text:p><text:a xlink:href="javascript:sym(2583)" xlink:type="simple">Suzano</text:a> (Susano)</text:p>
          </table:table-cell>
          <table:table-cell office:value-type="string" calcext:value-type="string">
            <text:p>SP</text:p>
          </table:table-cell>
          <table:table-cell office:value-type="float" office:value="221423" calcext:value-type="float">
            <text:p>221423</text:p>
          </table:table-cell>
          <table:table-cell office:value-type="float" office:value="253240" calcext:value-type="float">
            <text:p>253240</text:p>
          </table:table-cell>
          <table:table-cell office:value-type="float" office:value="303500" calcext:value-type="float">
            <text:p>303500</text:p>
          </table:table-cell>
          <table:table-cell office:value-type="float" office:value="314690" calcext:value-type="float">
            <text:p>314690</text:p>
          </table:table-cell>
        </table:table-row>
        <table:table-row table:style-name="ro2">
          <table:table-cell office:value-type="string" calcext:value-type="string">
            <text:p><text:a xlink:href="javascript:sym(2584)" xlink:type="simple">Taboão da Serra</text:a></text:p>
          </table:table-cell>
          <table:table-cell office:value-type="string" calcext:value-type="string">
            <text:p>SP</text:p>
          </table:table-cell>
          <table:table-cell office:value-type="float" office:value="197644" calcext:value-type="float">
            <text:p>197644</text:p>
          </table:table-cell>
          <table:table-cell office:value-type="float" office:value="244528" calcext:value-type="float">
            <text:p>244528</text:p>
          </table:table-cell>
          <table:table-cell office:value-type="float" office:value="273542" calcext:value-type="float">
            <text:p>273542</text:p>
          </table:table-cell>
          <table:table-cell office:value-type="float" office:value="284274" calcext:value-type="float">
            <text:p>284274</text:p>
          </table:table-cell>
        </table:table-row>
        <table:table-row table:style-name="ro2">
          <table:table-cell office:value-type="string" calcext:value-type="string">
            <text:p><text:a xlink:href="javascript:sym(12394)" xlink:type="simple">Tangará da Serra</text:a></text:p>
          </table:table-cell>
          <table:table-cell office:value-type="string" calcext:value-type="string">
            <text:p>MT</text:p>
          </table:table-cell>
          <table:table-cell office:value-type="float" office:value="49735" calcext:value-type="float">
            <text:p>49735</text:p>
          </table:table-cell>
          <table:table-cell office:value-type="float" office:value="74077" calcext:value-type="float">
            <text:p>74077</text:p>
          </table:table-cell>
          <table:table-cell office:value-type="float" office:value="95842" calcext:value-type="float">
            <text:p>95842</text:p>
          </table:table-cell>
          <table:table-cell office:value-type="float" office:value="101350" calcext:value-type="float">
            <text:p>101350</text:p>
          </table:table-cell>
        </table:table-row>
        <table:table-row table:style-name="ro2">
          <table:table-cell office:value-type="string" calcext:value-type="string">
            <text:p><text:a xlink:href="javascript:sym(8921)" xlink:type="simple">Tatuí</text:a></text:p>
          </table:table-cell>
          <table:table-cell office:value-type="string" calcext:value-type="string">
            <text:p>SP</text:p>
          </table:table-cell>
          <table:table-cell office:value-type="float" office:value="85613" calcext:value-type="float">
            <text:p>85613</text:p>
          </table:table-cell>
          <table:table-cell office:value-type="float" office:value="102256" calcext:value-type="float">
            <text:p>102256</text:p>
          </table:table-cell>
          <table:table-cell office:value-type="float" office:value="120091" calcext:value-type="float">
            <text:p>120091</text:p>
          </table:table-cell>
          <table:table-cell office:value-type="float" office:value="124570" calcext:value-type="float">
            <text:p>124570</text:p>
          </table:table-cell>
        </table:table-row>
        <table:table-row table:style-name="ro2">
          <table:table-cell office:value-type="string" calcext:value-type="string">
            <text:p><text:a xlink:href="javascript:sym(2585)" xlink:type="simple">Taubaté</text:a></text:p>
          </table:table-cell>
          <table:table-cell office:value-type="string" calcext:value-type="string">
            <text:p>SP</text:p>
          </table:table-cell>
          <table:table-cell office:value-type="float" office:value="229855" calcext:value-type="float">
            <text:p>229855</text:p>
          </table:table-cell>
          <table:table-cell office:value-type="float" office:value="272673" calcext:value-type="float">
            <text:p>272673</text:p>
          </table:table-cell>
          <table:table-cell office:value-type="float" office:value="305526" calcext:value-type="float">
            <text:p>305526</text:p>
          </table:table-cell>
          <table:table-cell office:value-type="float" office:value="315910" calcext:value-type="float">
            <text:p>315910</text:p>
          </table:table-cell>
        </table:table-row>
        <table:table-row table:style-name="ro2">
          <table:table-cell office:value-type="string" calcext:value-type="string">
            <text:p><text:a xlink:href="javascript:sym(8909)" xlink:type="simple">Teixeira de Freitas</text:a></text:p>
          </table:table-cell>
          <table:table-cell office:value-type="string" calcext:value-type="string">
            <text:p>BA</text:p>
          </table:table-cell>
          <table:table-cell office:value-type="float" office:value="97928" calcext:value-type="float">
            <text:p>97928</text:p>
          </table:table-cell>
          <table:table-cell office:value-type="float" office:value="128482" calcext:value-type="float">
            <text:p>128482</text:p>
          </table:table-cell>
          <table:table-cell office:value-type="float" office:value="137729" calcext:value-type="float">
            <text:p>137729</text:p>
          </table:table-cell>
          <table:table-cell office:value-type="float" office:value="145430" calcext:value-type="float">
            <text:p>145430</text:p>
          </table:table-cell>
        </table:table-row>
        <table:table-row table:style-name="ro2">
          <table:table-cell office:value-type="string" calcext:value-type="string">
            <text:p><text:a xlink:href="javascript:sym(8858)" xlink:type="simple">Teófilo Otoni</text:a></text:p>
          </table:table-cell>
          <table:table-cell office:value-type="string" calcext:value-type="string">
            <text:p>MG</text:p>
          </table:table-cell>
          <table:table-cell office:value-type="float" office:value="98188" calcext:value-type="float">
            <text:p>98188</text:p>
          </table:table-cell>
          <table:table-cell office:value-type="float" office:value="105621" calcext:value-type="float">
            <text:p>105621</text:p>
          </table:table-cell>
          <table:table-cell office:value-type="float" office:value="112949" calcext:value-type="float">
            <text:p>112949</text:p>
          </table:table-cell>
          <table:table-cell office:value-type="float" office:value="117180" calcext:value-type="float">
            <text:p>117180</text:p>
          </table:table-cell>
        </table:table-row>
        <table:table-row table:style-name="ro2">
          <table:table-cell office:value-type="string" calcext:value-type="string">
            <text:p><text:a xlink:href="javascript:sym(2586)" xlink:type="simple">Teresina</text:a></text:p>
          </table:table-cell>
          <table:table-cell office:value-type="string" calcext:value-type="string">
            <text:p>PI</text:p>
          </table:table-cell>
          <table:table-cell office:value-type="float" office:value="677470" calcext:value-type="float">
            <text:p>677470</text:p>
          </table:table-cell>
          <table:table-cell office:value-type="float" office:value="767557" calcext:value-type="float">
            <text:p>767557</text:p>
          </table:table-cell>
          <table:table-cell office:value-type="float" office:value="821364" calcext:value-type="float">
            <text:p>821364</text:p>
          </table:table-cell>
          <table:table-cell office:value-type="float" office:value="855820" calcext:value-type="float">
            <text:p>855820</text:p>
          </table:table-cell>
        </table:table-row>
        <table:table-row table:style-name="ro2">
          <table:table-cell office:value-type="string" calcext:value-type="string">
            <text:p><text:a xlink:href="javascript:sym(8856)" xlink:type="simple">Teresópolis</text:a></text:p>
          </table:table-cell>
          <table:table-cell office:value-type="string" calcext:value-type="string">
            <text:p>RJ</text:p>
          </table:table-cell>
          <table:table-cell office:value-type="float" office:value="111200" calcext:value-type="float">
            <text:p>111200</text:p>
          </table:table-cell>
          <table:table-cell office:value-type="float" office:value="137379" calcext:value-type="float">
            <text:p>137379</text:p>
          </table:table-cell>
          <table:table-cell office:value-type="float" office:value="137937" calcext:value-type="float">
            <text:p>137937</text:p>
          </table:table-cell>
          <table:table-cell office:value-type="float" office:value="147600" calcext:value-type="float">
            <text:p>147600</text:p>
          </table:table-cell>
        </table:table-row>
        <table:table-row table:style-name="ro2">
          <table:table-cell office:value-type="string" calcext:value-type="string">
            <text:p><text:a xlink:href="javascript:sym(8860)" xlink:type="simple">Timon</text:a></text:p>
          </table:table-cell>
          <table:table-cell office:value-type="string" calcext:value-type="string">
            <text:p>MA</text:p>
          </table:table-cell>
          <table:table-cell office:value-type="float" office:value="112860" calcext:value-type="float">
            <text:p>112860</text:p>
          </table:table-cell>
          <table:table-cell office:value-type="float" office:value="134792" calcext:value-type="float">
            <text:p>134792</text:p>
          </table:table-cell>
          <table:table-cell office:value-type="float" office:value="155429" calcext:value-type="float">
            <text:p>155429</text:p>
          </table:table-cell>
          <table:table-cell office:value-type="float" office:value="162360" calcext:value-type="float">
            <text:p>162360</text:p>
          </table:table-cell>
        </table:table-row>
        <table:table-row table:style-name="ro2">
          <table:table-cell office:value-type="string" calcext:value-type="string">
            <text:p><text:a xlink:href="javascript:sym(8927)" xlink:type="simple">Toledo</text:a></text:p>
          </table:table-cell>
          <table:table-cell office:value-type="string" calcext:value-type="string">
            <text:p>PR</text:p>
          </table:table-cell>
          <table:table-cell office:value-type="float" office:value="81523" calcext:value-type="float">
            <text:p>81523</text:p>
          </table:table-cell>
          <table:table-cell office:value-type="float" office:value="103516" calcext:value-type="float">
            <text:p>103516</text:p>
          </table:table-cell>
          <table:table-cell office:value-type="float" office:value="132772" calcext:value-type="float">
            <text:p>132772</text:p>
          </table:table-cell>
          <table:table-cell office:value-type="float" office:value="139960" calcext:value-type="float">
            <text:p>139960</text:p>
          </table:table-cell>
        </table:table-row>
        <table:table-row table:style-name="ro2">
          <table:table-cell office:value-type="string" calcext:value-type="string">
            <text:p><text:a xlink:href="javascript:sym(8952)" xlink:type="simple">Três Lagoas</text:a></text:p>
          </table:table-cell>
          <table:table-cell office:value-type="string" calcext:value-type="string">
            <text:p>MS</text:p>
          </table:table-cell>
          <table:table-cell office:value-type="float" office:value="72859" calcext:value-type="float">
            <text:p>72859</text:p>
          </table:table-cell>
          <table:table-cell office:value-type="float" office:value="96254" calcext:value-type="float">
            <text:p>96254</text:p>
          </table:table-cell>
          <table:table-cell office:value-type="float" office:value="126840" calcext:value-type="float">
            <text:p>126840</text:p>
          </table:table-cell>
          <table:table-cell office:value-type="float" office:value="135750" calcext:value-type="float">
            <text:p>135750</text:p>
          </table:table-cell>
        </table:table-row>
        <table:table-row table:style-name="ro2">
          <table:table-cell office:value-type="string" calcext:value-type="string">
            <text:p><text:a xlink:href="javascript:sym(8965)" xlink:type="simple">Trindade</text:a></text:p>
          </table:table-cell>
          <table:table-cell office:value-type="string" calcext:value-type="string">
            <text:p>GO</text:p>
          </table:table-cell>
          <table:table-cell office:value-type="float" office:value="78199" calcext:value-type="float">
            <text:p>78199</text:p>
          </table:table-cell>
          <table:table-cell office:value-type="float" office:value="100106" calcext:value-type="float">
            <text:p>100106</text:p>
          </table:table-cell>
          <table:table-cell office:value-type="float" office:value="139492" calcext:value-type="float">
            <text:p>139492</text:p>
          </table:table-cell>
          <table:table-cell office:value-type="float" office:value="147740" calcext:value-type="float">
            <text:p>147740</text:p>
          </table:table-cell>
        </table:table-row>
        <table:table-row table:style-name="ro2">
          <table:table-cell office:value-type="string" calcext:value-type="string">
            <text:p><text:a xlink:href="javascript:sym(8944)" xlink:type="simple">Tubarão</text:a></text:p>
          </table:table-cell>
          <table:table-cell office:value-type="string" calcext:value-type="string">
            <text:p>SC</text:p>
          </table:table-cell>
          <table:table-cell office:value-type="float" office:value="69925" calcext:value-type="float">
            <text:p>69925</text:p>
          </table:table-cell>
          <table:table-cell office:value-type="float" office:value="88094" calcext:value-type="float">
            <text:p>88094</text:p>
          </table:table-cell>
          <table:table-cell office:value-type="float" office:value="103793" calcext:value-type="float">
            <text:p>103793</text:p>
          </table:table-cell>
          <table:table-cell office:value-type="float" office:value="108890" calcext:value-type="float">
            <text:p>108890</text:p>
          </table:table-cell>
        </table:table-row>
        <table:table-row table:style-name="ro2">
          <table:table-cell office:value-type="string" calcext:value-type="string">
            <text:p><text:a xlink:href="javascript:sym(8983)" xlink:type="simple">Ubá</text:a></text:p>
          </table:table-cell>
          <table:table-cell office:value-type="string" calcext:value-type="string">
            <text:p>MG</text:p>
          </table:table-cell>
          <table:table-cell office:value-type="float" office:value="75418" calcext:value-type="float">
            <text:p>75418</text:p>
          </table:table-cell>
          <table:table-cell office:value-type="float" office:value="95640" calcext:value-type="float">
            <text:p>95640</text:p>
          </table:table-cell>
          <table:table-cell office:value-type="float" office:value="97276" calcext:value-type="float">
            <text:p>97276</text:p>
          </table:table-cell>
          <table:table-cell office:value-type="float" office:value="100910" calcext:value-type="float">
            <text:p>100910</text:p>
          </table:table-cell>
        </table:table-row>
        <table:table-row table:style-name="ro2">
          <table:table-cell office:value-type="string" calcext:value-type="string">
            <text:p><text:a xlink:href="javascript:sym(2587)" xlink:type="simple">Uberaba</text:a></text:p>
          </table:table-cell>
          <table:table-cell office:value-type="string" calcext:value-type="string">
            <text:p>MG</text:p>
          </table:table-cell>
          <table:table-cell office:value-type="float" office:value="244171" calcext:value-type="float">
            <text:p>244171</text:p>
          </table:table-cell>
          <table:table-cell office:value-type="float" office:value="289376" calcext:value-type="float">
            <text:p>289376</text:p>
          </table:table-cell>
          <table:table-cell office:value-type="float" office:value="330362" calcext:value-type="float">
            <text:p>330362</text:p>
          </table:table-cell>
          <table:table-cell office:value-type="float" office:value="346310" calcext:value-type="float">
            <text:p>346310</text:p>
          </table:table-cell>
        </table:table-row>
        <table:table-row table:style-name="ro2">
          <table:table-cell office:value-type="string" calcext:value-type="string">
            <text:p><text:a xlink:href="javascript:sym(2588)" xlink:type="simple">Uberlândia</text:a></text:p>
          </table:table-cell>
          <table:table-cell office:value-type="string" calcext:value-type="string">
            <text:p>MG</text:p>
          </table:table-cell>
          <table:table-cell office:value-type="float" office:value="486666" calcext:value-type="float">
            <text:p>486666</text:p>
          </table:table-cell>
          <table:table-cell office:value-type="float" office:value="584342" calcext:value-type="float">
            <text:p>584342</text:p>
          </table:table-cell>
          <table:table-cell office:value-type="float" office:value="701730" calcext:value-type="float">
            <text:p>701730</text:p>
          </table:table-cell>
          <table:table-cell office:value-type="float" office:value="742790" calcext:value-type="float">
            <text:p>742790</text:p>
          </table:table-cell>
        </table:table-row>
        <table:table-row table:style-name="ro2">
          <table:table-cell office:value-type="string" calcext:value-type="string">
            <text:p><text:a xlink:href="javascript:sym(8925)" xlink:type="simple">Umuarama</text:a></text:p>
          </table:table-cell>
          <table:table-cell office:value-type="string" calcext:value-type="string">
            <text:p>PR</text:p>
          </table:table-cell>
          <table:table-cell office:value-type="float" office:value="79377" calcext:value-type="float">
            <text:p>79377</text:p>
          </table:table-cell>
          <table:table-cell office:value-type="float" office:value="89879" calcext:value-type="float">
            <text:p>89879</text:p>
          </table:table-cell>
          <table:table-cell office:value-type="float" office:value="107590" calcext:value-type="float">
            <text:p>107590</text:p>
          </table:table-cell>
          <table:table-cell office:value-type="float" office:value="112070" calcext:value-type="float">
            <text:p>112070</text:p>
          </table:table-cell>
        </table:table-row>
        <table:table-row table:style-name="ro2">
          <table:table-cell office:value-type="string" calcext:value-type="string">
            <text:p><text:a xlink:href="javascript:sym(2589)" xlink:type="simple">Uruguaiana</text:a></text:p>
          </table:table-cell>
          <table:table-cell office:value-type="string" calcext:value-type="string">
            <text:p>RS</text:p>
          </table:table-cell>
          <table:table-cell office:value-type="float" office:value="117162" calcext:value-type="float">
            <text:p>117162</text:p>
          </table:table-cell>
          <table:table-cell office:value-type="float" office:value="116289" calcext:value-type="float">
            <text:p>116289</text:p>
          </table:table-cell>
          <table:table-cell office:value-type="float" office:value="109257" calcext:value-type="float">
            <text:p>109257</text:p>
          </table:table-cell>
          <table:table-cell office:value-type="float" office:value="112680" calcext:value-type="float">
            <text:p>112680</text:p>
          </table:table-cell>
        </table:table-row>
        <table:table-row table:style-name="ro2">
          <table:table-cell office:value-type="string" calcext:value-type="string">
            <text:p><text:a xlink:href="javascript:sym(8947)" xlink:type="simple">Valinhos</text:a></text:p>
          </table:table-cell>
          <table:table-cell office:value-type="string" calcext:value-type="string">
            <text:p>SP</text:p>
          </table:table-cell>
          <table:table-cell office:value-type="float" office:value="78506" calcext:value-type="float">
            <text:p>78506</text:p>
          </table:table-cell>
          <table:table-cell office:value-type="float" office:value="101626" calcext:value-type="float">
            <text:p>101626</text:p>
          </table:table-cell>
          <table:table-cell office:value-type="float" office:value="121921" calcext:value-type="float">
            <text:p>121921</text:p>
          </table:table-cell>
          <table:table-cell office:value-type="float" office:value="126650" calcext:value-type="float">
            <text:p>126650</text:p>
          </table:table-cell>
        </table:table-row>
        <table:table-row table:style-name="ro2">
          <table:table-cell office:value-type="string" calcext:value-type="string">
            <text:p><text:a xlink:href="javascript:sym(12397)" xlink:type="simple">Valparaíso de Goiás</text:a></text:p>
          </table:table-cell>
          <table:table-cell office:value-type="string" calcext:value-type="string">
            <text:p>GO</text:p>
          </table:table-cell>
          <table:table-cell office:value-type="float" office:value="94856" calcext:value-type="float">
            <text:p>94856</text:p>
          </table:table-cell>
          <table:table-cell office:value-type="float" office:value="132982" calcext:value-type="float">
            <text:p>132982</text:p>
          </table:table-cell>
          <table:table-cell office:value-type="float" office:value="198861" calcext:value-type="float">
            <text:p>198861</text:p>
          </table:table-cell>
          <table:table-cell office:value-type="float" office:value="213506" calcext:value-type="float">
            <text:p>213506</text:p>
          </table:table-cell>
        </table:table-row>
        <table:table-row table:style-name="ro2">
          <table:table-cell office:value-type="string" calcext:value-type="string">
            <text:p><text:a xlink:href="javascript:sym(8878)" xlink:type="simple">Varginha</text:a></text:p>
          </table:table-cell>
          <table:table-cell office:value-type="string" calcext:value-type="string">
            <text:p>MG</text:p>
          </table:table-cell>
          <table:table-cell office:value-type="float" office:value="104165" calcext:value-type="float">
            <text:p>104165</text:p>
          </table:table-cell>
          <table:table-cell office:value-type="float" office:value="119061" calcext:value-type="float">
            <text:p>119061</text:p>
          </table:table-cell>
          <table:table-cell office:value-type="float" office:value="132780" calcext:value-type="float">
            <text:p>132780</text:p>
          </table:table-cell>
          <table:table-cell office:value-type="float" office:value="138940" calcext:value-type="float">
            <text:p>138940</text:p>
          </table:table-cell>
        </table:table-row>
        <table:table-row table:style-name="ro2">
          <table:table-cell office:value-type="string" calcext:value-type="string">
            <text:p><text:a xlink:href="javascript:sym(8820)" xlink:type="simple">Várzea Grande</text:a></text:p>
          </table:table-cell>
          <table:table-cell office:value-type="string" calcext:value-type="string">
            <text:p>MT</text:p>
          </table:table-cell>
          <table:table-cell office:value-type="float" office:value="211303" calcext:value-type="float">
            <text:p>211303</text:p>
          </table:table-cell>
          <table:table-cell office:value-type="float" office:value="248704" calcext:value-type="float">
            <text:p>248704</text:p>
          </table:table-cell>
          <table:table-cell office:value-type="float" office:value="296557" calcext:value-type="float">
            <text:p>296557</text:p>
          </table:table-cell>
          <table:table-cell office:value-type="float" office:value="310940" calcext:value-type="float">
            <text:p>310940</text:p>
          </table:table-cell>
        </table:table-row>
        <table:table-row table:style-name="ro2">
          <table:table-cell office:value-type="string" calcext:value-type="string">
            <text:p><text:a xlink:href="javascript:sym(8922)" xlink:type="simple">Várzea Paulista</text:a></text:p>
          </table:table-cell>
          <table:table-cell office:value-type="string" calcext:value-type="string">
            <text:p>SP</text:p>
          </table:table-cell>
          <table:table-cell office:value-type="float" office:value="92800" calcext:value-type="float">
            <text:p>92800</text:p>
          </table:table-cell>
          <table:table-cell office:value-type="float" office:value="107089" calcext:value-type="float">
            <text:p>107089</text:p>
          </table:table-cell>
          <table:table-cell office:value-type="float" office:value="115437" calcext:value-type="float">
            <text:p>115437</text:p>
          </table:table-cell>
          <table:table-cell office:value-type="float" office:value="119230" calcext:value-type="float">
            <text:p>119230</text:p>
          </table:table-cell>
        </table:table-row>
        <table:table-row table:style-name="ro2">
          <table:table-cell office:value-type="string" calcext:value-type="string">
            <text:p><text:a xlink:href="javascript:sym(8988)" xlink:type="simple">Vespasiano</text:a></text:p>
          </table:table-cell>
          <table:table-cell office:value-type="string" calcext:value-type="string">
            <text:p>MG</text:p>
          </table:table-cell>
          <table:table-cell office:value-type="float" office:value="75213" calcext:value-type="float">
            <text:p>75213</text:p>
          </table:table-cell>
          <table:table-cell office:value-type="float" office:value="104527" calcext:value-type="float">
            <text:p>104527</text:p>
          </table:table-cell>
          <table:table-cell office:value-type="float" office:value="128378" calcext:value-type="float">
            <text:p>128378</text:p>
          </table:table-cell>
          <table:table-cell office:value-type="float" office:value="135910" calcext:value-type="float">
            <text:p>135910</text:p>
          </table:table-cell>
        </table:table-row>
        <table:table-row table:style-name="ro2">
          <table:table-cell office:value-type="string" calcext:value-type="string">
            <text:p><text:a xlink:href="javascript:sym(8826)" xlink:type="simple">Viamão</text:a></text:p>
          </table:table-cell>
          <table:table-cell office:value-type="string" calcext:value-type="string">
            <text:p>RS</text:p>
          </table:table-cell>
          <table:table-cell office:value-type="float" office:value="208535" calcext:value-type="float">
            <text:p>208535</text:p>
          </table:table-cell>
          <table:table-cell office:value-type="float" office:value="222251" calcext:value-type="float">
            <text:p>222251</text:p>
          </table:table-cell>
          <table:table-cell office:value-type="float" office:value="211187" calcext:value-type="float">
            <text:p>211187</text:p>
          </table:table-cell>
          <table:table-cell office:value-type="float" office:value="218730" calcext:value-type="float">
            <text:p>218730</text:p>
          </table:table-cell>
        </table:table-row>
        <table:table-row table:style-name="ro2">
          <table:table-cell office:value-type="string" calcext:value-type="string">
            <text:p><text:a xlink:href="javascript:sym(2591)" xlink:type="simple">Vila Velha</text:a></text:p>
          </table:table-cell>
          <table:table-cell office:value-type="string" calcext:value-type="string">
            <text:p>ES</text:p>
          </table:table-cell>
          <table:table-cell office:value-type="float" office:value="344625" calcext:value-type="float">
            <text:p>344625</text:p>
          </table:table-cell>
          <table:table-cell office:value-type="float" office:value="412575" calcext:value-type="float">
            <text:p>412575</text:p>
          </table:table-cell>
          <table:table-cell office:value-type="float" office:value="458164" calcext:value-type="float">
            <text:p>458164</text:p>
          </table:table-cell>
          <table:table-cell office:value-type="float" office:value="492620" calcext:value-type="float">
            <text:p>492620</text:p>
          </table:table-cell>
        </table:table-row>
        <table:table-row table:style-name="ro2">
          <table:table-cell office:value-type="string" calcext:value-type="string">
            <text:p><text:a xlink:href="javascript:sym(12398)" xlink:type="simple">Vilhena</text:a></text:p>
          </table:table-cell>
          <table:table-cell office:value-type="string" calcext:value-type="string">
            <text:p>RO</text:p>
          </table:table-cell>
          <table:table-cell office:value-type="float" office:value="50601" calcext:value-type="float">
            <text:p>50601</text:p>
          </table:table-cell>
          <table:table-cell office:value-type="float" office:value="72218" calcext:value-type="float">
            <text:p>72218</text:p>
          </table:table-cell>
          <table:table-cell office:value-type="float" office:value="90305" calcext:value-type="float">
            <text:p>90305</text:p>
          </table:table-cell>
          <table:table-cell office:value-type="float" office:value="102270" calcext:value-type="float">
            <text:p>102270</text:p>
          </table:table-cell>
        </table:table-row>
        <table:table-row table:style-name="ro2">
          <table:table-cell office:value-type="string" calcext:value-type="string">
            <text:p><text:a xlink:href="javascript:sym(2592)" xlink:type="simple">Vitória</text:a></text:p>
          </table:table-cell>
          <table:table-cell office:value-type="string" calcext:value-type="string">
            <text:p>ES</text:p>
          </table:table-cell>
          <table:table-cell office:value-type="float" office:value="292304" calcext:value-type="float">
            <text:p>292304</text:p>
          </table:table-cell>
          <table:table-cell office:value-type="float" office:value="327801" calcext:value-type="float">
            <text:p>327801</text:p>
          </table:table-cell>
          <table:table-cell office:value-type="float" office:value="322869" calcext:value-type="float">
            <text:p>322869</text:p>
          </table:table-cell>
          <table:table-cell office:value-type="float" office:value="342800" calcext:value-type="float">
            <text:p>342800</text:p>
          </table:table-cell>
        </table:table-row>
        <table:table-row table:style-name="ro2">
          <table:table-cell office:value-type="string" calcext:value-type="string">
            <text:p><text:a xlink:href="javascript:sym(2593)" xlink:type="simple">Vitória da Conquista</text:a></text:p>
          </table:table-cell>
          <table:table-cell office:value-type="string" calcext:value-type="string">
            <text:p>BA</text:p>
          </table:table-cell>
          <table:table-cell office:value-type="float" office:value="219272" calcext:value-type="float">
            <text:p>219272</text:p>
          </table:table-cell>
          <table:table-cell office:value-type="float" office:value="265348" calcext:value-type="float">
            <text:p>265348</text:p>
          </table:table-cell>
          <table:table-cell office:value-type="float" office:value="325239" calcext:value-type="float">
            <text:p>325239</text:p>
          </table:table-cell>
          <table:table-cell office:value-type="float" office:value="345540" calcext:value-type="float">
            <text:p>345540</text:p>
          </table:table-cell>
        </table:table-row>
        <table:table-row table:style-name="ro2">
          <table:table-cell office:value-type="string" calcext:value-type="string">
            <text:p><text:a xlink:href="javascript:sym(8882)" xlink:type="simple">Vitória de Santo Antão</text:a></text:p>
          </table:table-cell>
          <table:table-cell office:value-type="string" calcext:value-type="string">
            <text:p>PE</text:p>
          </table:table-cell>
          <table:table-cell office:value-type="float" office:value="98069" calcext:value-type="float">
            <text:p>98069</text:p>
          </table:table-cell>
          <table:table-cell office:value-type="float" office:value="111728" calcext:value-type="float">
            <text:p>111728</text:p>
          </table:table-cell>
          <table:table-cell office:value-type="float" office:value="115813" calcext:value-type="float">
            <text:p>115813</text:p>
          </table:table-cell>
          <table:table-cell office:value-type="float" office:value="124200" calcext:value-type="float">
            <text:p>124200</text:p>
          </table:table-cell>
        </table:table-row>
        <table:table-row table:style-name="ro2">
          <table:table-cell office:value-type="string" calcext:value-type="string">
            <text:p><text:a xlink:href="javascript:sym(2594)" xlink:type="simple">Volta Redonda</text:a></text:p>
          </table:table-cell>
          <table:table-cell office:value-type="string" calcext:value-type="string">
            <text:p>RJ</text:p>
          </table:table-cell>
          <table:table-cell office:value-type="float" office:value="241996" calcext:value-type="float">
            <text:p>241996</text:p>
          </table:table-cell>
          <table:table-cell office:value-type="float" office:value="257686" calcext:value-type="float">
            <text:p>257686</text:p>
          </table:table-cell>
          <table:table-cell office:value-type="float" office:value="260931" calcext:value-type="float">
            <text:p>260931</text:p>
          </table:table-cell>
          <table:table-cell office:value-type="float" office:value="279220" calcext:value-type="float">
            <text:p>279220</text:p>
          </table:table-cell>
        </table:table-row>
        <table:table-row table:style-name="ro2">
          <table:table-cell office:value-type="string" calcext:value-type="string">
            <text:p><text:a xlink:href="javascript:sym(8891)" xlink:type="simple">Votorantim</text:a></text:p>
          </table:table-cell>
          <table:table-cell office:value-type="string" calcext:value-type="string">
            <text:p>SP</text:p>
          </table:table-cell>
          <table:table-cell office:value-type="float" office:value="92723" calcext:value-type="float">
            <text:p>92723</text:p>
          </table:table-cell>
          <table:table-cell office:value-type="float" office:value="104659" calcext:value-type="float">
            <text:p>104659</text:p>
          </table:table-cell>
          <table:table-cell office:value-type="float" office:value="125021" calcext:value-type="float">
            <text:p>125021</text:p>
          </table:table-cell>
          <table:table-cell office:value-type="float" office:value="129840" calcext:value-type="float">
            <text:p>1298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06:50:17.926447800</meta:creation-date>
    <dc:date>2025-04-16T06:50:26.328372000</dc:date>
    <meta:editing-duration>PT8S</meta:editing-duration>
    <meta:editing-cycles>1</meta:editing-cycles>
    <meta:document-statistic meta:table-count="1" meta:cell-count="1848" meta:object-count="0"/>
    <meta:generator>LibreOffice/25.2.2.2$Windows_X86_64 LibreOffice_project/7370d4be9e3cf6031a51beef54ff3bda878e3fac</meta:generator>
  </office:meta>
</office:document-meta>
</file>